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4.807cm" fo:min-width="7.787cm"/>
    </style:style>
    <style:style style:name="gr2" style:family="graphic" style:parent-style-name="standard">
      <style:graphic-properties draw:stroke="none" svg:stroke-color="#000000" draw:fill="none" draw:fill-color="#ffffff" draw:textarea-horizontal-align="left" draw:auto-grow-height="true" draw:auto-grow-width="true" fo:min-height="21.582cm" fo:min-width="19.323cm"/>
    </style:style>
    <style:style style:name="gr3" style:family="graphic" style:parent-style-name="standard">
      <style:graphic-properties draw:stroke="none" svg:stroke-color="#000000" draw:fill="none" draw:fill-color="#ffffff" draw:textarea-horizontal-align="left" draw:auto-grow-height="true" draw:auto-grow-width="true" fo:min-height="19.808cm" fo:min-width="18.29cm"/>
    </style:style>
    <style:style style:name="gr4" style:family="graphic" style:parent-style-name="standard">
      <style:graphic-properties draw:stroke="none" svg:stroke-color="#000000" draw:fill="none" draw:fill-color="#ffffff" fo:min-height="2.69cm"/>
    </style:style>
    <style:style style:name="gr5" style:family="graphic" style:parent-style-name="standard">
      <style:graphic-properties draw:stroke="none" svg:stroke-color="#000000" draw:fill="none" draw:fill-color="#ffffff" fo:min-height="14.25cm"/>
    </style:style>
    <style:style style:name="gr6" style:family="graphic" style:parent-style-name="standard">
      <style:graphic-properties draw:stroke="none" svg:stroke-color="#000000" draw:fill="none" draw:fill-color="#ffffff" fo:min-height="5.05cm"/>
    </style:style>
    <style:style style:name="gr7" style:family="graphic" style:parent-style-name="standard">
      <style:graphic-properties draw:stroke="none" svg:stroke-color="#000000" draw:fill="none" draw:fill-color="#ffffff" fo:min-height="1.05cm"/>
    </style:style>
    <style:style style:name="gr8" style:family="graphic" style:parent-style-name="standard">
      <style:graphic-properties draw:stroke="none" svg:stroke-color="#000000" draw:fill="none" draw:fill-color="#ffffff" fo:min-height="3.319cm"/>
    </style:style>
    <style:style style:name="gr9" style:family="graphic" style:parent-style-name="standard">
      <style:graphic-properties draw:stroke="none" svg:stroke-color="#000000" draw:fill="none" draw:fill-color="#ffffff" fo:min-height="19.729cm"/>
    </style:style>
    <style:style style:name="gr10" style:family="graphic" style:parent-style-name="standard">
      <style:graphic-properties draw:stroke="none" svg:stroke-color="#000000" draw:fill="none" draw:fill-color="#ffffff" fo:min-height="3.961cm"/>
    </style:style>
    <style:style style:name="gr11" style:family="graphic" style:parent-style-name="standard">
      <style:graphic-properties draw:stroke="none" svg:stroke-color="#000000" draw:fill="none" draw:fill-color="#ffffff" fo:min-height="0.85cm"/>
    </style:style>
    <style:style style:name="gr12" style:family="graphic" style:parent-style-name="standard">
      <style:graphic-properties draw:stroke="none" svg:stroke-color="#000000" draw:fill="none" draw:fill-color="#ffffff" fo:min-height="1.35cm"/>
    </style:style>
    <style:style style:name="gr13" style:family="graphic" style:parent-style-name="standard">
      <style:graphic-properties draw:stroke="none" svg:stroke-color="#000000" draw:fill="none" draw:fill-color="#ffffff" fo:min-height="0.75cm"/>
    </style:style>
    <style:style style:name="gr14" style:family="graphic" style:parent-style-name="standard">
      <style:graphic-properties draw:stroke="none" svg:stroke-color="#000000" draw:fill="none" draw:fill-color="#ffffff" fo:min-height="5.15cm"/>
    </style:style>
    <style:style style:name="gr15" style:family="graphic" style:parent-style-name="standard">
      <style:graphic-properties draw:stroke="none" svg:stroke-color="#000000" draw:fill="none" draw:fill-color="#ffffff" fo:min-height="1.65cm"/>
    </style:style>
    <style:style style:name="gr16" style:family="graphic" style:parent-style-name="standard">
      <style:graphic-properties draw:stroke="none" svg:stroke-color="#000000" draw:fill="none" draw:fill-color="#ffffff" fo:min-height="14.45cm"/>
    </style:style>
    <style:style style:name="gr17" style:family="graphic" style:parent-style-name="standard">
      <style:graphic-properties draw:stroke="none" svg:stroke-color="#000000" draw:fill="none" draw:fill-color="#ffffff" draw:textarea-horizontal-align="left" draw:auto-grow-height="true" draw:auto-grow-width="true" fo:min-height="26.15cm" fo:min-width="18.036cm"/>
    </style:style>
    <style:style style:name="gr18"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19" style:family="graphic" style:parent-style-name="standard">
      <style:graphic-properties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4.985cm" fo:min-width="0.358cm"/>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23" style:family="graphic" style:parent-style-name="objectwithoutfill">
      <style:graphic-properties draw:marker-start="Rounded_20_large_20_Arrow" draw:fill="none" draw:textarea-vertical-align="middle"/>
    </style:style>
    <style:style style:name="gr24"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25"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28"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30"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31"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32"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33"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34"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4.273cm" fo:min-width="9.565cm"/>
    </style:style>
    <style:style style:name="gr36" style:family="graphic" style:parent-style-name="standard">
      <style:graphic-properties draw:stroke="none" svg:stroke-color="#000000" draw:fill="none" draw:fill-color="#ffffff" draw:textarea-horizontal-align="left" draw:auto-grow-height="true" draw:auto-grow-width="true" fo:min-height="25.649cm" fo:min-width="17.041cm"/>
    </style:style>
    <style:style style:name="gr37" style:family="graphic" style:parent-style-name="standard">
      <style:graphic-properties draw:stroke="none" svg:stroke-color="#000000" draw:fill="none" draw:fill-color="#ffffff" draw:textarea-horizontal-align="left" draw:auto-grow-height="true" draw:auto-grow-width="true" fo:min-height="27.493cm" fo:min-width="18.629cm"/>
    </style:style>
    <style:style style:name="gr38" style:family="graphic" style:parent-style-name="standard">
      <style:graphic-properties draw:stroke="none" svg:stroke-color="#000000" draw:fill="none" draw:fill-color="#ffffff" draw:textarea-horizontal-align="left" draw:auto-grow-height="true" draw:auto-grow-width="true" fo:min-height="24.089cm" fo:min-width="19.475cm"/>
    </style:style>
    <style:style style:name="gr39" style:family="graphic" style:parent-style-name="standard">
      <style:graphic-properties draw:stroke="none" svg:stroke-color="#000000" draw:fill="none" draw:fill-color="#ffffff" draw:textarea-horizontal-align="left" draw:auto-grow-height="true" draw:auto-grow-width="true" fo:min-height="28.06cm" fo:min-width="18.384cm"/>
    </style:style>
    <style:style style:name="gr40" style:family="graphic" style:parent-style-name="standard">
      <style:graphic-properties draw:stroke="none" svg:stroke-color="#000000" draw:fill="none" draw:fill-color="#ffffff" draw:textarea-horizontal-align="left" draw:auto-grow-height="true" draw:auto-grow-width="true" fo:min-height="23.157cm" fo:min-width="18.438cm"/>
    </style:style>
    <style:style style:name="gr41"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42" style:family="graphic" style:parent-style-name="standard">
      <style:graphic-properties draw:stroke="none" svg:stroke-color="#000000" draw:fill="none" draw:fill-color="#ffffff" draw:textarea-horizontal-align="left" draw:auto-grow-height="true" draw:auto-grow-width="true" fo:min-height="26.625cm" fo:min-width="13.317cm"/>
    </style:style>
    <style:style style:name="gr43" style:family="graphic" style:parent-style-name="standard">
      <style:graphic-properties draw:stroke="none" svg:stroke-color="#000000" draw:fill="none" draw:fill-color="#ffffff" draw:textarea-horizontal-align="left" draw:auto-grow-height="true" draw:auto-grow-width="true" fo:min-height="8.545cm" fo:min-width="7.918cm"/>
    </style:style>
    <style:style style:name="gr44" style:family="graphic" style:parent-style-name="standard">
      <style:graphic-properties draw:stroke="none" svg:stroke-color="#000000" draw:fill="none" draw:fill-color="#ffffff" fo:min-height="1.268cm"/>
    </style:style>
    <style:style style:name="gr45"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1.425cm" fo:min-width="3.274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4.684cm"/>
    </style:style>
    <style:style style:name="gr48" style:family="graphic" style:parent-style-name="standard">
      <style:graphic-properties draw:stroke="none" svg:stroke-color="#000000" draw:fill="none" draw:fill-color="#ffffff" draw:textarea-horizontal-align="left" draw:auto-grow-height="true" draw:auto-grow-width="true" fo:min-height="1.111cm" fo:min-width="2.318cm"/>
    </style:style>
    <style:style style:name="gr49" style:family="graphic" style:parent-style-name="standard">
      <style:graphic-properties draw:stroke="none" svg:stroke-color="#000000" draw:fill="none" draw:fill-color="#ffffff" draw:textarea-horizontal-align="left" draw:auto-grow-height="true" draw:auto-grow-width="true" fo:min-height="1.111cm" fo:min-width="1.653cm"/>
    </style:style>
    <style:style style:name="gr50" style:family="graphic" style:parent-style-name="standard">
      <style:graphic-properties draw:stroke="none" svg:stroke-color="#000000" draw:fill="none" draw:fill-color="#ffffff" draw:textarea-horizontal-align="left" draw:auto-grow-height="true" draw:auto-grow-width="true" fo:min-height="0.733cm" fo:min-width="9.193cm"/>
    </style:style>
    <style:style style:name="gr51" style:family="graphic" style:parent-style-name="standard">
      <style:graphic-properties draw:stroke="none" svg:stroke-color="#000000" draw:fill="none" draw:fill-color="#ffffff" draw:textarea-horizontal-align="left" draw:auto-grow-height="true" draw:auto-grow-width="true" fo:min-height="2.525cm" fo:min-width="16.741cm"/>
    </style:style>
    <style:style style:name="gr52" style:family="graphic" style:parent-style-name="standard">
      <style:graphic-properties draw:stroke="none" svg:stroke-color="#000000" draw:fill="none" draw:fill-color="#ffffff" draw:textarea-horizontal-align="left" draw:auto-grow-height="true" draw:auto-grow-width="false" fo:min-height="17.369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9.466cm" fo:min-width="17.973cm"/>
    </style:style>
    <style:style style:name="gr54" style:family="graphic" style:parent-style-name="standard">
      <style:graphic-properties draw:stroke="none" svg:stroke-color="#000000" draw:fill="none" draw:fill-color="#ffffff" draw:textarea-horizontal-align="left" draw:auto-grow-height="true" draw:auto-grow-width="true" fo:min-height="3.581cm" fo:min-width="10.463cm"/>
    </style:style>
    <style:style style:name="gr55" style:family="graphic" style:parent-style-name="standard">
      <style:graphic-properties draw:fill-color="#ffffff" draw:textarea-vertical-align="middle"/>
    </style:style>
    <style:style style:name="gr56"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57"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58"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59"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60"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61"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62"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63" style:family="graphic" style:parent-style-name="objectwithoutfill">
      <style:graphic-properties draw:stroke="dash" draw:stroke-dash="Fine_20_Dashed" svg:stroke-color="#ff6600" draw:marker-start="Rounded_20_large_20_Arrow" draw:fill="none"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true" fo:min-height="0.556cm" fo:min-width="7.148cm"/>
    </style:style>
    <style:style style:name="gr65"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66"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67"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68" style:family="graphic" style:parent-style-name="standard">
      <style:graphic-properties draw:stroke="none" svg:stroke-color="#000000" draw:fill="none" draw:fill-color="#ffffff" draw:textarea-horizontal-align="left" draw:auto-grow-height="true" draw:auto-grow-width="true" fo:min-height="0.95cm" fo:min-width="7.221cm"/>
    </style:style>
    <style:style style:name="gr69"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70" style:family="graphic" style:parent-style-name="standard">
      <style:graphic-properties draw:stroke="none" svg:stroke-color="#000000" draw:fill="none" draw:fill-color="#ffffff" draw:textarea-horizontal-align="left" draw:auto-grow-height="true" draw:auto-grow-width="true" fo:min-height="0.95cm" fo:min-width="6.121cm"/>
    </style:style>
    <style:style style:name="gr71" style:family="graphic" style:parent-style-name="standard">
      <style:graphic-properties draw:stroke="none" svg:stroke-color="#000000" draw:fill="none" draw:fill-color="#ffffff" draw:textarea-horizontal-align="left" draw:auto-grow-height="true" draw:auto-grow-width="true" fo:min-height="2.157cm" fo:min-width="10.709cm"/>
    </style:style>
    <style:style style:name="gr72" style:family="graphic" style:parent-style-name="standard">
      <style:graphic-properties draw:stroke="none" svg:stroke-color="#000000" draw:fill="none" draw:fill-color="#ffffff" draw:textarea-horizontal-align="left" draw:auto-grow-height="true" draw:auto-grow-width="true" fo:min-height="0.95cm" fo:min-width="12.135cm"/>
    </style:style>
    <style:style style:name="gr73" style:family="graphic" style:parent-style-name="standard">
      <style:graphic-properties draw:stroke="none" svg:stroke-color="#000000" draw:fill="none" draw:fill-color="#ffffff" fo:min-height="1.666cm"/>
    </style:style>
    <style:style style:name="gr74" style:family="graphic" style:parent-style-name="standard">
      <style:graphic-properties draw:stroke="none" svg:stroke-color="#000000" draw:fill="none" draw:fill-color="#ffffff" draw:textarea-horizontal-align="left" draw:auto-grow-height="true" draw:auto-grow-width="true" fo:min-height="0.95cm" fo:min-width="13.079cm"/>
    </style:style>
    <style:style style:name="gr75" style:family="graphic" style:parent-style-name="standard">
      <style:graphic-properties draw:stroke="none" svg:stroke-color="#000000" draw:fill="none" draw:fill-color="#ffffff" draw:textarea-horizontal-align="left" draw:auto-grow-height="true" draw:auto-grow-width="true" fo:min-height="1.246cm" fo:min-width="7.444cm"/>
    </style:style>
    <style:style style:name="gr76" style:family="graphic" style:parent-style-name="standard">
      <style:graphic-properties draw:stroke="none" svg:stroke-color="#000000" draw:fill="none" draw:fill-color="#ffffff" draw:textarea-horizontal-align="left" draw:auto-grow-height="true" draw:auto-grow-width="true" fo:min-height="0.556cm" fo:min-width="1.073cm"/>
    </style:style>
    <style:style style:name="gr77"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78"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79" style:family="graphic" style:parent-style-name="objectwithoutfill">
      <style:graphic-properties svg:stroke-width="0.081cm" svg:stroke-color="#009999" draw:marker-start-width="0.321cm" draw:marker-end="Arrow" draw:marker-end-width="0.421cm" draw:fill="none" draw:textarea-vertical-align="middle" fo:padding-top="0.165cm" fo:padding-bottom="0.165cm" fo:padding-left="0.29cm" fo:padding-right="0.29cm"/>
    </style:style>
    <style:style style:name="gr80"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1" style:family="graphic" style:parent-style-name="standard">
      <style:graphic-properties draw:stroke="none" svg:stroke-color="#000000" draw:fill="none" draw:fill-color="#ffffff" draw:textarea-horizontal-align="left" draw:auto-grow-height="true" draw:auto-grow-width="true" fo:min-height="0.713cm" fo:min-width="8.181cm"/>
    </style:style>
    <style:style style:name="gr82" style:family="graphic" style:parent-style-name="standard">
      <style:graphic-properties draw:stroke="none" svg:stroke-color="#000000" draw:fill="none" draw:fill-color="#ffffff" fo:min-height="24.95cm"/>
    </style:style>
    <style:style style:name="gr83" style:family="graphic" style:parent-style-name="standard">
      <style:graphic-properties draw:stroke="none" svg:stroke-color="#000000" draw:fill="none" draw:fill-color="#ffffff" fo:min-height="22.75cm"/>
    </style:style>
    <style:style style:name="gr84" style:family="graphic" style:parent-style-name="standard">
      <style:graphic-properties draw:stroke="none" svg:stroke-color="#000000" draw:fill="none" draw:fill-color="#ffffff" draw:textarea-horizontal-align="left" draw:auto-grow-height="true" draw:auto-grow-width="false" fo:min-height="1.754cm" fo:min-width="0cm"/>
    </style:style>
    <style:style style:name="gr85" style:family="graphic" style:parent-style-name="standard">
      <style:graphic-properties draw:stroke="none" svg:stroke-color="#000000" draw:fill="none" draw:fill-color="#ffffff" draw:textarea-horizontal-align="left" draw:auto-grow-height="true" draw:auto-grow-width="true" fo:min-height="3.721cm" fo:min-width="18.603cm"/>
    </style:style>
    <style:style style:name="gr86" style:family="graphic" style:parent-style-name="standard">
      <style:graphic-properties draw:stroke="none" svg:stroke-color="#000000" draw:fill="none" draw:fill-color="#ffffff" draw:textarea-horizontal-align="left" draw:auto-grow-height="true" draw:auto-grow-width="true" fo:min-height="4.441cm" fo:min-width="6.479cm"/>
    </style:style>
    <style:style style:name="gr87" style:family="graphic" style:parent-style-name="standard">
      <style:graphic-properties draw:stroke="none" svg:stroke-color="#000000" draw:fill="none" draw:fill-color="#ffffff" draw:textarea-horizontal-align="left" draw:auto-grow-height="true" draw:auto-grow-width="true" fo:min-height="1.423cm" fo:min-width="7.402cm"/>
    </style:style>
    <style:style style:name="gr88" style:family="graphic" style:parent-style-name="standard">
      <style:graphic-properties draw:stroke="none" svg:stroke-color="#000000" draw:fill="none" draw:fill-color="#ffffff" draw:textarea-horizontal-align="left" draw:auto-grow-height="true" draw:auto-grow-width="false" fo:min-height="6.971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6.985cm" fo:min-width="13.062cm"/>
    </style:style>
    <style:style style:name="P1" style:family="paragraph">
      <style:text-properties fo:font-size="12pt" style:font-size-asian="12pt" style:font-size-complex="12pt"/>
    </style:style>
    <style:style style:name="P2" style:family="paragraph">
      <style:paragraph-properties style:text-autospace="none"/>
    </style:style>
    <style:style style:name="P3"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4"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5" style:family="paragraph">
      <style:paragraph-properties style:text-autospace="none"/>
      <style:text-properties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P6" style:family="paragraph">
      <style:text-properties fo:font-family="Arial" style:font-style-name="Kursiv" style:font-family-generic="swiss" style:font-pitch="variable" fo:font-size="18pt"/>
    </style:style>
    <style:style style:name="P7" style:family="paragraph">
      <style:paragraph-properties fo:text-align="center"/>
    </style:style>
    <style:style style:name="P8" style:family="paragraph">
      <style:text-properties fo:font-size="14pt" style:font-size-asian="14pt" style:font-size-complex="14pt"/>
    </style:style>
    <style:style style:name="P9" style:family="paragraph">
      <style:text-properties fo:text-shadow="1pt 1pt" fo:font-weight="bold" style:font-weight-asian="bold" style:font-weight-complex="bold"/>
    </style:style>
    <style:style style:name="P10" style:family="paragraph">
      <style:text-properties fo:font-size="18pt"/>
    </style:style>
    <style:style style:name="P11" style:family="paragraph">
      <style:text-properties fo:font-weight="bold" style:font-weight-asian="bold" style:font-weight-complex="bold"/>
    </style:style>
    <style:style style:name="P12" style:family="paragraph">
      <style:text-properties fo:font-size="16pt" style:font-size-asian="16pt" style:font-size-complex="16pt"/>
    </style:style>
    <style:style style:name="P13" style:family="paragraph">
      <style:text-properties fo:font-size="18pt" fo:text-shadow="1pt 1pt" fo:font-weight="bold" style:font-weight-asian="bold" style:font-weight-complex="bold"/>
    </style:style>
    <style:style style:name="P14" style:family="paragraph">
      <style:text-properties fo:font-size="18pt" fo:font-weight="bold" style:font-weight-asian="bold" style:font-weight-complex="bold"/>
    </style:style>
    <style:style style:name="P15" style:family="paragraph">
      <style:paragraph-properties style:text-autospace="none"/>
      <style:text-properties fo:font-size="14pt" style:font-size-asian="14pt" style:font-size-complex="14pt"/>
    </style:style>
    <style:style style:name="P16" style:family="paragraph">
      <style:paragraph-properties style:text-autospace="none"/>
      <style:text-properties fo:font-size="18pt"/>
    </style:style>
    <style:style style:name="P17" style:family="paragraph">
      <style:text-properties fo:font-size="14pt" fo:font-weight="bold" style:font-size-asian="14pt" style:font-weight-asian="bold" style:font-size-complex="14pt" style:font-weight-complex="bold"/>
    </style:style>
    <style:style style:name="P18" style:family="paragraph">
      <style:text-properties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4"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5" style:family="text">
      <style:text-properties fo:color="#212121" fo:font-family="Arial" style:font-style-name="Kursiv" style:font-family-generic="swiss" style:font-pitch="variable" fo:font-size="14pt" fo:language="en" fo:country="none" style:font-size-asian="14pt" style:font-size-complex="14pt"/>
    </style:style>
    <style:style style:name="T6" style:family="text">
      <style:text-properties fo:font-family="Arial" style:font-style-name="Kursiv" style:font-family-generic="swiss" style:font-pitch="variable" fo:font-size="14pt" fo:language="en" fo:country="none" style:font-size-asian="14pt" style:font-size-complex="14pt"/>
    </style:style>
    <style:style style:name="T7" style:family="text">
      <style:text-properties fo:font-family="Arial" style:font-style-name="Kursiv" style:font-family-generic="swiss" style:font-pitch="variable" fo:font-size="14pt" style:font-size-asian="14pt" style:font-size-complex="14pt"/>
    </style:style>
    <style:style style:name="T8" style:family="text">
      <style:text-properties fo:font-family="Arial" style:font-style-name="Kursiv" style:font-family-generic="swiss" style:font-pitch="variable" fo:font-size="14pt" fo:language="en" fo:country="none" style:font-size-asian="14pt" style:font-family-complex="'Courier New'" style:font-family-generic-complex="modern" style:font-pitch-complex="fixed" style:font-size-complex="14pt"/>
    </style:style>
    <style:style style:name="T9" style:family="text">
      <style:text-properties fo:color="#000000" style:text-outline="false" style:text-line-through-style="none" fo:font-family="'Courier New'" style:font-family-generic="modern" style:font-pitch="fixed"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1" style:family="text">
      <style:text-properties fo:color="#000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2" style:family="text">
      <style:text-properties fo:font-size="14pt" style:font-size-asian="14pt" style:font-size-complex="14pt"/>
    </style:style>
    <style:style style:name="T13"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4"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5"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6"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7"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8"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9"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20" style:family="text">
      <style:text-properties fo:font-family="Consolas" style:font-family-generic="swiss" style:font-pitch="fixed"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21"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2"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4"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25"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26"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27" style:family="text">
      <style:text-properties fo:color="#0000c0" style:text-outline="false" style:text-line-through-style="none" fo:font-family="Consolas" style:font-family-generic="swiss" style:font-pitch="fixed" fo:font-size="12pt" fo:font-style="italic" fo:text-shadow="none" style:text-underline-style="none" style:letter-kerning="true"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text-emphasize="none" style:font-relief="none" style:text-overline-style="none" style:text-overline-color="font-color"/>
    </style:style>
    <style:style style:name="T28" style:family="text">
      <style:text-properties fo:color="#000000" style:text-outline="false" style:text-line-through-style="none" fo:font-family="Consolas" style:font-family-generic="swiss" style:font-pitch="fixed" fo:font-size="12pt" fo:font-style="normal" fo:text-shadow="none" style:text-underline-style="none" style:letter-kerning="true" style:font-family-asian="Consolas" style:font-family-generic-asian="swiss" style:font-pitch-asian="fixed" style:font-size-asian="12pt" style:font-style-asian="normal" style:font-family-complex="Consolas" style:font-family-generic-complex="swiss" style:font-pitch-complex="fixed" style:font-size-complex="12pt" style:font-style-complex="normal" style:text-emphasize="none" style:font-relief="none" style:text-overline-style="none" style:text-overline-color="font-color"/>
    </style:style>
    <style:style style:name="T29"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1"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2"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3"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4" style:family="text">
      <style:text-properties fo:color="#7f0055"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5" style:family="text">
      <style:text-properties fo:font-family="Arial" style:font-style-name="Kursiv" style:font-family-generic="swiss" style:font-pitch="variable" fo:font-size="18pt"/>
    </style:style>
    <style:style style:name="T36"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37"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3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39"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40"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41"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2"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43" style:family="text">
      <style:text-properties fo:color="#7f0055"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44" style:family="text">
      <style:text-properties style:use-window-font-color="true"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style:style>
    <style:style style:name="T47" style:family="text">
      <style:text-properties fo:text-shadow="1pt 1pt" fo:font-weight="bold" style:font-weight-asian="bold" style:font-weight-complex="bold"/>
    </style:style>
    <style:style style:name="T48" style:family="text">
      <style:text-properties fo:font-size="12pt" fo:text-shadow="1pt 1pt" fo:font-weight="bold" style:font-size-asian="12pt" style:font-weight-asian="bold" style:font-size-complex="12pt" style:font-weight-complex="bold"/>
    </style:style>
    <style:style style:name="T49" style:family="text">
      <style:text-properties fo:font-size="18pt"/>
    </style:style>
    <style:style style:name="T50" style:family="text">
      <style:text-properties fo:font-size="16pt" fo:font-weight="bold" style:font-size-asian="16pt" style:font-weight-asian="bold" style:font-size-complex="16pt" style:font-weight-complex="bold"/>
    </style:style>
    <style:style style:name="T51" style:family="text">
      <style:text-properties fo:font-size="14pt" fo:font-weight="bold" style:font-size-asian="14pt" style:font-weight-asian="bold" style:font-size-complex="14pt" style:font-weight-complex="bold"/>
    </style:style>
    <style:style style:name="T5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3"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54"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55"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56"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57"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58"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59"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0"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61"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62"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3"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64"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65" style:family="text">
      <style:text-properties fo:color="#6a3e3e"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66" style:family="text">
      <style:text-properties fo:color="#000000" fo:font-family="Consolas" style:font-family-generic="swiss"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7" style:family="text">
      <style:text-properties fo:color="#ff66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68"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9"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70"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1"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2"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73"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4" style:family="text">
      <style:text-properties fo:color="#333333" fo:font-family="'Courier New'" style:font-family-generic="modern" style:font-pitch="fixed" style:font-family-asian="'Courier New'" style:font-family-generic-asian="modern" style:font-pitch-asian="fixed" style:font-family-complex="'Courier New'" style:font-family-generic-complex="modern" style:font-pitch-complex="fixed"/>
    </style:style>
    <style:style style:name="T75"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76" style:family="text">
      <style:text-properties fo:color="#000000" fo:font-family="'Courier New'" style:font-family-generic="modern" style:font-pitch="fixed" style:font-family-asian="'Courier New'" style:font-family-generic-asian="modern" style:font-pitch-asian="fixed" style:font-family-complex="'Courier New'" style:font-family-generic-complex="modern" style:font-pitch-complex="fixed"/>
    </style:style>
    <style:style style:name="T77"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78" style:family="text">
      <style:text-properties fo:color="#6a3e3e"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79"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0" style:family="text">
      <style:text-properties fo:font-size="14pt" fo:font-weight="bold" style:font-size-asian="14pt" style:font-weight-asian="bold" style:font-size-complex="8pt" style:font-weight-complex="bold"/>
    </style:style>
    <style:style style:name="T81"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82"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3"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4"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5"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6"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87" style:family="text">
      <style:text-properties fo:color="#000000" style:font-family-asian="'Courier New'" style:font-family-generic-asian="modern" style:font-pitch-asian="fixed" style:font-family-complex="'Courier New'" style:font-family-generic-complex="modern" style:font-pitch-complex="fixed"/>
    </style:style>
    <style:style style:name="T88"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9"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90"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91" style:family="text">
      <style:text-properties fo:font-family="Arial" style:font-style-name="Kursiv" style:font-family-generic="swiss" style:font-pitch="variable"/>
    </style:style>
    <style:style style:name="T92" style:family="text">
      <style:text-properties fo:font-size="12pt" fo:language="en" fo:country="none" style:font-size-asian="12pt" style:font-size-complex="12pt"/>
    </style:style>
    <style:style style:name="T93"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94"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95" style:family="text">
      <style:text-properties fo:color="#212121" fo:font-family="Arial" style:font-style-name="Kursiv" style:font-family-generic="swiss" style:font-pitch="variable" fo:font-size="12pt" fo:language="en" fo:country="none" style:font-size-asian="12pt" style:font-size-complex="12pt"/>
    </style:style>
    <style:style style:name="T96" style:family="text">
      <style:text-properties fo:color="#222222" fo:font-family="Arial" style:font-style-name="Kursiv" style:font-family-generic="swiss" style:font-pitch="variable" fo:font-size="12pt" style:font-size-asian="12pt" style:font-size-complex="12pt"/>
    </style:style>
    <style:style style:name="T97" style:family="text">
      <style:text-properties fo:font-family="Arial" style:font-style-name="Kursiv" style:font-family-generic="swiss" style:font-pitch="variable" fo:font-size="12pt" style:font-size-asian="12pt" style:font-size-complex="12pt"/>
    </style:style>
    <style:style style:name="T98"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99"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00"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1"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2"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03" style:family="text">
      <style:text-properties fo:font-family="Arial" style:font-style-name="Kursiv" style:font-family-generic="swiss" style:font-pitch="variable" fo:font-size="12pt" fo:language="en" fo:country="none" style:font-size-asian="12pt" style:font-size-complex="12pt"/>
    </style:style>
    <style:style style:name="T104" style:family="text">
      <style:text-properties fo:color="#6a3e3e"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05"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6"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7" style:family="text">
      <style:text-properties fo:color="#7f0055"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08" style:family="text">
      <style:text-properties fo:color="#000000"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09" style:family="text">
      <style:text-properties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10" style:family="text">
      <style:text-properties fo:color="#000000"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11"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ize-complex="12pt" style:font-style-complex="italic" style:font-weight-complex="bold"/>
    </style:style>
    <style:style style:name="T112"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13"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14" style:family="text">
      <style:text-properties fo:color="#000000" fo:font-family="'Courier New'" style:font-family-generic="modern" style:font-pitch="fixed"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15"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16"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17"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2pt"/>
    </style:style>
    <style:style style:name="T118"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12pt" style:font-weight-complex="bold"/>
    </style:style>
    <style:style style:name="T119"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2pt"/>
    </style:style>
    <style:style style:name="T120" style:family="text">
      <style:text-properties fo:color="#6a3e3e"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2pt"/>
    </style:style>
    <style:style style:name="T121" style:family="text">
      <style:text-properties fo:font-size="16pt" style:font-size-asian="16pt" style:font-size-complex="16pt"/>
    </style:style>
    <style:style style:name="T122" style:family="text">
      <style:text-properties fo:font-size="18pt" style:text-underline-style="none" fo:font-weight="normal" style:font-weight-asian="normal" style:font-weight-complex="normal"/>
    </style:style>
    <style:style style:name="T123" style:family="text">
      <style:text-properties fo:font-size="18pt" style:text-underline-style="none" fo:font-weight="bold" style:font-weight-asian="bold" style:font-weight-complex="bold"/>
    </style:style>
    <style:style style:name="T124" style:family="text">
      <style:text-properties fo:font-size="18pt" style:text-underline-style="none"/>
    </style:style>
    <style:style style:name="T125" style:family="text">
      <style:text-properties fo:font-size="18pt" fo:font-weight="bold" style:font-weight-asian="bold" style:font-weight-complex="bold"/>
    </style:style>
    <style:style style:name="T126" style:family="text">
      <style:text-properties fo:color="#ff6600" fo:font-size="18pt" fo:font-weight="bold" style:font-weight-asian="bold" style:font-weight-complex="bold"/>
    </style:style>
    <style:style style:name="T127" style:family="text">
      <style:text-properties fo:font-size="18pt" style:text-underline-style="solid" style:text-underline-width="auto" style:text-underline-color="font-color" fo:font-weight="bold" style:font-weight-asian="bold" style:font-weight-complex="bold"/>
    </style:style>
    <style:style style:name="T128" style:family="text">
      <style:text-properties fo:font-size="18pt" fo:text-shadow="1pt 1pt" fo:font-weight="bold" style:font-weight-asian="bold" style:font-weight-complex="bold"/>
    </style:style>
    <style:style style:name="T129" style:family="text">
      <style:text-properties fo:color="#3f7f5f" fo:font-family="Arial" style:font-style-name="Kursiv" style:font-family-generic="swiss" style:font-pitch="variable"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30" style:family="text">
      <style:text-properties fo:font-family="Arial" style:font-style-name="Kursiv" style:font-family-generic="swiss" style:font-pitch="variable"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131"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32"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33"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134"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35"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36"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37"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38" style:family="text">
      <style:text-properties fo:color="#000000" style:text-line-through-style="solid"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39"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40"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41" style:family="text">
      <style:text-properties fo:color="#000000"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42" style:family="text">
      <style:text-properties fo:color="#0000c0"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3" style:family="text">
      <style:text-properties fo:color="#3f7f5f"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4" style:family="text">
      <style:text-properties style:use-window-font-color="true" style:text-outline="false" style:text-line-through-style="none" fo:font-family="Arial" style:font-style-name="Kursiv" style:font-family-generic="swiss" style:font-pitch="variable"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45"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6" style:family="text">
      <style:text-properties style:use-window-font-color="true"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7" style:family="text">
      <style:text-properties fo:color="#0000c0" style:text-outline="false" style:text-line-through-style="none" fo:font-family="'Courier New'" style:font-family-generic="modern" style:font-pitch="fixed" fo:font-size="12pt" fo:font-style="normal" fo:text-shadow="none" style:text-underline-style="none" style:letter-kerning="true" style:font-family-asian="'Courier New'" style:font-family-generic-asian="modern" style:font-pitch-asian="fixed" style:font-size-asian="12pt" style:font-style-asian="normal" style:font-family-complex="'Courier New'" style:font-family-generic-complex="modern" style:font-pitch-complex="fixed" style:font-size-complex="12pt" style:font-style-complex="normal" style:text-emphasize="none" style:font-relief="none" style:text-overline-style="none" style:text-overline-color="font-color"/>
    </style:style>
    <style:style style:name="T148" style:family="text">
      <style:text-properties fo:color="#000000" style:text-outline="false" style:text-line-through-style="none" fo:font-family="'Courier New'" style:font-family-generic="modern" style:font-pitch="fixed" fo:font-size="12pt" fo:font-style="normal" fo:text-shadow="none" style:text-underline-style="none" style:letter-kerning="true" style:font-family-asian="'Courier New'" style:font-family-generic-asian="modern" style:font-pitch-asian="fixed" style:font-size-asian="12pt" style:font-style-asian="normal" style:font-family-complex="'Courier New'" style:font-family-generic-complex="modern" style:font-pitch-complex="fixed" style:font-size-complex="12pt" style:font-style-complex="normal" style:text-emphasize="none" style:font-relief="none" style:text-overline-style="none" style:text-overline-color="font-color"/>
    </style:style>
    <style:style style:name="T149" style:family="text">
      <style:text-properties fo:color="#7f0055" style:text-outline="false" style:text-line-through-style="none" fo:font-family="'Courier New'" style:font-family-generic="modern" style:font-pitch="fixed"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50" style:family="text">
      <style:text-properties fo:color="#2a00ff"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51"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52" style:family="text">
      <style:text-properties fo:color="#000000"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8.287cm" svg:height="5.057cm" svg:x="6.313cm" svg:y="11.043cm">
          <draw:text-box>
            <text:p><text:span text:style-name="T1">Portable Simula Revisited</text:span></text:p>
            <text:p><text:span text:style-name="T1"/></text:p>
            <text:p><text:span text:style-name="T1"><text:s text:c="8"/></text:span><text:span text:style-name="T1">Runtime Design</text:span></text:p>
            <text:p/>
            <text:p><text:s text:c="10"/>Working Draft</text:p>
            <text:p/>
            <text:p><text:span text:style-name="T2"><text:s text:c="14"/></text:span><text:span text:style-name="T2">( as of 26 april 2018 )</text:span></text:p>
          </draw:text-box>
        </draw:frame>
      </draw:page>
      <draw:page draw:name="page2" draw:style-name="dp1" draw:master-page-name="Standard">
        <draw:frame draw:style-name="gr2" draw:layer="layout" svg:width="19.823cm" svg:height="21.832cm" svg:x="1cm" svg:y="1cm">
          <draw:text-box>
            <text:p><text:span text:style-name="T3">Background</text:span><text:span text:style-name="T4">.</text:span></text:p>
            <text:p/>
            <text:p><text:span text:style-name="T5">The 50th anniversary of Simula, the first object-oriented programming language, was</text:span></text:p>
            <text:p><text:span text:style-name="T5">held at the Department of Informatics, University of Oslo on 27th September, 2017.</text:span></text:p>
            <text:p><text:span text:style-name="T5">James Gosling, the inventor of Java, </text:span><text:span text:style-name="T6">gave overwhelming credit to the legacy of Simula</text:span></text:p>
            <text:p><text:span text:style-name="T6">in his lecture. He mentioned that a number of programming languages nowadays</text:span></text:p>
            <text:p><text:span text:style-name="T6">compile to JVM. During his lecture, I began to wonder - why has no team made a simula</text:span></text:p>
            <text:p><text:span text:style-name="T6">implementation in java, written in java that compiles to java / java virtual machine(JVM).</text:span></text:p>
            <text:p><text:span text:style-name="T7"/></text:p>
            <text:p><text:span text:style-name="T6">Inspired by the lectures on the Simula Jubilee, I began to ask myself if I should try to</text:span></text:p>
            <text:p><text:span text:style-name="T6">make a Simula implementation using today's tools. </text:span><text:span text:style-name="T8">It should certainly be a Recursive</text:span></text:p>
            <text:p><text:span text:style-name="T8">Descent parser based on the work of Niklaus Emil Wirth, something I've ever wanted</text:span></text:p>
            <text:p><text:span text:style-name="T8">since Borris Magnuson showed that it was an excellent technique.</text:span></text:p>
            <text:p><text:span text:style-name="T7"/></text:p>
            <text:p><text:span text:style-name="T8">In early November I started work on such a compiler. I was surprised that it took so</text:span></text:p>
            <text:p><text:span text:style-name="T8">short time to complete a rough version that compiled to Java code. This, first version,</text:span></text:p>
            <text:p><text:span text:style-name="T8">was finished just before Christmas. It was not in any way complete, but it generated</text:span></text:p>
            <text:p><text:span text:style-name="T8">some kind of Java code that could be compiled and executed. H</text:span><text:span text:style-name="T5">owever, the original</text:span></text:p>
            <text:p><text:span text:style-name="T5">semantics of the Simula program were not preserved.</text:span></text:p>
            <text:p><text:span text:style-name="T7"/></text:p>
            <text:p><text:span text:style-name="T8">I presented these results in a meeting at Blindern, Ole-Johan Dahls Hus, just before</text:span></text:p>
            <text:p><text:span text:style-name="T8">Christmas in 2017. </text:span><text:span text:style-name="T5">I was then encouraged by Stein Krogdahl and Dag Langmyhr to</text:span></text:p>
            <text:p><text:span text:style-name="T5">create a full-fledged Simula Implementation strictly after 'Simula Standard'.</text:span></text:p>
            <text:p><text:span text:style-name="T7"/></text:p>
            <text:p><text:span text:style-name="T6">From then on, I worked on a complete redesign of the Simula runtime system. The</text:span></text:p>
            <text:p><text:span text:style-name="T6">design is based on previous Simula implementations I have worked on, but this time</text:span></text:p>
            <text:p><text:span text:style-name="T6">some major changes have been made. Eg. a separate Garbage Collector is not</text:span></text:p>
            <text:p><text:span text:style-name="T6">necessary because the underlying Java system fixes that.</text:span></text:p>
            <text:p><text:span text:style-name="T7"/></text:p>
            <text:p><text:span text:style-name="T6">This document describes the runtime design of the new Portable Simula System.</text:span></text:p>
            <text:p><text:span text:style-name="T7"/></text:p>
            <text:p><text:span text:style-name="T7"/></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p>
            <text:p><text:span text:style-name="T6"/></text:p>
            <text:p><text:span text:style-name="T6"><text:s text:c="76"/></text:span><text:span text:style-name="T6">Oslo, &lt;dato&gt;</text:span></text:p>
            <text:p><text:span text:style-name="T6"/></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text:s text:c="2"/></text:span><text:span text:style-name="T6">Øystein Myhre Andersen</text:span></text:p>
            <text:p/>
          </draw:text-box>
        </draw:frame>
      </draw:page>
      <draw:page draw:name="page3" draw:style-name="dp1" draw:master-page-name="Standard">
        <draw:frame draw:style-name="gr3" draw:text-style-name="P1" draw:layer="layout" svg:width="18.79cm" svg:height="20.058cm" svg:x="1.9cm" svg:y="1.9cm">
          <draw:text-box>
            <text:p><text:span text:style-name="T9">1. Innledning</text:span></text:p>
            <text:p><text:span text:style-name="T10"/></text:p>
            <text:p><text:span text:style-name="T10"/></text:p>
            <text:p><text:span text:style-name="T10">Portable Simula Revisited</text:span></text:p>
            <text:p><text:span text:style-name="T2"/></text:p>
            <text:p><text:span text:style-name="T11">Runtime Organization</text:span></text:p>
            <text:p><text:span text:style-name="T2"/></text:p>
            <text:p><text:span text:style-name="T2"/></text:p>
            <text:p><text:span text:style-name="T11"><text:s text:c="3"/></text:span><text:span text:style-name="T11">Innledning</text:span></text:p>
            <text:p><text:span text:style-name="T2"/></text:p>
            <text:p><text:span text:style-name="T2"/></text:p>
            <text:p><text:span text:style-name="T11"><text:s text:c="3"/></text:span><text:span text:style-name="T11">Identifikasjon av program-elementer.</text:span></text:p>
            <text:p><text:span text:style-name="T2"/></text:p>
            <text:p><text:span text:style-name="T11">Med 'program-element' menes enhver størrelse som er deklarert eller</text:span></text:p>
            <text:p><text:span text:style-name="T11"><text:s/></text:span><text:span text:style-name="T11">spesifisert (parameter) i kildeteksten: variable, array, procedure,</text:span></text:p>
            <text:p><text:span text:style-name="T11"><text:s/></text:span><text:span text:style-name="T11">klasse, label og switch.</text:span></text:p>
            <text:p><text:span text:style-name="T2"/></text:p>
            <text:p><text:span text:style-name="T11">...</text:span></text:p>
            <text:p><text:span text:style-name="T2"/></text:p>
            <text:p><text:span text:style-name="T11"><text:s text:c="3"/></text:span><text:span text:style-name="T11">Entiteter <text:s/>eller <text:s/>Block Instances</text:span></text:p>
            <text:p><text:span text:style-name="T2"/></text:p>
            <text:p><text:span text:style-name="T11">Med entiteter mener vi program elementer som procedure, class, block, ..</text:span></text:p>
            <text:p><text:span text:style-name="T11">Felles for disse er at di matrialiseres ved egne objekter ved</text:span></text:p>
            <text:p><text:span text:style-name="T11"><text:s/></text:span><text:span text:style-name="T11">utføringen av programmet.</text:span></text:p>
            <text:p><text:span text:style-name="T2"/></text:p>
            <text:p><text:span text:style-name="T11"><text:s text:c="2"/></text:span><text:span text:style-name="T11">Quantities</text:span></text:p>
            <text:p><text:span text:style-name="T2"/></text:p>
            <text:p><text:span text:style-name="T11">Felles for disse er at de brukes til å holde en 'verdi'</text:span></text:p>
            <text:p><text:span text:style-name="T11"/></text:p>
            <text:p><text:span text:style-name="T11"/></text:p>
            <text:p><text:span text:style-name="T11"/></text:p>
            <text:p><text:span text:style-name="T11">OM SIMULA's BLOCK STRUCTURE</text:span></text:p>
            <text:p><text:span text:style-name="T11"/></text:p>
            <text:p><text:span text:style-name="T11"/></text:p>
            <text:p><text:span text:style-name="T11">- SubBlock</text:span></text:p>
            <text:p><text:span text:style-name="T11">- Prfixed Block</text:span></text:p>
            <text:p><text:span text:style-name="T11">- Class</text:span></text:p>
            <text:p><text:span text:style-name="T11">Procedure</text:span></text:p>
            <text:p><text:span text:style-name="T11"/></text:p>
            <text:p><text:span text:style-name="T11"><text:s/></text:span><text:span text:style-name="T11">Hver av dem med kode layout ….</text:span></text:p>
            <text:p><text:span text:style-name="T11"/></text:p>
            <text:p><text:span text:style-name="T11"/></text:p>
            <text:p><text:span text:style-name="T2"/></text:p>
          </draw:text-box>
        </draw:frame>
      </draw:page>
      <draw:page draw:name="page4" draw:style-name="dp1" draw:master-page-name="Standard">
        <draw:frame draw:style-name="gr4" draw:layer="layout" svg:width="17.2cm" svg:height="2.94cm" svg:x="2cm" svg:y="1.9cm">
          <draw:text-box>
            <text:p><text:span text:style-name="T12">2. Simula's nested Block Structure</text:span></text:p>
            <text:p><text:span text:style-name="T2"/></text:p>
            <text:p><text:span text:style-name="T2">Each and every Simula Class, Prefixed Block, Procedure or Sub-Block is compiled into</text:span></text:p>
            <text:p><text:span text:style-name="T2">a Java Class. For example, consider the following Simula Class:</text:span></text:p>
            <text:p/>
          </draw:text-box>
        </draw:frame>
        <draw:frame draw:style-name="gr5" draw:text-style-name="P3" draw:layer="layout" svg:width="17.1cm" svg:height="14.5cm" svg:x="2.1cm" svg:y="10.4cm">
          <draw:text-box>
            <text:p text:style-name="P2"><text:span text:style-name="T13"><text:s text:c="3"/></text:span><text:span text:style-name="T14">public</text:span><text:span text:style-name="T13"> </text:span><text:span text:style-name="T14">class</text:span><text:span text:style-name="T13"> A </text:span><text:span text:style-name="T14">extends</text:span><text:span text:style-name="T13"> CLASS$ {</text:span></text:p>
            <text:p text:style-name="P2"><text:span text:style-name="T13"><text:s text:c="6"/></text:span><text:span text:style-name="T15">// Declare parameters as attributes</text:span></text:p>
            <text:p text:style-name="P2"><text:span text:style-name="T13"><text:s text:c="6"/></text:span><text:span text:style-name="T14">public</text:span><text:span text:style-name="T13"> </text:span><text:span text:style-name="T14">int</text:span><text:span text:style-name="T13"> </text:span><text:span text:style-name="T16">p1</text:span><text:span text:style-name="T13">;</text:span></text:p>
            <text:p text:style-name="P2"><text:span text:style-name="T13"><text:s text:c="6"/></text:span><text:span text:style-name="T14">public</text:span><text:span text:style-name="T13"> </text:span><text:span text:style-name="T14">float</text:span><text:span text:style-name="T13"> </text:span><text:span text:style-name="T16">p2</text:span><text:span text:style-name="T13">;</text:span></text:p>
            <text:p text:style-name="P2"><text:span text:style-name="T13"><text:s text:c="6"/></text:span><text:span text:style-name="T15">// Declare locals as attributes</text:span></text:p>
            <text:p text:style-name="P2"><text:span text:style-name="T13"><text:s text:c="6"/></text:span><text:span text:style-name="T14">public</text:span><text:span text:style-name="T13"> $ARRAY&lt;TXT$[]&gt;</text:span><text:span text:style-name="T16">TA</text:span><text:span text:style-name="T13">=</text:span><text:span text:style-name="T14">null</text:span><text:span text:style-name="T13">;</text:span></text:p>
            <text:p text:style-name="P2"><text:span text:style-name="T13"><text:s text:c="6"/></text:span><text:span text:style-name="T14">public</text:span><text:span text:style-name="T13"> </text:span><text:span text:style-name="T14">int</text:span><text:span text:style-name="T13"> </text:span><text:span text:style-name="T16">i</text:span><text:span text:style-name="T13">=0;</text:span></text:p>
            <text:p text:style-name="P2"><text:span text:style-name="T13"><text:s text:c="6"/></text:span><text:span text:style-name="T14">public</text:span><text:span text:style-name="T13"> </text:span><text:span text:style-name="T14">float</text:span><text:span text:style-name="T13"> </text:span><text:span text:style-name="T16">r</text:span><text:span text:style-name="T13">=0.0f;</text:span></text:p>
            <text:p text:style-name="P2"><text:span text:style-name="T13"><text:s text:c="6"/></text:span></text:p>
            <text:p text:style-name="P2"><text:span text:style-name="T13"><text:s text:c="6"/></text:span><text:span text:style-name="T15">// Normal Constructor</text:span></text:p>
            <text:p text:style-name="P2"><text:span text:style-name="T13"><text:s text:c="6"/></text:span><text:span text:style-name="T14">public</text:span><text:span text:style-name="T13"> A(RTObject$ </text:span><text:span text:style-name="T17">staticLink</text:span><text:span text:style-name="T13">,</text:span><text:span text:style-name="T14">int</text:span><text:span text:style-name="T13"> </text:span><text:span text:style-name="T17">p1</text:span><text:span text:style-name="T13">,</text:span><text:span text:style-name="T14">float</text:span><text:span text:style-name="T13"> </text:span><text:span text:style-name="T17">p2</text:span><text:span text:style-name="T13">) {</text:span></text:p>
            <text:p text:style-name="P2"><text:span text:style-name="T13"><text:s text:c="9"/></text:span><text:span text:style-name="T14">super</text:span><text:span text:style-name="T13">(</text:span><text:span text:style-name="T17">staticLink</text:span><text:span text:style-name="T13">);</text:span></text:p>
            <text:p text:style-name="P2"><text:span text:style-name="T13"><text:s text:c="9"/></text:span><text:span text:style-name="T15">// Parameter assignment to locals</text:span></text:p>
            <text:p text:style-name="P2"><text:span text:style-name="T13"><text:s text:c="9"/></text:span><text:span text:style-name="T14">this</text:span><text:span text:style-name="T13">.</text:span><text:span text:style-name="T16">p1</text:span><text:span text:style-name="T13"> = </text:span><text:span text:style-name="T17">p1</text:span><text:span text:style-name="T13">;</text:span></text:p>
            <text:p text:style-name="P2"><text:span text:style-name="T13"><text:s text:c="9"/></text:span><text:span text:style-name="T14">this</text:span><text:span text:style-name="T13">.</text:span><text:span text:style-name="T16">p2</text:span><text:span text:style-name="T13"> = </text:span><text:span text:style-name="T17">p2</text:span><text:span text:style-name="T13">;</text:span></text:p>
            <text:p text:style-name="P2"><text:span text:style-name="T13"><text:s text:c="9"/></text:span><text:span text:style-name="T15">// Declaration Code</text:span></text:p>
            <text:p text:style-name="P2"><text:span text:style-name="T13"><text:s text:c="9"/></text:span><text:span text:style-name="T14">int</text:span><text:span text:style-name="T13">[] </text:span><text:span text:style-name="T17">TA$LB</text:span><text:span text:style-name="T13">={1}; </text:span><text:span text:style-name="T14">int</text:span><text:span text:style-name="T13">[] </text:span><text:span text:style-name="T17">TA$UB</text:span><text:span text:style-name="T13">={40};</text:span></text:p>
            <text:p text:style-name="P2"><text:span text:style-name="T13"><text:s text:c="9"/></text:span><text:span text:style-name="T16">TA</text:span><text:span text:style-name="T13">=</text:span><text:span text:style-name="T14">new</text:span><text:span text:style-name="T13"> $ARRAY&lt;TXT$[]&gt;(</text:span><text:span text:style-name="T14">new</text:span><text:span text:style-name="T13"> TXT$[</text:span><text:span text:style-name="T17">TA$UB</text:span><text:span text:style-name="T13">[0]-</text:span><text:span text:style-name="T17">TA$LB</text:span><text:span text:style-name="T13">[0]+1],</text:span><text:span text:style-name="T17">TA$LB</text:span><text:span text:style-name="T13">,</text:span><text:span text:style-name="T17">TA$UB</text:span><text:span text:style-name="T13">);</text:span></text:p>
            <text:p text:style-name="P2"><text:span text:style-name="T13"><text:s text:c="9"/></text:span></text:p>
            <text:p text:style-name="P2"><text:span text:style-name="T13"><text:s text:c="9"/></text:span><text:span text:style-name="T15">// Create Class Body</text:span></text:p>
            <text:p text:style-name="P2"><text:span text:style-name="T13"><text:s text:c="9"/></text:span><text:span text:style-name="T16">CODE$</text:span><text:span text:style-name="T13">=</text:span><text:span text:style-name="T14">new</text:span><text:span text:style-name="T13"> ClassBody(</text:span><text:span text:style-name="T16">CODE$</text:span><text:span text:style-name="T13">,</text:span><text:span text:style-name="T14">this</text:span><text:span text:style-name="T13">) {</text:span></text:p>
            <text:p text:style-name="P2"><text:span text:style-name="T13"><text:s text:c="12"/></text:span><text:span text:style-name="T14">public</text:span><text:span text:style-name="T13"> </text:span><text:span text:style-name="T14">void</text:span><text:span text:style-name="T13"> STM() {</text:span></text:p>
            <text:p text:style-name="P2"><text:span text:style-name="T13"><text:s text:c="15"/></text:span><text:span text:style-name="T13">BBLK(); </text:span><text:span text:style-name="T15">// Iff no prefix</text:span></text:p>
            <text:p text:style-name="P2"><text:span text:style-name="T13"><text:s text:c="15"/></text:span><text:span text:style-name="T16">i</text:span><text:span text:style-name="T13">=4;</text:span></text:p>
            <text:p text:style-name="P2"><text:span text:style-name="T13"><text:s text:c="15"/></text:span><text:span text:style-name="T14">if</text:span><text:span text:style-name="T13">(</text:span><text:span text:style-name="T16">inner</text:span><text:span text:style-name="T13">!=</text:span><text:span text:style-name="T14">null</text:span><text:span text:style-name="T13">) </text:span><text:span text:style-name="T16">inner</text:span><text:span text:style-name="T13">.STM();</text:span></text:p>
            <text:p text:style-name="P2"><text:span text:style-name="T13"><text:s text:c="15"/></text:span><text:span text:style-name="T16">r</text:span><text:span text:style-name="T13">=((</text:span><text:span text:style-name="T14">float</text:span><text:span text:style-name="T13">)(6));</text:span></text:p>
            <text:p text:style-name="P2"><text:span text:style-name="T13"><text:s text:c="15"/></text:span><text:span text:style-name="T13">EBLK(); </text:span><text:span text:style-name="T15">// Iff no prefix</text:span></text:p>
            <text:p text:style-name="P2"><text:span text:style-name="T13"><text:s text:c="9"/></text:span><text:span text:style-name="T13">}};</text:span></text:p>
            <text:p text:style-name="P2"><text:span text:style-name="T13"><text:s text:c="6"/></text:span><text:span text:style-name="T13">}</text:span></text:p>
            <text:p text:style-name="P2"><text:span text:style-name="T13"><text:s text:c="6"/></text:span></text:p>
            <text:p text:style-name="P2"><text:span text:style-name="T13"><text:s text:c="6"/></text:span><text:span text:style-name="T15">// Class Statements</text:span></text:p>
            <text:p text:style-name="P2"><text:span text:style-name="T13"><text:s text:c="6"/></text:span><text:span text:style-name="T14">public</text:span><text:span text:style-name="T13"> A STM() { </text:span><text:span text:style-name="T14">return</text:span><text:span text:style-name="T13">((A)</text:span><text:span text:style-name="T16">CODE$</text:span><text:span text:style-name="T13">.EXEC$()); }</text:span></text:p>
            <text:p text:style-name="P2"><text:span text:style-name="T13"><text:s text:c="6"/></text:span><text:span text:style-name="T14">public</text:span><text:span text:style-name="T13"> A START() { START(</text:span><text:span text:style-name="T14">this</text:span><text:span text:style-name="T13">); </text:span><text:span text:style-name="T14">return</text:span><text:span text:style-name="T13">(</text:span><text:span text:style-name="T14">this</text:span><text:span text:style-name="T13">); }</text:span></text:p>
            <text:p text:style-name="P2"><text:span text:style-name="T13"><text:s text:c="3"/></text:span><text:span text:style-name="T13">}</text:span></text:p>
          </draw:text-box>
        </draw:frame>
        <draw:frame draw:style-name="gr6" draw:text-style-name="P4" draw:layer="layout" svg:width="11.9cm" svg:height="5.3cm" svg:x="2.3cm" svg:y="4.4cm">
          <draw:text-box>
            <text:p text:style-name="P2"><text:span text:style-name="T18"><text:s text:c="2"/></text:span><text:span text:style-name="T19">Class</text:span><text:span text:style-name="T18"> A(p1,p2); </text:span><text:span text:style-name="T19">integer</text:span><text:span text:style-name="T18"> p1; </text:span><text:span text:style-name="T19">real</text:span><text:span text:style-name="T18"> p2;</text:span></text:p>
            <text:p text:style-name="P2"><text:span text:style-name="T18"><text:s text:c="2"/></text:span><text:span text:style-name="T19">begin</text:span></text:p>
            <text:p text:style-name="P2"><text:span text:style-name="T18"><text:s text:c="4"/></text:span><text:span text:style-name="T19">text</text:span><text:span text:style-name="T18"> </text:span><text:span text:style-name="T19">Array</text:span><text:span text:style-name="T18"> TA(1:40);</text:span></text:p>
            <text:p text:style-name="P2"><text:span text:style-name="T18"><text:s text:c="4"/></text:span><text:span text:style-name="T20">integer</text:span><text:span text:style-name="T18"> i;</text:span></text:p>
            <text:p text:style-name="P2"><text:span text:style-name="T18"><text:s text:c="4"/></text:span><text:span text:style-name="T20">real</text:span><text:span text:style-name="T18"> r;</text:span></text:p>
            <text:p text:style-name="P2"><text:span text:style-name="T18"><text:s text:c="4"/></text:span><text:span text:style-name="T18">i:=4;</text:span></text:p>
            <text:p text:style-name="P2"><text:span text:style-name="T18"><text:s text:c="4"/></text:span><text:span text:style-name="T19">inner</text:span><text:span text:style-name="T18">;</text:span></text:p>
            <text:p text:style-name="P2"><text:span text:style-name="T18"><text:s text:c="4"/></text:span><text:span text:style-name="T18">r:=6;</text:span></text:p>
            <text:p text:style-name="P2"><text:span text:style-name="T18"><text:s text:c="2"/></text:span><text:span text:style-name="T19">end</text:span><text:span text:style-name="T18">; <text:s text:c="2"/></text:span></text:p>
          </draw:text-box>
        </draw:frame>
        <draw:frame draw:style-name="gr7" draw:text-style-name="P1" draw:layer="layout" svg:width="14cm" svg:height="1.3cm" svg:x="2cm" svg:y="9.4cm">
          <draw:text-box>
            <text:p><text:span text:style-name="T2">It will be compiled to a Java Class like:</text:span></text:p>
          </draw:text-box>
        </draw:frame>
        <draw:frame draw:style-name="gr8" draw:text-style-name="P1" draw:layer="layout" svg:width="17.1cm" svg:height="3.569cm" svg:x="2cm" svg:y="24.9cm">
          <draw:text-box>
            <text:p><text:span text:style-name="T2">Here we see that both parameters and local variables are declared as local members.</text:span></text:p>
            <text:p><text:span text:style-name="T2">The constructor consists of parameter transmission, Array declaration code and </text:span></text:p>
            <text:p><text:span text:style-name="T2">creation of concatenated statement code belonging to this Simula Class. </text:span></text:p>
            <text:p><text:span text:style-name="T2"/></text:p>
            <text:p><text:span text:style-name="T2">Two member methods to invoke the Statement Code is generated; one which START this Class in a new Thread and the other don't (STM). The Compiler decides which one to use dependent on the class being a 'component'.</text:span></text:p>
          </draw:text-box>
        </draw:frame>
      </draw:page>
      <draw:page draw:name="page5" draw:style-name="dp1" draw:master-page-name="Standard">
        <draw:frame draw:style-name="gr9" draw:text-style-name="P3" draw:layer="layout" svg:width="17.2cm" svg:height="19.979cm" svg:x="1.9cm" svg:y="8.6cm">
          <draw:text-box>
            <text:p text:style-name="P2"><text:span text:style-name="T13"><text:s text:c="3"/></text:span><text:span text:style-name="T14">public</text:span><text:span text:style-name="T13"> </text:span><text:span text:style-name="T14">class</text:span><text:span text:style-name="T13"> P </text:span><text:span text:style-name="T14">extends</text:span><text:span text:style-name="T13"> RTObject$ {</text:span></text:p>
            <text:p text:style-name="P2"><text:span text:style-name="T13"><text:s text:c="6"/></text:span><text:span text:style-name="T15">// Declare return value as attribute</text:span></text:p>
            <text:p text:style-name="P2"><text:span text:style-name="T13"><text:s text:c="6"/></text:span><text:span text:style-name="T14">public</text:span><text:span text:style-name="T13"> </text:span><text:span text:style-name="T14">int</text:span><text:span text:style-name="T13"> </text:span><text:span text:style-name="T16">$result</text:span><text:span text:style-name="T13">;</text:span></text:p>
            <text:p text:style-name="P2"><text:span text:style-name="T13"><text:s text:c="6"/></text:span><text:span text:style-name="T14">public</text:span><text:span text:style-name="T13"> Object $result() { </text:span><text:span text:style-name="T14">return</text:span><text:span text:style-name="T13">(</text:span><text:span text:style-name="T16">$result</text:span><text:span text:style-name="T13">); }</text:span></text:p>
            <text:p text:style-name="P2"><text:span text:style-name="T13"><text:s text:c="6"/></text:span><text:span text:style-name="T15">// Declare parameters as attributes</text:span></text:p>
            <text:p text:style-name="P2"><text:span text:style-name="T13"><text:s text:c="6"/></text:span><text:span text:style-name="T14">public</text:span><text:span text:style-name="T13"> </text:span><text:span text:style-name="T14">int</text:span><text:span text:style-name="T13"> </text:span><text:span text:style-name="T16">p1</text:span><text:span text:style-name="T13">;</text:span></text:p>
            <text:p text:style-name="P2"><text:span text:style-name="T13"><text:s text:c="6"/></text:span><text:span text:style-name="T14">public</text:span><text:span text:style-name="T13"> </text:span><text:span text:style-name="T14">float</text:span><text:span text:style-name="T13"> </text:span><text:span text:style-name="T16">p2</text:span><text:span text:style-name="T13">;</text:span></text:p>
            <text:p text:style-name="P2"><text:span text:style-name="T13"><text:s text:c="6"/></text:span><text:span text:style-name="T15">// Declare locals as attributes</text:span></text:p>
            <text:p text:style-name="P2"><text:span text:style-name="T13"><text:s text:c="6"/></text:span><text:span text:style-name="T14">public</text:span><text:span text:style-name="T13"> $ARRAY&lt;TXT$[]&gt;</text:span><text:span text:style-name="T16">TA</text:span><text:span text:style-name="T13">=</text:span><text:span text:style-name="T14">null</text:span><text:span text:style-name="T13">;</text:span></text:p>
            <text:p text:style-name="P2"><text:span text:style-name="T13"><text:s text:c="6"/></text:span><text:span text:style-name="T14">int</text:span><text:span text:style-name="T13"> </text:span><text:span text:style-name="T16">i</text:span><text:span text:style-name="T13">=0;</text:span></text:p>
            <text:p text:style-name="P2"><text:span text:style-name="T13"/></text:p>
            <text:p text:style-name="P2"><text:span text:style-name="T13"><text:s text:c="6"/></text:span><text:span text:style-name="T15">// Parameter Transmission in case of Formal/Virtual Procedure Call</text:span></text:p>
            <text:p text:style-name="P2"><text:span text:style-name="T13"><text:s text:c="6"/></text:span><text:span text:style-name="T14">private</text:span><text:span text:style-name="T13"> </text:span><text:span text:style-name="T14">int</text:span><text:span text:style-name="T13"> </text:span><text:span text:style-name="T16">$npar</text:span><text:span text:style-name="T13">=0; </text:span><text:span text:style-name="T15">// Number of actual parameters transmitted.</text:span></text:p>
            <text:p text:style-name="P2"><text:span text:style-name="T13"><text:s text:c="6"/></text:span><text:span text:style-name="T14">public</text:span><text:span text:style-name="T13"> P setPar(Object </text:span><text:span text:style-name="T17">param</text:span><text:span text:style-name="T13">)</text:span></text:p>
            <text:p text:style-name="P2"><text:span text:style-name="T13"><text:s text:c="6"/></text:span><text:span text:style-name="T13">{ </text:span><text:span text:style-name="T14">try</text:span><text:span text:style-name="T13"> { </text:span><text:span text:style-name="T14">switch</text:span><text:span text:style-name="T13">(</text:span><text:span text:style-name="T16">$npar</text:span><text:span text:style-name="T13">++) {</text:span></text:p>
            <text:p text:style-name="P2"><text:span text:style-name="T13"><text:s text:c="4"/></text:span><text:span text:style-name="T13"><text:tab/></text:span><text:span text:style-name="T13"> <text:s text:c="5"/></text:span><text:span text:style-name="T14">case</text:span><text:span text:style-name="T13"> 0: </text:span><text:span text:style-name="T16">p1</text:span><text:span text:style-name="T13">=intValue(</text:span><text:span text:style-name="T17">param</text:span><text:span text:style-name="T13">); </text:span><text:span text:style-name="T14">break</text:span><text:span text:style-name="T13">;</text:span></text:p>
            <text:p text:style-name="P2"><text:span text:style-name="T13"><text:s text:c="4"/></text:span><text:span text:style-name="T13"><text:tab/></text:span><text:span text:style-name="T13"> <text:s text:c="5"/></text:span><text:span text:style-name="T14">case</text:span><text:span text:style-name="T13"> 1: </text:span><text:span text:style-name="T16">p2</text:span><text:span text:style-name="T13">=floatValue(</text:span><text:span text:style-name="T17">param</text:span><text:span text:style-name="T13">); </text:span><text:span text:style-name="T14">break</text:span><text:span text:style-name="T13">;</text:span></text:p>
            <text:p text:style-name="P2"><text:span text:style-name="T13"><text:s text:c="4"/></text:span><text:span text:style-name="T13"><text:tab/></text:span><text:span text:style-name="T13"> <text:s text:c="5"/></text:span><text:span text:style-name="T14">default</text:span><text:span text:style-name="T13">: </text:span><text:span text:style-name="T14">throw</text:span><text:span text:style-name="T13"> </text:span><text:span text:style-name="T14">new</text:span><text:span text:style-name="T13"> RuntimeException(</text:span><text:span text:style-name="T21">"Wrong number of parameters"</text:span><text:span text:style-name="T13">);</text:span></text:p>
            <text:p text:style-name="P2"><text:span text:style-name="T13"><text:s text:c="8"/></text:span><text:span text:style-name="T13">} } </text:span><text:span text:style-name="T14">catch</text:span><text:span text:style-name="T13">(ClassCastException </text:span><text:span text:style-name="T17">e</text:span><text:span text:style-name="T13">) {</text:span></text:p>
            <text:p text:style-name="P2"><text:span text:style-name="T13"><text:s text:c="12"/></text:span><text:span text:style-name="T14">throw</text:span><text:span text:style-name="T13"> </text:span><text:span text:style-name="T14">new</text:span><text:span text:style-name="T13"> RuntimeException(</text:span><text:span text:style-name="T21">"Wrong type of parameter: "</text:span><text:span text:style-name="T13">+</text:span><text:span text:style-name="T17">param</text:span><text:span text:style-name="T13">,</text:span><text:span text:style-name="T17">e</text:span><text:span text:style-name="T13">);}</text:span></text:p>
            <text:p text:style-name="P2"><text:span text:style-name="T13"><text:s text:c="8"/></text:span><text:span text:style-name="T14">return</text:span><text:span text:style-name="T13">(</text:span><text:span text:style-name="T14">this</text:span><text:span text:style-name="T13">);</text:span></text:p>
            <text:p text:style-name="P2"><text:span text:style-name="T13"><text:s text:c="6"/></text:span><text:span text:style-name="T13">}</text:span></text:p>
            <text:p text:style-name="P2"><text:span text:style-name="T13"/></text:p>
            <text:p text:style-name="P2"><text:span text:style-name="T13"><text:s text:c="6"/></text:span><text:span text:style-name="T15">// Constructor in case of Formal/Virtual Procedure Call</text:span></text:p>
            <text:p text:style-name="P2"><text:span text:style-name="T13"><text:s text:c="6"/></text:span><text:span text:style-name="T14">public</text:span><text:span text:style-name="T13"> P(RTObject$ </text:span><text:span text:style-name="T17">staticLink</text:span><text:span text:style-name="T13">)</text:span></text:p>
            <text:p text:style-name="P2"><text:span text:style-name="T13"><text:s text:c="6"/></text:span><text:span text:style-name="T13">{ </text:span><text:span text:style-name="T14">super</text:span><text:span text:style-name="T13">(</text:span><text:span text:style-name="T17">staticLink</text:span><text:span text:style-name="T13">); }</text:span></text:p>
            <text:p text:style-name="P2"><text:span text:style-name="T13"/></text:p>
            <text:p text:style-name="P2"><text:span text:style-name="T13"><text:s text:c="6"/></text:span><text:span text:style-name="T15">// Normal Constructor</text:span></text:p>
            <text:p text:style-name="P2"><text:span text:style-name="T13"><text:s text:c="6"/></text:span><text:span text:style-name="T14">public</text:span><text:span text:style-name="T13"> P(RTObject$ </text:span><text:span text:style-name="T17">staticLink</text:span><text:span text:style-name="T13">,</text:span><text:span text:style-name="T14">int</text:span><text:span text:style-name="T13"> </text:span><text:span text:style-name="T17">p1</text:span><text:span text:style-name="T13">,</text:span><text:span text:style-name="T14">float</text:span><text:span text:style-name="T13"> </text:span><text:span text:style-name="T17">p2</text:span><text:span text:style-name="T13">) {</text:span></text:p>
            <text:p text:style-name="P2"><text:span text:style-name="T13"><text:s text:c="9"/></text:span><text:span text:style-name="T14">super</text:span><text:span text:style-name="T13">(</text:span><text:span text:style-name="T17">staticLink</text:span><text:span text:style-name="T13">);</text:span></text:p>
            <text:p text:style-name="P2"><text:span text:style-name="T13"><text:s text:c="9"/></text:span><text:span text:style-name="T15">// Parameter assignment to locals</text:span></text:p>
            <text:p text:style-name="P2"><text:span text:style-name="T13"><text:s text:c="9"/></text:span><text:span text:style-name="T14">this</text:span><text:span text:style-name="T13">.</text:span><text:span text:style-name="T16">p1</text:span><text:span text:style-name="T13"> = </text:span><text:span text:style-name="T17">p1</text:span><text:span text:style-name="T13">;</text:span></text:p>
            <text:p text:style-name="P2"><text:span text:style-name="T13"><text:s text:c="9"/></text:span><text:span text:style-name="T14">this</text:span><text:span text:style-name="T13">.</text:span><text:span text:style-name="T16">p2</text:span><text:span text:style-name="T13"> = </text:span><text:span text:style-name="T17">p2</text:span><text:span text:style-name="T13">;</text:span></text:p>
            <text:p text:style-name="P2"><text:span text:style-name="T13"><text:s text:c="9"/></text:span><text:span text:style-name="T15">// Declaration Code</text:span></text:p>
            <text:p text:style-name="P2"><text:span text:style-name="T13"><text:s text:c="9"/></text:span><text:span text:style-name="T14">int</text:span><text:span text:style-name="T13">[] </text:span><text:span text:style-name="T17">TA$LB</text:span><text:span text:style-name="T13">={1}; </text:span><text:span text:style-name="T14">int</text:span><text:span text:style-name="T13">[] </text:span><text:span text:style-name="T17">TA$UB</text:span><text:span text:style-name="T13">={40};</text:span></text:p>
            <text:p text:style-name="P2"><text:span text:style-name="T13"><text:s text:c="9"/></text:span><text:span text:style-name="T16">TA</text:span><text:span text:style-name="T13">=</text:span><text:span text:style-name="T14">new</text:span><text:span text:style-name="T13"> $ARRAY&lt;TXT$[]&gt;(</text:span><text:span text:style-name="T14">new</text:span><text:span text:style-name="T13"> TXT$[</text:span><text:span text:style-name="T17">TA$UB</text:span><text:span text:style-name="T13">[0]-</text:span><text:span text:style-name="T17">TA$LB</text:span><text:span text:style-name="T13">[0]+1],</text:span><text:span text:style-name="T17">TA$LB</text:span><text:span text:style-name="T13">,</text:span><text:span text:style-name="T17">TA$UB</text:span><text:span text:style-name="T13">);</text:span></text:p>
            <text:p text:style-name="P2"><text:span text:style-name="T13"><text:s text:c="9"/></text:span><text:span text:style-name="T13">STM();</text:span></text:p>
            <text:p text:style-name="P2"><text:span text:style-name="T13"><text:s text:c="6"/></text:span><text:span text:style-name="T13">}</text:span></text:p>
            <text:p text:style-name="P2"><text:span text:style-name="T13"/></text:p>
            <text:p text:style-name="P2"><text:span text:style-name="T13"><text:s text:c="6"/></text:span><text:span text:style-name="T15">// Procedure Statements</text:span></text:p>
            <text:p text:style-name="P2"><text:span text:style-name="T13"><text:s text:c="6"/></text:span><text:span text:style-name="T14">public</text:span><text:span text:style-name="T13"> P STM() {</text:span></text:p>
            <text:p text:style-name="P2"><text:span text:style-name="T13"><text:s text:c="9"/></text:span><text:span text:style-name="T13">BBLK();</text:span></text:p>
            <text:p text:style-name="P2"><text:span text:style-name="T13"><text:s text:c="9"/></text:span><text:span text:style-name="T16">$result</text:span><text:span text:style-name="T13">=</text:span><text:span text:style-name="T16">p1</text:span><text:span text:style-name="T13">;</text:span></text:p>
            <text:p text:style-name="P2"><text:span text:style-name="T13"><text:s text:c="9"/></text:span><text:span text:style-name="T16">i</text:span><text:span text:style-name="T13">=6;</text:span></text:p>
            <text:p text:style-name="P2"><text:span text:style-name="T13"><text:s text:c="9"/></text:span><text:span text:style-name="T13">EBLK();</text:span></text:p>
            <text:p text:style-name="P2"><text:span text:style-name="T13"><text:s text:c="9"/></text:span><text:span text:style-name="T14">return</text:span><text:span text:style-name="T13">(</text:span><text:span text:style-name="T14">this</text:span><text:span text:style-name="T13">);</text:span></text:p>
            <text:p text:style-name="P2"><text:span text:style-name="T13"><text:s text:c="6"/></text:span><text:span text:style-name="T13">}</text:span></text:p>
            <text:p text:style-name="P2"><text:span text:style-name="T13"><text:s text:c="3"/></text:span><text:span text:style-name="T13">}</text:span></text:p>
          </draw:text-box>
        </draw:frame>
        <draw:frame draw:style-name="gr10" draw:text-style-name="P4" draw:layer="layout" svg:width="9.1cm" svg:height="4.211cm" svg:x="2.4cm" svg:y="3cm">
          <draw:text-box>
            <text:p text:style-name="P2"><text:span text:style-name="T18"><text:s text:c="2"/></text:span><text:span text:style-name="T19">integer</text:span><text:span text:style-name="T18"> </text:span><text:span text:style-name="T19">Procedure</text:span><text:span text:style-name="T18"> P(p1,p2)</text:span></text:p>
            <text:p text:style-name="P2"><text:span text:style-name="T18"><text:s text:c="4"/></text:span><text:span text:style-name="T19">integer</text:span><text:span text:style-name="T18"> p1; </text:span><text:span text:style-name="T19">real</text:span><text:span text:style-name="T18"> p2;</text:span></text:p>
            <text:p text:style-name="P2"><text:span text:style-name="T18"><text:s text:c="2"/></text:span><text:span text:style-name="T19">begin</text:span></text:p>
            <text:p text:style-name="P2"><text:span text:style-name="T18"><text:s text:c="4"/></text:span><text:span text:style-name="T19">text</text:span><text:span text:style-name="T18"> </text:span><text:span text:style-name="T19">Array</text:span><text:span text:style-name="T18"> TA(1:40);</text:span></text:p>
            <text:p text:style-name="P2"><text:span text:style-name="T18"><text:s text:c="4"/></text:span><text:span text:style-name="T19">integer</text:span><text:span text:style-name="T18"> i;</text:span></text:p>
            <text:p text:style-name="P2"><text:span text:style-name="T18"><text:s text:c="4"/></text:span><text:span text:style-name="T18">P:=p1;</text:span></text:p>
            <text:p text:style-name="P2"><text:span text:style-name="T18"><text:s text:c="4"/></text:span><text:span text:style-name="T18">i:=6;</text:span></text:p>
            <text:p text:style-name="P2"><text:span text:style-name="T18"><text:s text:c="2"/></text:span><text:span text:style-name="T19">end</text:span><text:span text:style-name="T18">; <text:s text:c="2"/></text:span></text:p>
          </draw:text-box>
        </draw:frame>
        <draw:frame draw:style-name="gr11" draw:text-style-name="P1" draw:layer="layout" svg:width="16.9cm" svg:height="1.1cm" svg:x="2cm" svg:y="1.9cm">
          <draw:text-box>
            <text:p><text:span text:style-name="T2">Procedures however; follows a different scheme. </text:span></text:p>
          </draw:text-box>
        </draw:frame>
        <draw:frame draw:style-name="gr12" draw:text-style-name="P1" draw:layer="layout" svg:width="17.4cm" svg:height="1.6cm" svg:x="2.1cm" svg:y="7.233cm">
          <draw:text-box>
            <text:p><text:span text:style-name="T2">No concatenation in this case <text:s/>but the procedure must be prepared to be called as a formal procedure without parameter specifications. </text:span></text:p>
          </draw:text-box>
        </draw:frame>
      </draw:page>
      <draw:page draw:name="page6" draw:style-name="dp1" draw:master-page-name="Standard">
        <draw:frame draw:style-name="gr13" draw:text-style-name="P1" draw:layer="layout" svg:width="17cm" svg:height="1cm" svg:x="2.1cm" svg:y="2cm">
          <draw:text-box>
            <text:p><text:span text:style-name="T2">A normal procedure call <text:s/></text:span><text:span text:style-name="T22"><text:s/>i:=P(4,3.14);</text:span><text:span text:style-name="T2"> <text:s text:c="2"/>will generate code look like:</text:span></text:p>
          </draw:text-box>
        </draw:frame>
        <draw:frame draw:style-name="gr14" draw:text-style-name="P5" draw:layer="layout" svg:width="16.8cm" svg:height="5.4cm" svg:x="2cm" svg:y="3.9cm">
          <draw:text-box>
            <text:p text:style-name="P2"><text:span text:style-name="T23"><text:s/></text:span></text:p>
          </draw:text-box>
        </draw:frame>
        <draw:frame draw:style-name="gr11" draw:text-style-name="P4" draw:layer="layout" svg:width="12.8cm" svg:height="1.1cm" svg:x="3.6cm" svg:y="3cm">
          <draw:text-box>
            <text:p text:style-name="P2"><text:span text:style-name="T24">i </text:span><text:span text:style-name="T25">= </text:span><text:span text:style-name="T26">new</text:span><text:span text:style-name="T25"> P(</text:span><text:span text:style-name="T27">PRG$</text:span><text:span text:style-name="T28">,4,(</text:span><text:span text:style-name="T29">float</text:span><text:span text:style-name="T30">)3.14).</text:span><text:span text:style-name="T31">$result</text:span><text:span text:style-name="T30">;</text:span></text:p>
          </draw:text-box>
        </draw:frame>
        <draw:frame draw:style-name="gr15" draw:text-style-name="P1" draw:layer="layout" svg:width="17cm" svg:height="1.9cm" svg:x="2cm" svg:y="4.9cm">
          <draw:text-box>
            <text:p><text:span text:style-name="T2">A call on a formal Procedure; however; will look quite different. Suppose that F is a procedure quantity representing a formal parameter procedure. And P is the actual parameter. Then a call like </text:span><text:span text:style-name="T22"><text:s/>i:=P(4,3.14);</text:span><text:span text:style-name="T2"> <text:s text:c="2"/>will generate code like this: </text:span></text:p>
          </draw:text-box>
        </draw:frame>
        <draw:frame draw:style-name="gr16" draw:text-style-name="P1" draw:layer="layout" svg:width="17.1cm" svg:height="14.7cm" svg:x="2cm" svg:y="8.1cm">
          <draw:text-box>
            <text:p text:style-name="P2"><text:span text:style-name="T32"><text:tab/></text:span><text:span text:style-name="T32"><text:tab/></text:span><text:span text:style-name="T33">i</text:span><text:span text:style-name="T32"> = (</text:span><text:span text:style-name="T34">int</text:span><text:span text:style-name="T32">)</text:span><text:span text:style-name="T33">F</text:span><text:span text:style-name="T32">.CPF().setPar(</text:span><text:span text:style-name="T34">new</text:span><text:span text:style-name="T32"> $NAME&lt;Integer&gt;() {</text:span></text:p>
            <text:p text:style-name="P2"><text:span text:style-name="T32"><text:tab/></text:span><text:span text:style-name="T32"><text:tab/></text:span><text:span text:style-name="T32"><text:tab/></text:span><text:span text:style-name="T34">public</text:span><text:span text:style-name="T32"> Integer get() {</text:span></text:p>
            <text:p text:style-name="P2"><text:span text:style-name="T32"><text:tab/></text:span><text:span text:style-name="T32"><text:tab/></text:span><text:span text:style-name="T32"><text:tab/></text:span><text:span text:style-name="T32"><text:tab/></text:span><text:span text:style-name="T34">return</text:span><text:span text:style-name="T32"> (4);</text:span></text:p>
            <text:p text:style-name="P2"><text:span text:style-name="T32"><text:tab/></text:span><text:span text:style-name="T32"><text:tab/></text:span><text:span text:style-name="T32"><text:tab/></text:span><text:span text:style-name="T32">}</text:span></text:p>
            <text:p text:style-name="P2"><text:span text:style-name="T32"><text:tab/></text:span><text:span text:style-name="T32"><text:tab/></text:span><text:span text:style-name="T32">}).setPar(</text:span><text:span text:style-name="T34">new</text:span><text:span text:style-name="T32"> $NAME&lt;Double&gt;() {</text:span></text:p>
            <text:p text:style-name="P2"><text:span text:style-name="T32"><text:tab/></text:span><text:span text:style-name="T32"><text:tab/></text:span><text:span text:style-name="T32"><text:tab/></text:span><text:span text:style-name="T34">public</text:span><text:span text:style-name="T32"> Double get() {</text:span></text:p>
            <text:p text:style-name="P2"><text:span text:style-name="T32"><text:tab/></text:span><text:span text:style-name="T32"><text:tab/></text:span><text:span text:style-name="T32"><text:tab/></text:span><text:span text:style-name="T32"><text:tab/></text:span><text:span text:style-name="T34">return</text:span><text:span text:style-name="T32"> (3.14);</text:span></text:p>
            <text:p text:style-name="P2"><text:span text:style-name="T32"><text:tab/></text:span><text:span text:style-name="T32"><text:tab/></text:span><text:span text:style-name="T32"><text:tab/></text:span><text:span text:style-name="T32">}</text:span></text:p>
            <text:p text:style-name="P2"><text:span text:style-name="T32"><text:tab/></text:span><text:span text:style-name="T32"><text:tab/></text:span><text:span text:style-name="T32">}).STM().$result();</text:span></text:p>
          </draw:text-box>
        </draw:frame>
      </draw:page>
      <draw:page draw:name="page7" draw:style-name="dp1" draw:master-page-name="Standard">
        <draw:frame draw:style-name="gr17" draw:text-style-name="P6" draw:layer="layout" svg:width="18.536cm" svg:height="26.4cm" svg:x="1.7cm" svg:y="1.9cm">
          <draw:text-box>
            <text:p><text:span text:style-name="T35">Block Instances at runtime.</text:span></text:p>
            <text:p><text:span text:style-name="T35"/></text:p>
            <text:p><text:span text:style-name="T36">During execution, program elements like procedure, class, block, etc.</text:span></text:p>
            <text:p><text:span text:style-name="T36">are represented by objects of subclasses of RTObject.</text:span></text:p>
            <text:p><text:span text:style-name="T36"/></text:p>
            <text:p><text:span text:style-name="T36">The following attributes are defined:</text:span></text:p>
            <text:p><text:span text:style-name="T36"/></text:p>
            <text:p text:style-name="P2"><text:span text:style-name="T37"/></text:p>
            <text:p><text:span text:style-name="T30">OperationalState </text:span><text:span text:style-name="T31">STATE$</text:span><text:span text:style-name="T38">; One of { </text:span><text:span text:style-name="T39">detached</text:span><text:span text:style-name="T38">,</text:span><text:span text:style-name="T39">resumed</text:span><text:span text:style-name="T38">,</text:span><text:span text:style-name="T39">attached</text:span><text:span text:style-name="T38">,</text:span><text:span text:style-name="T39">terminated</text:span><text:span text:style-name="T38"> }</text:span></text:p>
            <text:p text:style-name="P2"/>
            <text:p><text:span text:style-name="T40">boolean</text:span><text:span text:style-name="T41"> isQPSystemBlock()</text:span></text:p>
            <text:p text:style-name="P2"><text:span text:style-name="T38"><text:s/></text:span><text:span text:style-name="T38"><text:tab/></text:span><text:span text:style-name="T38"><text:tab/></text:span><text:span text:style-name="T38"> <text:s text:c="2"/></text:span><text:span text:style-name="T38">This is a static property generated by the compiler.</text:span></text:p>
            <text:p text:style-name="P2"><text:span text:style-name="T38"><text:s text:c="25"/></text:span><text:span text:style-name="T38">It will return true for Block or Prefixed Block with local classes.</text:span></text:p>
            <text:p text:style-name="P2"><text:span text:style-name="T38"/></text:p>
            <text:p text:style-name="P2"><text:span text:style-name="T29">boolean</text:span><text:span text:style-name="T30"> isDetachable()</text:span></text:p>
            <text:p text:style-name="P2"><text:span text:style-name="T38"><text:s/></text:span><text:span text:style-name="T38"><text:tab/></text:span><text:span text:style-name="T38"><text:tab/></text:span><text:span text:style-name="T38"> <text:s text:c="2"/></text:span><text:span text:style-name="T38">This is a static property generated by the compiler.</text:span></text:p>
            <text:p text:style-name="P2"><text:span text:style-name="T38"><text:s text:c="25"/></text:span><text:span text:style-name="T38">It will return true for Classes which can be Detached.</text:span></text:p>
            <text:p text:style-name="P2"><text:span text:style-name="T38"/></text:p>
            <text:p><text:span text:style-name="T36"/></text:p>
            <text:p><text:span text:style-name="T30">RTObject$ </text:span><text:span text:style-name="T31">SL$</text:span><text:span text:style-name="T36"> <text:s text:c="2"/></text:span><text:span text:style-name="T42">This is a pointer to the object of the nearest textually</text:span></text:p>
            <text:p text:style-name="P2"><text:span text:style-name="T42"><text:s text:c="29"/></text:span><text:span text:style-name="T42">enclosing block instance, also called 'static link'.</text:span></text:p>
            <text:p text:style-name="P2"><text:span text:style-name="T37"><text:tab/></text:span><text:span text:style-name="T37"> </text:span></text:p>
            <text:p text:style-name="P2"><text:span text:style-name="T36"><text:tab/></text:span></text:p>
            <text:p><text:span text:style-name="T30">RTObject$ </text:span><text:span text:style-name="T31">DL$</text:span><text:span text:style-name="T36"> <text:s/></text:span><text:span text:style-name="T42">If this block instance is attached this is a pointer to the object of the block</text:span></text:p>
            <text:p text:style-name="P2"><text:span text:style-name="T42"><text:s text:c="28"/></text:span><text:span text:style-name="T42">instance to which the instance is attached (also called dynamic link),</text:span></text:p>
            <text:p text:style-name="P2"><text:span text:style-name="T42"><text:s text:c="28"/></text:span><text:span text:style-name="T42">i.e. it points to the block instance which called this one.</text:span></text:p>
            <text:p text:style-name="P2"><text:span text:style-name="T43"/></text:p>
            <text:p text:style-name="P2"><text:span text:style-name="T43"/></text:p>
            <text:p><text:span text:style-name="T29">int</text:span><text:span text:style-name="T30"> </text:span><text:span text:style-name="T31">BL$ <text:s/></text:span><text:span text:style-name="T44">Static block level.</text:span></text:p>
            <text:p><text:span text:style-name="T44"/></text:p>
            <text:p><text:span text:style-name="T44"/></text:p>
            <text:p text:style-name="P2"><text:span text:style-name="T30">ClassBody </text:span><text:span text:style-name="T31">CODE$</text:span><text:span text:style-name="T38"> <text:s text:c="2"/>This is an object containing the concatenated statement code for</text:span></text:p>
            <text:p text:style-name="P2"><text:span text:style-name="T38"><text:s text:c="33"/></text:span><text:span text:style-name="T38">Classes and Prefixed blocks.</text:span></text:p>
            <text:p text:style-name="P2"><text:span text:style-name="T37"/></text:p>
            <text:p text:style-name="P2"><text:span text:style-name="T37"><text:tab/></text:span><text:span text:style-name="T37"> </text:span></text:p>
            <text:p><text:span text:style-name="T30">Thread </text:span><text:span text:style-name="T31">THREAD$</text:span><text:span text:style-name="T36"> </text:span><text:span text:style-name="T42"><text:s/>This is a pointer to the Thread in which this block instance is running.</text:span></text:p>
            <text:p><text:span text:style-name="T42"><text:s text:c="30"/></text:span><text:span text:style-name="T42">If this block instance is detached it is used as the program part of the</text:span></text:p>
            <text:p><text:span text:style-name="T42"><text:s text:c="30"/></text:span><text:span text:style-name="T42">reactivation point.</text:span></text:p>
            <text:p text:style-name="P2"><text:span text:style-name="T42"/></text:p>
            <text:p text:style-name="P2"><text:span text:style-name="T42"/></text:p>
            <text:p text:style-name="P2"><text:span text:style-name="T42"/></text:p>
            <text:p text:style-name="P2"><text:span text:style-name="T42"/></text:p>
            <text:p text:style-name="P2"><text:span text:style-name="T42">The figure on next page shows the main structure of nested block instances at runtime.</text:span></text:p>
            <text:p text:style-name="P2"><text:span text:style-name="T42">Ole Johan dahl had a simular figure in a compendium in 1980. <text:s text:c="2"/></text:span></text:p>
            <text:p text:style-name="P2"><text:span text:style-name="T37"><text:tab/></text:span><text:span text:style-name="T37"> </text:span></text:p>
            <text:p text:style-name="P2"><text:span text:style-name="T42"/></text:p>
          </draw:text-box>
        </draw:frame>
      </draw:page>
      <draw:page draw:name="page8" draw:style-name="dp1" draw:master-page-name="Standard">
        <draw:frame draw:style-name="gr18" draw:layer="layout" svg:width="8.155cm" svg:height="25.371cm" svg:x="1.5cm" svg:y="2.3cm">
          <draw:text-box>
            <text:p><text:span text:style-name="T45">begin</text:span></text:p>
            <text:p><text:span text:style-name="T46"/></text:p>
            <text:p><text:s text:c="3"/><text:span text:style-name="T45">integer</text:span> a;</text:p>
            <text:p/>
            <text:p><text:s text:c="3"/><text:span text:style-name="T45">procedure</text:span> P(x); <text:span text:style-name="T45">name</text:span> x;</text:p>
            <text:p/>
            <text:p><text:s text:c="3"/><text:span text:style-name="T45">begin</text:span></text:p>
            <text:p><text:span text:style-name="T46"/></text:p>
            <text:p><text:s text:c="6"/><text:span text:style-name="T45">integer</text:span> b;</text:p>
            <text:p/>
            <text:p><text:s text:c="6"/>...</text:p>
            <text:p/>
            <text:p><text:s text:c="6"/><text:span text:style-name="T1">b</text:span><text:span text:style-name="T45">egin</text:span></text:p>
            <text:p><text:span text:style-name="T46"/></text:p>
            <text:p><text:s text:c="9"/><text:span text:style-name="T45">integer</text:span> c;</text:p>
            <text:p/>
            <text:p><text:s text:c="9"/>...</text:p>
            <text:p/>
            <text:p><text:s text:c="6"/><text:span text:style-name="T45">end</text:span>;</text:p>
            <text:p/>
            <text:p><text:s text:c="6"/>...</text:p>
            <text:p/>
            <text:p><text:s text:c="6"/>P(b);</text:p>
            <text:p/>
            <text:p><text:s text:c="6"/>...</text:p>
            <text:p/>
            <text:p><text:s text:c="3"/><text:span text:style-name="T45">end</text:span>;</text:p>
            <text:p/>
            <text:p><text:s text:c="3"/>...</text:p>
            <text:p/>
            <text:p><text:s text:c="3"/>P(a);</text:p>
            <text:p/>
            <text:p><text:s text:c="3"/>...</text:p>
            <text:p/>
            <text:p><text:span text:style-name="T45">end</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19" draw:text-style-name="P7" draw:layer="layout" svg:width="2.7cm" svg:height="4cm" svg:x="10.5cm" svg:y="3.5cm">
          <text:p/>
        </draw:rect>
        <draw:rect draw:style-name="gr19" draw:text-style-name="P7" draw:layer="layout" svg:width="2.7cm" svg:height="4cm" svg:x="10.4cm" svg:y="14.9cm">
          <text:p/>
        </draw:rect>
        <draw:rect draw:style-name="gr19" draw:text-style-name="P7" draw:layer="layout" svg:width="1.4cm" svg:height="7.9cm" svg:x="16.8cm" svg:y="7.6cm">
          <text:p/>
        </draw:rect>
        <draw:frame draw:style-name="gr20" draw:layer="layout" svg:width="0.858cm" svg:height="5.235cm" svg:x="17.1cm" svg:y="8.265cm">
          <draw:text-box>
            <text:p>1</text:p>
            <text:p/>
            <text:p>2</text:p>
            <text:p/>
            <text:p>3</text:p>
            <text:p/>
            <text:p>..</text:p>
          </draw:text-box>
        </draw:frame>
        <draw:line draw:style-name="gr21" draw:text-style-name="P7" draw:layer="layout" svg:x1="16.8cm" svg:y1="9.4cm" svg:x2="18.2cm" svg:y2="9.4cm">
          <text:p/>
        </draw:line>
        <draw:line draw:style-name="gr21" draw:text-style-name="P7" draw:layer="layout" svg:x1="16.8cm" svg:y1="10.8cm" svg:x2="18.3cm" svg:y2="10.8cm">
          <text:p/>
        </draw:line>
        <draw:line draw:style-name="gr21" draw:text-style-name="P7" draw:layer="layout" svg:x1="16.8cm" svg:y1="12.2cm" svg:x2="18.3cm" svg:y2="12.2cm">
          <text:p/>
        </draw:line>
        <draw:frame draw:style-name="gr22" draw:layer="layout" svg:width="1.383cm" svg:height="0.963cm" svg:x="16.862cm" svg:y="6.3cm">
          <draw:text-box>
            <text:p>CV</text:p>
          </draw:text-box>
        </draw:frame>
        <draw:path draw:style-name="gr23" draw:text-style-name="P7" draw:layer="layout" svg:width="3.841cm" svg:height="5.107cm" svg:x="13.3cm" svg:y="3.5cm" svg:viewBox="0 0 3842 5108" svg:d="M0 0c445 93 1241 356 1500 900 183 384 133 790 200 1200 69 422 20 814 129 1220 117 432 197 864 447 1267 287 463 771 322 1156 521h410">
          <text:p/>
        </draw:path>
        <draw:path draw:style-name="gr24" draw:text-style-name="P7" draw:layer="layout" svg:width="6.706cm" svg:height="0.969cm" svg:x="3.801cm" svg:y="2.831cm" svg:viewBox="0 0 6707 970" svg:d="M0 1c434 0 870-2 1304 0 402 1 766 213 1155 298 403 88 785 110 1193 224 451 126 860 277 1304 298 386 17 778 13 1155 112l410 37h186">
          <text:p/>
        </draw:path>
        <draw:path draw:style-name="gr24" draw:text-style-name="P7" draw:layer="layout" svg:width="6.073cm" svg:height="2.326cm" svg:x="4.36cm" svg:y="7.027cm" svg:viewBox="0 0 6074 2327" svg:d="M0 16c431-34 919-37 1267 224 386 289 860 442 1080 932 208 464 744 639 1193 819 395 158 838 50 1230 187 394 138 772 46 1155 149h149">
          <text:p/>
        </draw:path>
        <draw:path draw:style-name="gr24" draw:text-style-name="P7"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24" draw:text-style-name="P7"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15.1cm" svg:x2="11.3cm" svg:y2="13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4.098cm" svg:height="5.887cm" svg:x="13.08cm" svg:y="9.689cm" svg:viewBox="0 0 4099 5888" svg:d="M0 5888c439 0 879-103 1267-298 442-222 641-738 670-1193 27-435 201-801 224-1229 21-402 59-803 186-1193 133-409 32-924 410-1230 307-248-37-334 763-734l579-11-37 186">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path draw:style-name="gr23" draw:text-style-name="P7" draw:layer="layout" svg:width="3.837cm" svg:height="10.172cm" svg:x="13.117cm" svg:y="11.478cm" svg:viewBox="0 0 3838 10173" svg:d="M0 10173c407-195 853-259 1155-708 266-396 469-790 559-1229 81-393 198-771 298-1156 113-432 127-862 224-1304 89-407 159-817 186-1230 31-465 108-923 187-1379 78-449 212-889 260-1341 49-467 146-964 522-1267l149-373 298-186">
          <text:p/>
        </draw:path>
        <draw:frame draw:style-name="gr27" draw:layer="layout" svg:width="2.403cm" svg:height="0.963cm" svg:x="10.497cm" svg:y="9.937cm">
          <draw:text-box>
            <text:p>Return</text:p>
          </draw:text-box>
        </draw:frame>
        <draw:frame draw:style-name="gr27" draw:layer="layout" svg:width="2.403cm" svg:height="0.963cm" svg:x="10.497cm" svg:y="15.737cm">
          <draw:text-box>
            <text:p>Retur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28" draw:layer="layout" svg:width="0.853cm" svg:height="0.963cm" svg:x="11.5cm" svg:y="5.137cm">
          <draw:text-box>
            <text:p>a</text:p>
          </draw:text-box>
        </draw:frame>
        <draw:frame draw:style-name="gr29" draw:layer="layout" svg:width="0.815cm" svg:height="0.963cm" svg:x="11.263cm" svg:y="10.875cm">
          <draw:text-box>
            <text:p>x</text:p>
          </draw:text-box>
        </draw:frame>
        <draw:frame draw:style-name="gr29" draw:layer="layout" svg:width="0.815cm" svg:height="0.963cm" svg:x="11.3cm" svg:y="16.8cm">
          <draw:text-box>
            <text:p>x</text:p>
          </draw:text-box>
        </draw:frame>
        <draw:frame draw:style-name="gr30" draw:layer="layout" svg:width="0.853cm" svg:height="0.963cm" svg:x="11.247cm" svg:y="11.737cm">
          <draw:text-box>
            <text:p>b</text:p>
          </draw:text-box>
        </draw:frame>
        <draw:frame draw:style-name="gr28" draw:layer="layout" svg:width="0.775cm" svg:height="0.963cm" svg:x="11.336cm" svg:y="17.65cm">
          <draw:text-box>
            <text:p>b</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28" draw:layer="layout" svg:width="0.82cm" svg:height="0.963cm" svg:x="11.2cm" svg:y="22.737cm">
          <draw:text-box>
            <text:p>c</text:p>
          </draw:text-box>
        </draw:frame>
        <draw:frame draw:style-name="gr31" draw:layer="layout" svg:width="4.342cm" svg:height="0.963cm" svg:x="14.9cm" svg:y="23.437cm">
          <draw:text-box>
            <text:p>Current Block</text:p>
          </draw:text-box>
        </draw:frame>
        <draw:line draw:style-name="gr26" draw:text-style-name="P7" draw:layer="layout" svg:x1="14.8cm" svg:y1="23.9cm" svg:x2="13.2cm" svg:y2="23.9cm">
          <text:p/>
        </draw:line>
        <draw:path draw:style-name="gr23" draw:text-style-name="P7" draw:layer="layout" svg:width="2.289cm" svg:height="5.03cm" svg:x="9.001cm" svg:y="12.372cm" svg:viewBox="0 0 2290 5031" svg:d="M1880 0c-373 244-850-61-1192 224-364 303-389 801-522 1230-126 405-202 833-149 1267s-6 852 149 1304c151 442 418 897 857 969 404 66 819-1 1230 0l37 37">
          <text:p/>
        </draw:path>
        <draw:path draw:style-name="gr23" draw:text-style-name="P7" draw:layer="layout" svg:width="2.198cm" svg:height="5.44cm" svg:x="9.055cm" svg:y="5.925cm" svg:viewBox="0 0 2199 5441" svg:d="M2161 0c-473 113-914 390-1192 783-285 403-576 821-708 1304-107 392-268 768-261 1193s136 809 335 1229c223 470 634 583 1007 746l409 112 373 74 75-74">
          <text:p/>
        </draw:path>
        <draw:frame draw:style-name="gr32" draw:layer="layout" svg:width="9.138cm" svg:height="2.073cm" svg:x="6.6cm" svg:y="26.3cm">
          <draw:text-box>
            <text:p>Fig. X <text:s/>Sample Block Structure</text:p>
            <text:p><text:span text:style-name="T12"><text:s text:c="10"/></text:span></text:p>
            <text:p><text:span text:style-name="T12"><text:s text:c="11"/></text:span><text:span text:style-name="T12">(due to Ole-Johan Dahl)</text:span></text:p>
          </draw:text-box>
        </draw:frame>
        <draw:path draw:style-name="gr23" draw:text-style-name="P7" draw:layer="layout" svg:width="5.925cm" svg:height="2.496cm" svg:x="4.62cm" svg:y="16.173cm" svg:viewBox="0 0 5926 2497" svg:d="M0 2497c371-143 802-88 1156-261 459-224 864-524 1267-857 392-324 783-640 1229-894 396-226 842-230 1267-336l373-37 373-74 261-38">
          <text:p/>
        </draw:path>
        <draw:path draw:style-name="gr23" draw:text-style-name="P7"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33" draw:text-style-name="P9" draw:layer="layout" svg:width="1.162cm" svg:height="0.983cm" svg:x="12.238cm" svg:y="8.117cm">
          <draw:text-box>
            <text:p><text:span text:style-name="T47">P</text:span><text:span text:style-name="T48">1</text:span></text:p>
          </draw:text-box>
        </draw:frame>
        <draw:frame draw:style-name="gr34" draw:text-style-name="P9" draw:layer="layout" svg:width="1.162cm" svg:height="0.983cm" svg:x="12.1cm" svg:y="14cm">
          <draw:text-box>
            <text:p><text:span text:style-name="T47">P</text:span><text:span text:style-name="T48">2</text:span></text:p>
          </draw:text-box>
        </draw:frame>
      </draw:page>
      <draw:page draw:name="page9" draw:style-name="dp1" draw:master-page-name="Standard">
        <draw:frame draw:style-name="gr35" draw:text-style-name="P10" draw:layer="layout" svg:width="10.065cm" svg:height="4.523cm" svg:x="4.5cm" svg:y="7.6cm">
          <draw:text-box>
            <text:p><text:span text:style-name="T49"><text:s/></text:span><text:span text:style-name="T49">Håndtering av Procedyrer</text:span></text:p>
            <text:p><text:span text:style-name="T49"/></text:p>
            <text:p><text:span text:style-name="T49">- Parameterløs</text:span></text:p>
            <text:p><text:span text:style-name="T49">- Procedure med parametre</text:span></text:p>
            <text:p><text:span text:style-name="T49">- Formelle/Virtuelle Procedure-kall</text:span></text:p>
            <text:p><text:span text:style-name="T49"/></text:p>
          </draw:text-box>
        </draw:frame>
      </draw:page>
      <draw:page draw:name="page10" draw:style-name="dp1" draw:master-page-name="Standard">
        <draw:frame draw:style-name="gr36" draw:layer="layout" svg:width="17.969cm" svg:height="27.321cm" svg:x="1.188cm" svg:y="1.128cm">
          <draw:text-box>
            <text:p><text:span text:style-name="T50">3. Representation of Quantities.</text:span></text:p>
            <text:p><text:span text:style-name="T2"/></text:p>
            <text:p><text:span text:style-name="T2">Within an object, each quantity local to that object is represented. Local quantities are e.g.</text:span></text:p>
            <text:p><text:span text:style-name="T2">Declared variables in a block (sub-block, procedure body or prefixed block), or the attribute</text:span></text:p>
            <text:p><text:span text:style-name="T2">of a class. Quantities may be of value types, object reference type, text descriptors, array</text:span></text:p>
            <text:p><text:span text:style-name="T2">quantities, procedure quantities, label quantities or switch quantities..</text:span></text:p>
            <text:p><text:span text:style-name="T2"/></text:p>
            <text:p><text:span text:style-name="T51">3.1 Value type variables.</text:span></text:p>
            <text:p><text:span text:style-name="T2"/></text:p>
            <text:p><text:span text:style-name="T2">A variable of value type is represented in Java as follows:</text:span></text:p>
            <text:p><text:span text:style-name="T2"/></text:p>
            <text:p><text:span text:style-name="T2"><text:tab/></text:span><text:span text:style-name="T2">Boolean</text:span><text:span text:style-name="T2"><text:tab/></text:span><text:span text:style-name="T2"><text:tab/></text:span><text:span text:style-name="T2"><text:tab/></text:span><text:span text:style-name="T2">boolean</text:span></text:p>
            <text:p><text:span text:style-name="T2"><text:tab/></text:span><text:span text:style-name="T2">Character</text:span><text:span text:style-name="T2"><text:tab/></text:span><text:span text:style-name="T2"><text:tab/></text:span><text:span text:style-name="T2"><text:tab/></text:span><text:span text:style-name="T2">char</text:span></text:p>
            <text:p><text:span text:style-name="T2"><text:tab/></text:span><text:span text:style-name="T2">Short integer</text:span><text:span text:style-name="T2"><text:tab/></text:span><text:span text:style-name="T2"><text:tab/></text:span><text:span text:style-name="T2"><text:tab/></text:span><text:span text:style-name="T2">int <text:s text:c="4"/>*)</text:span></text:p>
            <text:p><text:span text:style-name="T2"><text:tab/></text:span><text:span text:style-name="T2">Integer</text:span><text:span text:style-name="T2"><text:tab/></text:span><text:span text:style-name="T2"><text:tab/></text:span><text:span text:style-name="T2"><text:tab/></text:span><text:span text:style-name="T2">int</text:span></text:p>
            <text:p><text:span text:style-name="T2"><text:tab/></text:span><text:span text:style-name="T2">Real</text:span><text:span text:style-name="T2"><text:tab/></text:span><text:span text:style-name="T2"><text:tab/></text:span><text:span text:style-name="T2"><text:tab/></text:span><text:span text:style-name="T2"><text:tab/></text:span><text:span text:style-name="T2">float</text:span></text:p>
            <text:p><text:span text:style-name="T2"><text:tab/></text:span><text:span text:style-name="T2">Long real</text:span><text:span text:style-name="T2"><text:tab/></text:span><text:span text:style-name="T2"><text:tab/></text:span><text:span text:style-name="T2"><text:tab/></text:span><text:span text:style-name="T2">double</text:span></text:p>
            <text:p><text:span text:style-name="T2"/></text:p>
            <text:p><text:span text:style-name="T2">*) Simula Standard 2.1.1 <text:s/>states; '' An implementation may choose to implement short integer</text:span></text:p>
            <text:p><text:span text:style-name="T2"><text:s text:c="55"/></text:span><text:span text:style-name="T2">exactly <text:s/>as integer, i.e. ignoring the keyword short <text:s/>''</text:span></text:p>
            <text:p><text:span text:style-name="T2"/></text:p>
            <text:p><text:span text:style-name="T51">3. 2 Object Reference Types.</text:span></text:p>
            <text:p><text:span text:style-name="T2"/></text:p>
            <text:p><text:span text:style-name="T2">Object reference variables are represented in Java as such.</text:span></text:p>
            <text:p><text:span text:style-name="T2"/></text:p>
            <text:p><text:span text:style-name="T2"><text:tab/></text:span><text:span text:style-name="T2">ref(ClassIdentifier)</text:span><text:span text:style-name="T2"><text:tab/></text:span><text:span text:style-name="T2"><text:tab/></text:span><text:span text:style-name="T2">ClassIdentifier</text:span></text:p>
            <text:p><text:span text:style-name="T2"><text:tab/></text:span><text:span text:style-name="T52">none</text:span><text:span text:style-name="T2"><text:tab/></text:span><text:span text:style-name="T2"><text:tab/></text:span><text:span text:style-name="T2"><text:tab/></text:span><text:span text:style-name="T2"><text:tab/></text:span><text:span text:style-name="T52">null</text:span></text:p>
            <text:p><text:span text:style-name="T2"/></text:p>
            <text:p><text:span text:style-name="T51">3. 3 Text Reference Types.</text:span></text:p>
            <text:p><text:span text:style-name="T2"/></text:p>
            <text:p><text:span text:style-name="T2">Text reference variables is a composite structure representated by a TXTREF Java Object.</text:span></text:p>
            <text:p><text:span text:style-name="T2"/></text:p>
            <text:p><text:span text:style-name="T2"><text:tab/></text:span><text:span text:style-name="T2">Text</text:span><text:span text:style-name="T2"><text:tab/></text:span><text:span text:style-name="T2"><text:tab/></text:span><text:span text:style-name="T2"><text:tab/></text:span><text:span text:style-name="T2"><text:tab/></text:span><text:span text:style-name="T2">TXT$</text:span></text:p>
            <text:p><text:span text:style-name="T2"/></text:p>
            <text:p><text:span text:style-name="T2">where TXT$ has the following definition:</text:span></text:p>
            <text:p/>
            <text:p><text:span text:style-name="T53"><text:tab/></text:span><text:span text:style-name="T53">public</text:span><text:span text:style-name="T54"> </text:span><text:span text:style-name="T53">class</text:span><text:span text:style-name="T54"> TXT$ </text:span><text:span text:style-name="T53">extends</text:span><text:span text:style-name="T54"> RTObject {</text:span></text:p>
            <text:p><text:span text:style-name="T54"><text:tab/></text:span><text:span text:style-name="T54"> <text:s text:c="2"/></text:span><text:span text:style-name="T54">TEXTOBJ </text:span><text:span text:style-name="T55">OBJ</text:span><text:span text:style-name="T54">; // Reference to the text object.</text:span></text:p>
            <text:p><text:span text:style-name="T54"><text:tab/></text:span><text:span text:style-name="T54"> <text:s text:c="2"/></text:span><text:span text:style-name="T53">int</text:span><text:span text:style-name="T54"> </text:span><text:span text:style-name="T55">START</text:span><text:span text:style-name="T54">; <text:s text:c="2"/></text:span><text:span text:style-name="T56">// Start index of OBJ.MAIN[], counting from zero.</text:span></text:p>
            <text:p><text:span text:style-name="T54"><text:tab/></text:span><text:span text:style-name="T54"><text:tab/></text:span><text:span text:style-name="T54"><text:tab/></text:span><text:span text:style-name="T54"> <text:s text:c="3"/></text:span><text:span text:style-name="T56">// Note this differ from </text:span><text:span text:style-name="T57">Simula</text:span><text:span text:style-name="T56"> Definition.</text:span></text:p>
            <text:p><text:span text:style-name="T54"><text:tab/></text:span><text:span text:style-name="T54"> <text:s text:c="2"/></text:span><text:span text:style-name="T53">int</text:span><text:span text:style-name="T54"> </text:span><text:span text:style-name="T55">LENGTH</text:span><text:span text:style-name="T54">;</text:span></text:p>
            <text:p><text:span text:style-name="T54"><text:tab/></text:span><text:span text:style-name="T54"> <text:s text:c="2"/></text:span><text:span text:style-name="T53">int</text:span><text:span text:style-name="T54"> </text:span><text:span text:style-name="T55">POS</text:span><text:span text:style-name="T54">; <text:s text:c="4"/></text:span><text:span text:style-name="T56">// Current index of OBJ.MAIN[], counting from zero.</text:span></text:p>
            <text:p><text:span text:style-name="T54"><text:tab/></text:span><text:span text:style-name="T54"><text:tab/></text:span><text:span text:style-name="T54"><text:tab/></text:span><text:span text:style-name="T54"> <text:s text:c="3"/></text:span><text:span text:style-name="T56">// Note this differ from </text:span><text:span text:style-name="T57">Simula</text:span><text:span text:style-name="T56"> Definition.</text:span></text:p>
            <text:p><text:span text:style-name="T58"><text:tab/></text:span><text:span text:style-name="T58"> <text:s text:c="2"/></text:span><text:span text:style-name="T58">...</text:span></text:p>
            <text:p><text:span text:style-name="T58"><text:tab/></text:span><text:span text:style-name="T58">}</text:span></text:p>
            <text:p/>
            <text:p><text:span text:style-name="T59">The special text constant </text:span><text:span text:style-name="T60">notext</text:span><text:span text:style-name="T59"> is represented by Java </text:span><text:span text:style-name="T60">null</text:span><text:span text:style-name="T59">.</text:span></text:p>
            <text:p><text:span text:style-name="T2"/></text:p>
            <text:p/>
            <text:p><text:span text:style-name="T2">The object TEXTOBJ is defined as:</text:span></text:p>
            <text:p/>
            <text:p><text:span text:style-name="T53"><text:tab/></text:span><text:span text:style-name="T53">public</text:span><text:span text:style-name="T54"> </text:span><text:span text:style-name="T53">class</text:span><text:span text:style-name="T54"> TEXTOBJ </text:span><text:span text:style-name="T53">extends</text:span><text:span text:style-name="T54"> RTObject {</text:span></text:p>
            <text:p><text:span text:style-name="T54"><text:tab/></text:span><text:span text:style-name="T54"> <text:s text:c="2"/></text:span><text:span text:style-name="T53">public</text:span><text:span text:style-name="T54"> </text:span><text:span text:style-name="T53">int</text:span><text:span text:style-name="T54"> </text:span><text:span text:style-name="T55">SIZE</text:span><text:span text:style-name="T54">; <text:s text:c="6"/>// Number of characters in the text object.</text:span></text:p>
            <text:p><text:span text:style-name="T54"><text:tab/></text:span><text:span text:style-name="T54"> <text:s text:c="2"/></text:span><text:span text:style-name="T53">public</text:span><text:span text:style-name="T54"> </text:span><text:span text:style-name="T53">boolean</text:span><text:span text:style-name="T54"> </text:span><text:span text:style-name="T55">CONST</text:span><text:span text:style-name="T54">; <text:s/>// True: Indicates a text constant</text:span></text:p>
            <text:p><text:span text:style-name="T54"><text:tab/></text:span><text:span text:style-name="T54"> <text:s text:c="2"/></text:span><text:span text:style-name="T53">char</text:span><text:span text:style-name="T54">[] </text:span><text:span text:style-name="T55">MAIN</text:span><text:span text:style-name="T54">; <text:s text:c="10"/>// The characters</text:span></text:p>
            <text:p><text:span text:style-name="T56"><text:tab/></text:span><text:span text:style-name="T56"> <text:s text:c="2"/></text:span><text:span text:style-name="T56">...</text:span></text:p>
            <text:p><text:span text:style-name="T56"><text:tab/></text:span><text:span text:style-name="T56">}</text:span></text:p>
          </draw:text-box>
        </draw:frame>
      </draw:page>
      <draw:page draw:name="page11" draw:style-name="dp1" draw:master-page-name="Standard">
        <draw:frame draw:style-name="gr37" draw:layer="layout" svg:width="19.129cm" svg:height="27.743cm" svg:x="0.871cm" svg:y="1cm">
          <draw:text-box>
            <text:p><text:span text:style-name="T61">3.4 Array Quantities.</text:span></text:p>
            <text:p/>
            <text:p><text:span text:style-name="T62">A local array is represented by a reference to an array object:</text:span></text:p>
            <text:p/>
            <text:p text:style-name="P2"><text:span text:style-name="T13"><text:tab/></text:span><text:span text:style-name="T14">public</text:span><text:span text:style-name="T13"> </text:span><text:span text:style-name="T14">class</text:span><text:span text:style-name="T13"> $ARRAY&lt;T&gt;</text:span></text:p>
            <text:p text:style-name="P2"><text:span text:style-name="T13"><text:tab/></text:span><text:span text:style-name="T13">{ </text:span><text:span text:style-name="T14">public</text:span><text:span text:style-name="T13"> T </text:span><text:span text:style-name="T16">Elt</text:span><text:span text:style-name="T13">;</text:span></text:p>
            <text:p text:style-name="P2"><text:span text:style-name="T13"><text:tab/></text:span><text:span text:style-name="T13"> <text:s/></text:span><text:span text:style-name="T14">public</text:span><text:span text:style-name="T13"> </text:span><text:span text:style-name="T14">int</text:span><text:span text:style-name="T13">[] </text:span><text:span text:style-name="T16">LB</text:span><text:span text:style-name="T13">;</text:span></text:p>
            <text:p text:style-name="P2"><text:span text:style-name="T13"><text:tab/></text:span><text:span text:style-name="T13"> <text:s/></text:span><text:span text:style-name="T14">public</text:span><text:span text:style-name="T13"> </text:span><text:span text:style-name="T14">int</text:span><text:span text:style-name="T13">[] </text:span><text:span text:style-name="T16">UB</text:span><text:span text:style-name="T13">;</text:span></text:p>
            <text:p text:style-name="P2"><text:span text:style-name="T13"><text:tab/></text:span><text:span text:style-name="T13"> <text:s/></text:span><text:span text:style-name="T14">public</text:span><text:span text:style-name="T13"> $ARRAY(T </text:span><text:span text:style-name="T17">Elt</text:span><text:span text:style-name="T13">,</text:span><text:span text:style-name="T14">int</text:span><text:span text:style-name="T13">[] </text:span><text:span text:style-name="T17">LB</text:span><text:span text:style-name="T13">,</text:span><text:span text:style-name="T14">int</text:span><text:span text:style-name="T13">[] </text:span><text:span text:style-name="T17">UB</text:span><text:span text:style-name="T13">)</text:span></text:p>
            <text:p text:style-name="P2"><text:span text:style-name="T13"><text:tab/></text:span><text:span text:style-name="T13"> <text:s/></text:span><text:span text:style-name="T13">{ </text:span><text:span text:style-name="T14">this</text:span><text:span text:style-name="T13">.</text:span><text:span text:style-name="T16">Elt</text:span><text:span text:style-name="T13">=</text:span><text:span text:style-name="T17">Elt</text:span><text:span text:style-name="T13">; </text:span><text:span text:style-name="T14">this</text:span><text:span text:style-name="T13">.</text:span><text:span text:style-name="T16">LB</text:span><text:span text:style-name="T13">=</text:span><text:span text:style-name="T17">LB</text:span><text:span text:style-name="T13">; </text:span><text:span text:style-name="T14">this</text:span><text:span text:style-name="T13">.</text:span><text:span text:style-name="T16">UB</text:span><text:span text:style-name="T13">=</text:span><text:span text:style-name="T17">UB</text:span><text:span text:style-name="T13">; }</text:span></text:p>
            <text:p text:style-name="P2"><text:span text:style-name="T13"><text:tab/></text:span><text:span text:style-name="T13"> <text:s/></text:span><text:span text:style-name="T14">public</text:span><text:span text:style-name="T13"> $ARRAY&lt;T&gt; COPY() { … }</text:span></text:p>
            <text:p text:style-name="P2"><text:span text:style-name="T63"><text:tab/></text:span><text:span text:style-name="T63">}</text:span></text:p>
            <text:p text:style-name="P2"><text:span text:style-name="T63"/></text:p>
            <text:p><text:span text:style-name="T62"/></text:p>
            <text:p><text:span text:style-name="T62">Example: A one-dimesional </text:span><text:span text:style-name="T64"><text:s/>Integer Array Table(6:56) </text:span><text:span text:style-name="T62"><text:s/>is declared by:</text:span></text:p>
            <text:p><text:span text:style-name="T62"/></text:p>
            <text:p><text:span text:style-name="T13"><text:tab/></text:span><text:span text:style-name="T13"> <text:s/></text:span><text:span text:style-name="T13">$ARRAY&lt;</text:span><text:span text:style-name="T14">int</text:span><text:span text:style-name="T13">[]&gt; </text:span><text:span text:style-name="T17">Table;</text:span></text:p>
            <text:p><text:span text:style-name="T17"/></text:p>
            <text:p><text:span text:style-name="T65"><text:tab/></text:span><text:span text:style-name="T65"> <text:s/></text:span><text:span text:style-name="T14">int</text:span><text:span text:style-name="T13">[] </text:span><text:span text:style-name="T17">Table$LB</text:span><text:span text:style-name="T13">={6};</text:span></text:p>
            <text:p text:style-name="P2"><text:span text:style-name="T13"><text:tab/></text:span><text:span text:style-name="T13"> <text:s/></text:span><text:span text:style-name="T14">int</text:span><text:span text:style-name="T13">[] </text:span><text:span text:style-name="T17">Table$UB</text:span><text:span text:style-name="T13">={56};</text:span></text:p>
            <text:p text:style-name="P2"><text:span text:style-name="T13"><text:tab/></text:span><text:span text:style-name="T13"> <text:s/></text:span><text:span text:style-name="T17">Table</text:span><text:span text:style-name="T13">=</text:span><text:span text:style-name="T14">new</text:span><text:span text:style-name="T13"> $ARRAY&lt;</text:span><text:span text:style-name="T14">int</text:span><text:span text:style-name="T13">[]&gt;(</text:span><text:span text:style-name="T14">new</text:span><text:span text:style-name="T13"> </text:span><text:span text:style-name="T14">int</text:span><text:span text:style-name="T13">[51],</text:span><text:span text:style-name="T17">Table$LB</text:span><text:span text:style-name="T13">,</text:span><text:span text:style-name="T17">Table$UB</text:span><text:span text:style-name="T13">);</text:span></text:p>
            <text:p text:style-name="P2"><text:span text:style-name="T13"/></text:p>
            <text:p><text:span text:style-name="T66">And we acess elements like this:</text:span></text:p>
            <text:p text:style-name="P2"><text:span text:style-name="T13"/></text:p>
            <text:p text:style-name="P2"><text:span text:style-name="T13"><text:tab/></text:span><text:span text:style-name="T13"> <text:s/></text:span><text:span text:style-name="T14">int</text:span><text:span text:style-name="T13"> </text:span><text:span text:style-name="T17">x</text:span><text:span text:style-name="T13">=45; </text:span><text:span text:style-name="T15">// Index</text:span></text:p>
            <text:p text:style-name="P2"><text:span text:style-name="T13"><text:tab/></text:span><text:span text:style-name="T13"> <text:s/></text:span><text:span text:style-name="T14">int</text:span><text:span text:style-name="T13"> </text:span><text:span text:style-name="T17">i</text:span><text:span text:style-name="T13">=</text:span><text:span text:style-name="T17">Table</text:span><text:span text:style-name="T13">.</text:span><text:span text:style-name="T16">Elt</text:span><text:span text:style-name="T13">[</text:span><text:span text:style-name="T17">x</text:span><text:span text:style-name="T13">-</text:span><text:span text:style-name="T17">Table</text:span><text:span text:style-name="T13">.</text:span><text:span text:style-name="T16">LB</text:span><text:span text:style-name="T13">[1]]; <text:s/></text:span><text:span text:style-name="T15">// <text:s/>i := Table(x); </text:span></text:p>
            <text:p text:style-name="P2"><text:span text:style-name="T13"><text:tab/></text:span><text:span text:style-name="T13"> <text:s/></text:span><text:span text:style-name="T17">Table</text:span><text:span text:style-name="T13">.</text:span><text:span text:style-name="T16">Elt</text:span><text:span text:style-name="T13">[</text:span><text:span text:style-name="T17">x</text:span><text:span text:style-name="T13">-</text:span><text:span text:style-name="T17">Table</text:span><text:span text:style-name="T13">.</text:span><text:span text:style-name="T16">LB</text:span><text:span text:style-name="T13">[1]]=</text:span><text:span text:style-name="T17">i</text:span><text:span text:style-name="T13">; <text:s text:c="5"/></text:span><text:span text:style-name="T15">// <text:s/>Table(x) := i;</text:span></text:p>
            <text:p text:style-name="P2"><text:span text:style-name="T13"/></text:p>
            <text:p><text:span text:style-name="T62"/></text:p>
            <text:p><text:span text:style-name="T62">And, two-dimesional <text:s/></text:span><text:span text:style-name="T64">Text Array TA(6:56,8:88) </text:span><text:span text:style-name="T62"><text:s/>is coded like:</text:span></text:p>
            <text:p/>
            <text:p text:style-name="P2"><text:span text:style-name="T13"><text:tab/></text:span><text:span text:style-name="T13"> <text:s/></text:span><text:span text:style-name="T13">$ARRAY&lt;TXT$[][]&gt; </text:span><text:span text:style-name="T17">TA</text:span><text:span text:style-name="T13">;</text:span></text:p>
            <text:p text:style-name="P2"><text:span text:style-name="T13"><text:tab/></text:span><text:span text:style-name="T13"> <text:s/></text:span><text:span text:style-name="T14">int</text:span><text:span text:style-name="T13">[] </text:span><text:span text:style-name="T17">LB</text:span><text:span text:style-name="T13"> = {6,8}; <text:s text:c="6"/></text:span><text:span text:style-name="T67">NOTE: If expression – evaluation in wrong order</text:span></text:p>
            <text:p text:style-name="P2"><text:span text:style-name="T13"><text:tab/></text:span><text:span text:style-name="T13"> <text:s/></text:span><text:span text:style-name="T14">int</text:span><text:span text:style-name="T13">[] </text:span><text:span text:style-name="T17">UB</text:span><text:span text:style-name="T13"> = {56,88}; <text:s text:c="4"/></text:span><text:span text:style-name="T67">NOTE: If expression – evaluation in wrong order</text:span></text:p>
            <text:p text:style-name="P2"><text:span text:style-name="T13"><text:tab/></text:span><text:span text:style-name="T13"> <text:s/></text:span><text:span text:style-name="T17">TA</text:span><text:span text:style-name="T13">=</text:span><text:span text:style-name="T14">new</text:span><text:span text:style-name="T13"> $ARRAY&lt;TXT$[][]&gt;(</text:span><text:span text:style-name="T14">new</text:span><text:span text:style-name="T13"> TXT$[51][81],</text:span><text:span text:style-name="T17">LB</text:span><text:span text:style-name="T13">,</text:span><text:span text:style-name="T17">UB</text:span><text:span text:style-name="T13">);</text:span></text:p>
            <text:p text:style-name="P2"><text:span text:style-name="T13"/></text:p>
            <text:p text:style-name="P2"><text:span text:style-name="T13"><text:tab/></text:span><text:span text:style-name="T13"> <text:s/></text:span><text:span text:style-name="T14">int</text:span><text:span text:style-name="T13"> </text:span><text:span text:style-name="T17">x</text:span><text:span text:style-name="T13">=45; </text:span><text:span text:style-name="T15">// Index</text:span></text:p>
            <text:p text:style-name="P2"><text:span text:style-name="T13"><text:tab/></text:span><text:span text:style-name="T13"> <text:s/></text:span><text:span text:style-name="T14">int</text:span><text:span text:style-name="T13"> </text:span><text:span text:style-name="T17">y</text:span><text:span text:style-name="T13">=45; </text:span><text:span text:style-name="T15">// Index</text:span></text:p>
            <text:p text:style-name="P2"><text:span text:style-name="T13"><text:tab/></text:span><text:span text:style-name="T13"> <text:s/></text:span><text:span text:style-name="T13">TXT$ </text:span><text:span text:style-name="T17">t</text:span><text:span text:style-name="T13">=</text:span><text:span text:style-name="T17">TA</text:span><text:span text:style-name="T13">.</text:span><text:span text:style-name="T16">Elt</text:span><text:span text:style-name="T13">[</text:span><text:span text:style-name="T17">x</text:span><text:span text:style-name="T13">-</text:span><text:span text:style-name="T17">TA</text:span><text:span text:style-name="T13">.</text:span><text:span text:style-name="T16">LB</text:span><text:span text:style-name="T13">[1]][</text:span><text:span text:style-name="T17">y</text:span><text:span text:style-name="T13">-</text:span><text:span text:style-name="T17">TA</text:span><text:span text:style-name="T13">.</text:span><text:span text:style-name="T16">LB</text:span><text:span text:style-name="T13">[2]]; <text:s/></text:span><text:span text:style-name="T15">// <text:s/>t :- AI(x,y); </text:span></text:p>
            <text:p text:style-name="P2"><text:span text:style-name="T13"><text:tab/></text:span><text:span text:style-name="T13"> <text:s/></text:span><text:span text:style-name="T17">TA</text:span><text:span text:style-name="T13">.</text:span><text:span text:style-name="T16">Elt</text:span><text:span text:style-name="T13">[</text:span><text:span text:style-name="T17">x</text:span><text:span text:style-name="T13">-</text:span><text:span text:style-name="T17">TA</text:span><text:span text:style-name="T13">.</text:span><text:span text:style-name="T16">LB</text:span><text:span text:style-name="T13">[1]][</text:span><text:span text:style-name="T17">y</text:span><text:span text:style-name="T13">-</text:span><text:span text:style-name="T17">TA</text:span><text:span text:style-name="T13">.</text:span><text:span text:style-name="T16">LB</text:span><text:span text:style-name="T13">[2]]=</text:span><text:span text:style-name="T17">t</text:span><text:span text:style-name="T13">; <text:s text:c="6"/></text:span><text:span text:style-name="T15">// <text:s/>AI(x,y) :- t;</text:span></text:p>
            <text:p text:style-name="P2"><text:span text:style-name="T15"/></text:p>
            <text:p><text:span text:style-name="T62"/></text:p>
            <text:p><text:span text:style-name="T62">And so on as many dimensions as you like.</text:span></text:p>
            <text:p><text:span text:style-name="T62"/></text:p>
            <text:p><text:span text:style-name="T62"/></text:p>
            <text:p><text:span text:style-name="T62">A parameter Array is represented by the <text:s/>$ARRAY&lt;?&gt; <text:s/>quantity.</text:span></text:p>
            <text:p/>
            <text:p><text:span text:style-name="T54"/></text:p>
            <text:p><text:span text:style-name="T68">NOTE:</text:span><text:span text:style-name="T68"><text:tab/></text:span><text:span text:style-name="T68">Multi-dimensional Parameter Arrays are not yet</text:span></text:p>
            <text:p><text:span text:style-name="T68"><text:tab/></text:span><text:span text:style-name="T68"><text:tab/></text:span><text:span text:style-name="T68">Implemented. It is supposed that we can use</text:span></text:p>
            <text:p><text:span text:style-name="T68"><text:tab/></text:span><text:span text:style-name="T68"><text:tab/></text:span><text:span text:style-name="T68">reflection to Complete the implementation</text:span></text:p>
          </draw:text-box>
        </draw:frame>
      </draw:page>
      <draw:page draw:name="page12" draw:style-name="dp1" draw:master-page-name="Standard">
        <draw:frame draw:style-name="gr38" draw:layer="layout" svg:width="19.975cm" svg:height="24.339cm" svg:x="1cm" svg:y="1cm">
          <draw:text-box>
            <text:p><text:span text:style-name="T61">3.5 Procedure Quantities.</text:span></text:p>
            <text:p/>
            <text:p><text:span text:style-name="T62">A procedure is represented as a composite structure as shown below. Procedure quantities are</text:span></text:p>
            <text:p><text:span text:style-name="T62">used to represent formal procedure parameters. Local procedures, however, are not represented</text:span></text:p>
            <text:p><text:span text:style-name="T62">as quantities whitin an object.</text:span></text:p>
            <text:p><text:span text:style-name="T2"/></text:p>
            <text:p><text:span text:style-name="T13"><text:tab/></text:span><text:span text:style-name="T14">public</text:span><text:span text:style-name="T13"> </text:span><text:span text:style-name="T14">class</text:span><text:span text:style-name="T13"> $PRCQNT</text:span></text:p>
            <text:p text:style-name="P2"><text:span text:style-name="T13"><text:tab/></text:span><text:span text:style-name="T13">{ RTObject$ </text:span><text:span text:style-name="T16">staticLink</text:span><text:span text:style-name="T13">;</text:span></text:p>
            <text:p text:style-name="P2"><text:span text:style-name="T13"><text:tab/></text:span><text:span text:style-name="T13"> <text:s/></text:span><text:span text:style-name="T13">Class&lt;?&gt; </text:span><text:span text:style-name="T16">procedure</text:span><text:span text:style-name="T13">;</text:span></text:p>
            <text:p text:style-name="P2"><text:span text:style-name="T69"><text:tab/></text:span><text:span text:style-name="T69"><text:tab/></text:span><text:span text:style-name="T69"> <text:s/></text:span></text:p>
            <text:p text:style-name="P2"><text:span text:style-name="T13"><text:tab/></text:span><text:span text:style-name="T13"> <text:s/></text:span><text:span text:style-name="T15">// Constructor</text:span></text:p>
            <text:p text:style-name="P2"><text:span text:style-name="T13"><text:tab/></text:span><text:span text:style-name="T13"> <text:s/></text:span><text:span text:style-name="T14">public</text:span><text:span text:style-name="T13"> $PRCQNT(RTObject$ </text:span><text:span text:style-name="T17">staticLink</text:span><text:span text:style-name="T13">,Class&lt;?&gt; </text:span><text:span text:style-name="T17">procedure</text:span><text:span text:style-name="T13">)</text:span></text:p>
            <text:p text:style-name="P2"><text:span text:style-name="T13"><text:tab/></text:span><text:span text:style-name="T13"> <text:s/></text:span><text:span text:style-name="T13">{ </text:span><text:span text:style-name="T14">this</text:span><text:span text:style-name="T13">.</text:span><text:span text:style-name="T16">staticLink</text:span><text:span text:style-name="T13">=</text:span><text:span text:style-name="T17">staticLink</text:span><text:span text:style-name="T13">; </text:span><text:span text:style-name="T14">this</text:span><text:span text:style-name="T13">.</text:span><text:span text:style-name="T16">procedure</text:span><text:span text:style-name="T13">=</text:span><text:span text:style-name="T17">procedure</text:span><text:span text:style-name="T13">; }</text:span></text:p>
            <text:p text:style-name="P2"><text:span text:style-name="T69"><text:tab/></text:span><text:span text:style-name="T69"><text:tab/></text:span><text:span text:style-name="T69"><text:tab/></text:span><text:span text:style-name="T69"> <text:s/></text:span></text:p>
            <text:p text:style-name="P2"><text:span text:style-name="T13"><text:tab/></text:span><text:span text:style-name="T13"> <text:s/></text:span><text:span text:style-name="T14">public</text:span><text:span text:style-name="T13"> RTObject$ CPF()</text:span></text:p>
            <text:p text:style-name="P2"><text:span text:style-name="T13"><text:tab/></text:span><text:span text:style-name="T13"> <text:s/></text:span><text:span text:style-name="T13">{ </text:span><text:span text:style-name="T14">try</text:span></text:p>
            <text:p text:style-name="P2"><text:span text:style-name="T13"><text:tab/></text:span><text:span text:style-name="T13"> <text:s text:c="3"/></text:span><text:span text:style-name="T13">{</text:span><text:span text:style-name="T13"><text:tab/></text:span><text:span text:style-name="T13">Constructor&lt;?&gt; </text:span><text:span text:style-name="T17">constr</text:span><text:span text:style-name="T13"> = </text:span><text:span text:style-name="T16">procedure</text:span><text:span text:style-name="T13">.getConstructor(</text:span><text:span text:style-name="T14">new</text:span><text:span text:style-name="T13"> Class[]{RTObject$.</text:span><text:span text:style-name="T14">class</text:span><text:span text:style-name="T13">});</text:span></text:p>
            <text:p text:style-name="P2"><text:span text:style-name="T13"><text:tab/></text:span><text:span text:style-name="T13"><text:tab/></text:span><text:span text:style-name="T13">Object </text:span><text:span text:style-name="T17">obj</text:span><text:span text:style-name="T13">=</text:span><text:span text:style-name="T17">constr</text:span><text:span text:style-name="T13">.newInstance(</text:span><text:span text:style-name="T16">staticLink</text:span><text:span text:style-name="T13">);</text:span></text:p>
            <text:p text:style-name="P2"><text:span text:style-name="T13"><text:tab/></text:span><text:span text:style-name="T13"><text:tab/></text:span><text:span text:style-name="T14">return</text:span><text:span text:style-name="T13">((RTObject$)</text:span><text:span text:style-name="T17">obj</text:span><text:span text:style-name="T13">); <text:s/></text:span></text:p>
            <text:p text:style-name="P2"><text:span text:style-name="T69"><text:tab/></text:span><text:span text:style-name="T69"> <text:s text:c="3"/></text:span><text:span text:style-name="T69">}</text:span></text:p>
            <text:p text:style-name="P2"><text:span text:style-name="T13"><text:tab/></text:span><text:span text:style-name="T13"> <text:s text:c="3"/></text:span><text:span text:style-name="T14">catch</text:span><text:span text:style-name="T13">(Throwable </text:span><text:span text:style-name="T17">e</text:span><text:span text:style-name="T13">) { </text:span><text:span text:style-name="T14">throw</text:span><text:span text:style-name="T13"> </text:span><text:span text:style-name="T14">new</text:span><text:span text:style-name="T13"> RuntimeException(</text:span><text:span text:style-name="T21">"Internal Error"</text:span><text:span text:style-name="T13">,</text:span><text:span text:style-name="T17">e</text:span><text:span text:style-name="T13">);</text:span><text:span text:style-name="T69"><text:tab/></text:span><text:span text:style-name="T69">} <text:s/></text:span></text:p>
            <text:p text:style-name="P2"><text:span text:style-name="T69"><text:tab/></text:span><text:span text:style-name="T69"> <text:s/></text:span><text:span text:style-name="T69">}</text:span></text:p>
            <text:p text:style-name="P2"><text:span text:style-name="T69"><text:tab/></text:span><text:span text:style-name="T69"><text:tab/></text:span><text:span text:style-name="T69"> <text:s/></text:span></text:p>
            <text:p text:style-name="P2"><text:span text:style-name="T69"><text:tab/></text:span><text:span text:style-name="T69">}</text:span></text:p>
            <text:p/>
            <text:p><text:span text:style-name="T62">The attribute '</text:span><text:span text:style-name="T70">staticLink</text:span><text:span text:style-name="T62">' is a pointer to the block-instance in which the procedure is declared. </text:span></text:p>
            <text:p><text:span text:style-name="T2"/></text:p>
            <text:p><text:span text:style-name="T62">In traditional Simula implementatios, a prototype is generated to hold basic informations of block-</text:span></text:p>
            <text:p><text:span text:style-name="T62">instances, including procedures. In this implementation no Prototype is generated. Instead, we use</text:span></text:p>
            <text:p><text:span text:style-name="T62">Java's reflection m</text:span><text:span text:style-name="T71">echanisms</text:span><text:span text:style-name="T62"> to create procedure object instances.</text:span></text:p>
            <text:p><text:span text:style-name="T2"/></text:p>
            <text:p><text:span text:style-name="T62">The atribute '</text:span><text:span text:style-name="T70">procedure</text:span><text:span text:style-name="T62">' is a pointer to Java's 'prototype' i.e. a pointer to a Java Object containing</text:span></text:p>
            <text:p><text:span text:style-name="T62">all information of the class representing the Simula procedure.</text:span></text:p>
            <text:p><text:span text:style-name="T2"/></text:p>
            <text:p><text:span text:style-name="T62">The CPF method is used for generating call to formal or virtual procedures. Further details in a</text:span></text:p>
            <text:p><text:span text:style-name="T62">later section. </text:span></text:p>
            <text:p><text:span text:style-name="T2"/></text:p>
            <text:p><text:span text:style-name="T62">Suppose we have a Simula procedure 'P'. To create a procedure quantity at runtime we use a</text:span></text:p>
            <text:p><text:span text:style-name="T62">constructs like this:</text:span></text:p>
            <text:p><text:span text:style-name="T2"/></text:p>
            <text:p><text:span text:style-name="T72"><text:s text:c="3"/></text:span><text:span text:style-name="T54">new $PRCQNT(this,P.class); <text:s text:c="2"/>// P is local</text:span></text:p>
            <text:p><text:span text:style-name="T72"><text:s text:c="3"/></text:span><text:span text:style-name="T54">new $PRCQNT(CTX[n],P.class); // P is declared at block level n</text:span></text:p>
            <text:p/>
            <text:p/>
            <text:p><text:span text:style-name="T61">3.6 Switch Quantities.</text:span></text:p>
            <text:p/>
            <text:p><text:span text:style-name="T62">This implementation treats a Simula Switch as a $LABQNT Procedure.</text:span></text:p>
            <text:p><text:span text:style-name="T2"/></text:p>
          </draw:text-box>
        </draw:frame>
      </draw:page>
      <draw:page draw:name="page13" draw:style-name="dp1" draw:master-page-name="Standard">
        <draw:frame draw:style-name="gr39" draw:layer="layout" svg:width="18.884cm" svg:height="28.31cm" svg:x="1cm" svg:y="1cm">
          <draw:text-box>
            <text:p><text:span text:style-name="T61">3.7 Label Quantities. <text:s text:c="3"/>NOTE: Temporary Solytion – May be Reviced</text:span></text:p>
            <text:p/>
            <text:p><text:span text:style-name="T62">Java does not support labels like Simula. The Java Virtual Machine (JVM), however, has labels.</text:span></text:p>
            <text:p><text:span text:style-name="T62">A JVM-label is simply a relative byte-address within the byte-code of a method.</text:span></text:p>
            <text:p><text:span text:style-name="T2"/></text:p>
            <text:p><text:span text:style-name="T62">This implementation will generate Java-code which is prepared for Byte Code Engineering.</text:span></text:p>
            <text:p><text:span text:style-name="T73">See chapter ..... </text:span></text:p>
            <text:p><text:span text:style-name="T2"/></text:p>
            <text:p><text:span text:style-name="T73">Suppose a Simula program containing labels and goto's:</text:span></text:p>
            <text:p><text:span text:style-name="T2"/></text:p>
            <text:p><text:span text:style-name="T74"><text:s text:c="9"/></text:span><text:span text:style-name="T75"><text:s/></text:span><text:span text:style-name="T75">L: ...</text:span></text:p>
            <text:p><text:span text:style-name="T75"><text:s text:c="13"/></text:span><text:span text:style-name="T75">goto L;</text:span></text:p>
            <text:p/>
            <text:p><text:span text:style-name="T73">This will be coded as:</text:span><text:span text:style-name="T62"> </text:span></text:p>
            <text:p><text:span text:style-name="T2"/></text:p>
            <text:p><text:span text:style-name="T76"><text:tab/></text:span><text:span text:style-name="T54"> <text:s text:c="5"/></text:span><text:span text:style-name="T55">L</text:span><text:span text:style-name="T54">=</text:span><text:span text:style-name="T53">new</text:span><text:span text:style-name="T54"> LABEL(</text:span><text:span text:style-name="T77">"L"</text:span><text:span text:style-name="T54">);</text:span></text:p>
            <text:p><text:span text:style-name="T54"><text:tab/></text:span><text:span text:style-name="T54"> <text:s text:c="5"/></text:span><text:span text:style-name="T54">... </text:span></text:p>
            <text:p><text:span text:style-name="T54"><text:tab/></text:span><text:span text:style-name="T54"> <text:s text:c="5"/></text:span><text:span text:style-name="T54">GOTO(</text:span><text:span text:style-name="T55">L</text:span><text:span text:style-name="T54">);</text:span></text:p>
            <text:p/>
            <text:p><text:span text:style-name="T62">Where 'LABEL' is a Java-class:</text:span></text:p>
            <text:p><text:span text:style-name="T2"/></text:p>
            <text:p><text:span text:style-name="T54"><text:tab/></text:span><text:span text:style-name="T53">public</text:span><text:span text:style-name="T54"> </text:span><text:span text:style-name="T53">class</text:span><text:span text:style-name="T54"> LABEL</text:span></text:p>
            <text:p><text:span text:style-name="T54"><text:tab/></text:span><text:span text:style-name="T54">{ String </text:span><text:span text:style-name="T55">ident</text:span><text:span text:style-name="T54">;</text:span></text:p>
            <text:p><text:span text:style-name="T54"><text:tab/></text:span><text:span text:style-name="T54"> <text:s/></text:span><text:span text:style-name="T53">public</text:span><text:span text:style-name="T54"> </text:span><text:span text:style-name="T53">int</text:span><text:span text:style-name="T54"> </text:span><text:span text:style-name="T55">index</text:span><text:span text:style-name="T54">; </text:span><text:span text:style-name="T56">// I.e. ordinal number of the labeled statement.</text:span></text:p>
            <text:p><text:span text:style-name="T54"><text:tab/></text:span><text:span text:style-name="T54"> <text:s/></text:span><text:span text:style-name="T53">public</text:span><text:span text:style-name="T54"> LABEL(String </text:span><text:span text:style-name="T78">ident</text:span><text:span text:style-name="T54">) { </text:span><text:span text:style-name="T53">this</text:span><text:span text:style-name="T54">.</text:span><text:span text:style-name="T55">ident</text:span><text:span text:style-name="T54">=</text:span><text:span text:style-name="T78">ident</text:span><text:span text:style-name="T54">; }</text:span></text:p>
            <text:p><text:span text:style-name="T54"><text:tab/></text:span><text:span text:style-name="T54">}</text:span></text:p>
            <text:p><text:span text:style-name="T54"><text:tab/></text:span></text:p>
            <text:p><text:span text:style-name="T54"><text:tab/></text:span><text:span text:style-name="T53">public</text:span><text:span text:style-name="T54"> </text:span><text:span text:style-name="T53">void</text:span><text:span text:style-name="T54"> GOTO(LABEL </text:span><text:span text:style-name="T78">L</text:span><text:span text:style-name="T54">) {} </text:span><text:span text:style-name="T56">// Local GOTO - Needs ByteCode Engineering.</text:span></text:p>
            <text:p/>
            <text:p><text:span text:style-name="T73">The identifier '</text:span><text:span text:style-name="T70">ident</text:span><text:span text:style-name="T73">' is used to build a label-list which is used to create a table-switch at the</text:span></text:p>
            <text:p><text:span text:style-name="T73">beginning of methods representing Simula statements. The attribute '</text:span><text:span text:style-name="T70">index</text:span><text:span text:style-name="T73">' is the index into this</text:span></text:p>
            <text:p><text:span text:style-name="T73">label-list. </text:span></text:p>
            <text:p><text:span text:style-name="T2"/></text:p>
            <text:p><text:span text:style-name="T62">A non-local label is represented as follows.</text:span></text:p>
            <text:p><text:span text:style-name="T2"/></text:p>
            <text:p><text:span text:style-name="T54"><text:tab/></text:span><text:span text:style-name="T53">public</text:span><text:span text:style-name="T54"> </text:span><text:span text:style-name="T53">class</text:span><text:span text:style-name="T54"> $LABQNT</text:span></text:p>
            <text:p><text:span text:style-name="T54"><text:tab/></text:span><text:span text:style-name="T54">{ RTObject </text:span><text:span text:style-name="T55">SL</text:span><text:span text:style-name="T54">; </text:span><text:span text:style-name="T56">// Static link.</text:span></text:p>
            <text:p><text:span text:style-name="T54"><text:tab/></text:span><text:span text:style-name="T54"> <text:s/></text:span><text:span text:style-name="T54">LABEL </text:span><text:span text:style-name="T55">L</text:span><text:span text:style-name="T54">; <text:s text:c="4"/></text:span><text:span text:style-name="T56">// Local Label.</text:span></text:p>
            <text:p><text:span text:style-name="T54"><text:tab/></text:span><text:span text:style-name="T54"> <text:s/></text:span></text:p>
            <text:p><text:span text:style-name="T54"><text:tab/></text:span><text:span text:style-name="T54"> <text:s/></text:span><text:span text:style-name="T56">// Constructor</text:span></text:p>
            <text:p><text:span text:style-name="T54"><text:tab/></text:span><text:span text:style-name="T54"> <text:s/></text:span><text:span text:style-name="T53">public</text:span><text:span text:style-name="T54"> $LABQNT(RTObject </text:span><text:span text:style-name="T78">staticLink</text:span><text:span text:style-name="T54">,LABEL </text:span><text:span text:style-name="T78">L</text:span><text:span text:style-name="T54">)</text:span></text:p>
            <text:p><text:span text:style-name="T54"><text:tab/></text:span><text:span text:style-name="T54"> <text:s/></text:span><text:span text:style-name="T54">{ </text:span><text:span text:style-name="T53">this</text:span><text:span text:style-name="T54">.</text:span><text:span text:style-name="T55">SL</text:span><text:span text:style-name="T54">=</text:span><text:span text:style-name="T78">staticLink</text:span><text:span text:style-name="T54">; </text:span><text:span text:style-name="T53">this</text:span><text:span text:style-name="T54">.</text:span><text:span text:style-name="T55">L</text:span><text:span text:style-name="T54">=</text:span><text:span text:style-name="T78">L</text:span><text:span text:style-name="T54">; }</text:span></text:p>
            <text:p/>
            <text:p><text:span text:style-name="T54"><text:tab/></text:span><text:span text:style-name="T54"> <text:s/></text:span><text:span text:style-name="T53">public</text:span><text:span text:style-name="T54"> </text:span><text:span text:style-name="T53">void</text:span><text:span text:style-name="T54"> GOTO() </text:span><text:span text:style-name="T56">// GOTO Non-Local Label</text:span></text:p>
            <text:p><text:span text:style-name="T54"><text:tab/></text:span><text:span text:style-name="T54"> <text:s/></text:span><text:span text:style-name="T54">{ ... }</text:span></text:p>
            <text:p/>
            <text:p><text:span text:style-name="T72"><text:s text:c="6"/></text:span><text:span text:style-name="T54">}</text:span></text:p>
            <text:p/>
            <text:p><text:span text:style-name="T62">The attribute '</text:span><text:span text:style-name="T70">SL</text:span><text:span text:style-name="T62">' is the 'static link' i.e. a pointer to the block-instance in which the label is defined. </text:span></text:p>
            <text:p><text:span text:style-name="T2"/></text:p>
            <text:p><text:span text:style-name="T62">Suppose a Simula label defined in a block with block-level n. To create a label quantity at runtime</text:span></text:p>
            <text:p><text:span text:style-name="T62">we use a constructs like this:</text:span></text:p>
            <text:p><text:span text:style-name="T2"/></text:p>
            <text:p><text:span text:style-name="T72"><text:s text:c="4"/></text:span><text:span text:style-name="T53">new</text:span><text:span text:style-name="T54"> $LABQNT(</text:span><text:span text:style-name="T79">this</text:span><text:span text:style-name="T54">,</text:span><text:span text:style-name="T55">L</text:span><text:span text:style-name="T54">) <text:s text:c="23"/>// L is local</text:span></text:p>
            <text:p><text:span text:style-name="T72"><text:s text:c="4"/></text:span><text:span text:style-name="T53">new</text:span><text:span text:style-name="T54"> $LABQNT(</text:span><text:span text:style-name="T79">CTX</text:span><text:span text:style-name="T54">[n],((BlockIdent)</text:span><text:span text:style-name="T79">CTX</text:span><text:span text:style-name="T54">[n]).</text:span><text:span text:style-name="T55">L</text:span><text:span text:style-name="T54">) // L defined at block level n</text:span></text:p>
            <text:p/>
          </draw:text-box>
        </draw:frame>
      </draw:page>
      <draw:page draw:name="page14" draw:style-name="dp1" draw:master-page-name="Standard">
        <draw:frame draw:style-name="gr40" draw:layer="layout" svg:width="18.938cm" svg:height="23.407cm" svg:x="1cm" svg:y="1cm">
          <draw:text-box>
            <text:p><text:span text:style-name="T80">3.8 Parameter Transmission 'by Name'.</text:span></text:p>
            <text:p/>
            <text:p><text:span text:style-name="T2">The basic principle is to establish an object within the calling scopet. This object will have two</text:span></text:p>
            <text:p><text:span text:style-name="T2">attributt methods; 'get' og 'put' <text:s/>to read the value of the actual parameter, or, if legal, to write into it.</text:span></text:p>
            <text:p><text:span text:style-name="T2">The following Java-class is used to perform such parameter transmissions:</text:span></text:p>
            <text:p><text:span text:style-name="T2"/></text:p>
            <text:p><text:tab/><text:tab/><text:span text:style-name="T81">abstract</text:span><text:span text:style-name="T82"> </text:span><text:span text:style-name="T81">class</text:span><text:span text:style-name="T82"> $NAME&lt;T&gt; {</text:span></text:p>
            <text:p><text:span text:style-name="T82"><text:tab/></text:span><text:span text:style-name="T82"><text:tab/></text:span><text:span text:style-name="T82"><text:tab/></text:span><text:span text:style-name="T81">abstract</text:span><text:span text:style-name="T82"> T get();</text:span></text:p>
            <text:p><text:span text:style-name="T82"><text:tab/></text:span><text:span text:style-name="T82"><text:tab/></text:span><text:span text:style-name="T82"><text:tab/></text:span><text:span text:style-name="T81">void</text:span><text:span text:style-name="T82"> put(T </text:span><text:span text:style-name="T83">x</text:span><text:span text:style-name="T82">) { </text:span><text:span text:style-name="T84">error</text:span><text:span text:style-name="T82">(</text:span><text:span text:style-name="T85">"Illegal ..."</text:span><text:span text:style-name="T82">); }</text:span></text:p>
            <text:p><text:span text:style-name="T82"><text:tab/></text:span><text:span text:style-name="T82"><text:tab/></text:span><text:span text:style-name="T82">}</text:span></text:p>
            <text:p/>
            <text:p><text:span text:style-name="T62">Note that we both use abstract Java classes and 'generics' i.e. the actual type is a parameter. Also</text:span></text:p>
            <text:p><text:span text:style-name="T62">note that the 'put' method has a default definition producing an error. This enables redefinition of</text:span></text:p>
            <text:p><text:span text:style-name="T62">the 'put' method to be droped for expression as actual parameters.</text:span></text:p>
            <text:p><text:span text:style-name="T2"/></text:p>
            <text:p><text:span text:style-name="T62">Suppose the Simula Procedure:</text:span></text:p>
            <text:p><text:span text:style-name="T2"/></text:p>
            <text:p><text:span text:style-name="T62"><text:tab/></text:span><text:span text:style-name="T62"><text:tab/></text:span><text:span text:style-name="T86">procedure</text:span><text:span text:style-name="T64"> P(k); </text:span><text:span text:style-name="T86">name</text:span><text:span text:style-name="T64"> k; </text:span><text:span text:style-name="T86">integer</text:span><text:span text:style-name="T64"> k; k:=k+1;</text:span></text:p>
            <text:p><text:span text:style-name="T2"/></text:p>
            <text:p><text:span text:style-name="T62">It will be translated to something like this Java method:</text:span></text:p>
            <text:p><text:span text:style-name="T2"/></text:p>
            <text:p><text:span text:style-name="T87"><text:tab/></text:span><text:span text:style-name="T87"><text:tab/></text:span><text:span text:style-name="T81">void</text:span><text:span text:style-name="T82"> P($NAME&lt;Integer&gt; </text:span><text:span text:style-name="T83">k</text:span><text:span text:style-name="T82">) {</text:span></text:p>
            <text:p><text:span text:style-name="T82"><text:tab/></text:span><text:span text:style-name="T82"><text:tab/></text:span><text:span text:style-name="T82"><text:tab/></text:span><text:span text:style-name="T83">k</text:span><text:span text:style-name="T82">.put(</text:span><text:span text:style-name="T83">k</text:span><text:span text:style-name="T82">.get() + 1); </text:span><text:span text:style-name="T88">// E.g: k=k+1 </text:span></text:p>
            <text:p><text:span text:style-name="T82"><text:tab/></text:span><text:span text:style-name="T82"><text:tab/></text:span><text:span text:style-name="T82">}</text:span></text:p>
            <text:p/>
            <text:p><text:span text:style-name="T89">In the calling place, in practice in the actual parameter list, we create an object of a specific</text:span></text:p>
            <text:p><text:span text:style-name="T89">subclass of </text:span><text:span text:style-name="T90">$NAME&lt;T&gt; </text:span><text:span text:style-name="T89">by specifying the Integer type and defining the get and put methods.</text:span></text:p>
            <text:p><text:span text:style-name="T89">Eg. If the current parameter is a variable 'q', then the actual parameter will be coded as follows:</text:span></text:p>
            <text:p><text:span text:style-name="T91"/></text:p>
            <text:p><text:span text:style-name="T54"><text:tab/></text:span><text:span text:style-name="T54"><text:tab/></text:span><text:span text:style-name="T54"> </text:span><text:span text:style-name="T81">new</text:span><text:span text:style-name="T82"> $NAME&lt;Integer&gt;() {</text:span></text:p>
            <text:p><text:span text:style-name="T82"><text:tab/></text:span><text:span text:style-name="T82"><text:tab/></text:span><text:span text:style-name="T82"><text:tab/></text:span><text:span text:style-name="T82">Integer get() { </text:span><text:span text:style-name="T81">return</text:span><text:span text:style-name="T82"> (q); }</text:span></text:p>
            <text:p><text:span text:style-name="T82"><text:tab/></text:span><text:span text:style-name="T82"><text:tab/></text:span><text:span text:style-name="T82"><text:tab/></text:span><text:span text:style-name="T81">void</text:span><text:span text:style-name="T82"> put(Integer </text:span><text:span text:style-name="T83">x</text:span><text:span text:style-name="T82">) { q = (</text:span><text:span text:style-name="T81">int</text:span><text:span text:style-name="T82">) </text:span><text:span text:style-name="T83">x</text:span><text:span text:style-name="T82">;</text:span><text:span text:style-name="T82"><text:tab/></text:span><text:span text:style-name="T82">}</text:span></text:p>
            <text:p><text:span text:style-name="T82"><text:tab/></text:span><text:span text:style-name="T82"><text:tab/></text:span><text:span text:style-name="T82">}</text:span></text:p>
            <text:p/>
            <text:p><text:span text:style-name="T92">However, if the actual parameter is an expression like (j + m * n) then it will be coded as follows:</text:span></text:p>
            <text:p><text:span text:style-name="T2"/></text:p>
            <text:p><text:span text:style-name="T87"><text:tab/></text:span><text:span text:style-name="T87"><text:tab/></text:span><text:span text:style-name="T81">new</text:span><text:span text:style-name="T82"> $NAME&lt;Integer&gt;() {</text:span></text:p>
            <text:p><text:span text:style-name="T82"><text:tab/></text:span><text:span text:style-name="T82"><text:tab/></text:span><text:span text:style-name="T82"><text:tab/></text:span><text:span text:style-name="T82">Integer get() { </text:span><text:span text:style-name="T81">return</text:span><text:span text:style-name="T82"> (</text:span><text:span text:style-name="T84">j</text:span><text:span text:style-name="T82"> + </text:span><text:span text:style-name="T84">m</text:span><text:span text:style-name="T82"> * </text:span><text:span text:style-name="T84">n</text:span><text:span text:style-name="T82">); </text:span><text:span text:style-name="T82"><text:tab/></text:span><text:span text:style-name="T82">}</text:span></text:p>
            <text:p><text:span text:style-name="T82"><text:tab/></text:span><text:span text:style-name="T82"><text:tab/></text:span><text:span text:style-name="T82">}</text:span></text:p>
            <text:p/>
            <text:p/>
            <text:p><text:span text:style-name="T92">Here we see that the 'put' method is not redefined so that any attempt to assign a new value to</text:span></text:p>
            <text:p><text:span text:style-name="T92">this name parameter will result in an error message.</text:span></text:p>
            <text:p><text:span text:style-name="T2"/></text:p>
            <text:p/>
          </draw:text-box>
        </draw:frame>
      </draw:page>
      <draw:page draw:name="page15" draw:style-name="dp1" draw:master-page-name="Standard">
        <draw:frame draw:style-name="gr41" draw:layer="layout" svg:width="18.579cm" svg:height="27.411cm" svg:x="1cm" svg:y="1cm">
          <draw:text-box>
            <text:p><text:span text:style-name="T93">A classic example of name parameters is taken from Wikipedia's article about </text:span><text:span text:style-name="T94">Jensen's Device</text:span><text:span text:style-name="T95">.</text:span></text:p>
            <text:p><text:span text:style-name="T95">We change it </text:span><text:span text:style-name="T96">slightly</text:span><text:span text:style-name="T97"> </text:span><text:span text:style-name="T95">because Simula does not allow the control variable in a for-statement to be</text:span></text:p>
            <text:p><text:span text:style-name="T95">a formal parameter transferred by name.</text:span></text:p>
            <text:p><text:span text:style-name="T97"/></text:p>
            <text:p><text:span text:style-name="T97"/></text:p>
            <text:p><text:span text:style-name="T98"><text:tab/></text:span><text:span text:style-name="T98"><text:tab/></text:span><text:span text:style-name="T99">long</text:span><text:span text:style-name="T98"> </text:span><text:span text:style-name="T99">real</text:span><text:span text:style-name="T98"> </text:span><text:span text:style-name="T99">procedure</text:span><text:span text:style-name="T98"> Sum(k, lower, upper, </text:span><text:span text:style-name="T100">ak</text:span><text:span text:style-name="T98">);</text:span></text:p>
            <text:p><text:span text:style-name="T101"><text:tab/></text:span><text:span text:style-name="T101"><text:tab/></text:span><text:span text:style-name="T101"> <text:s text:c="5"/></text:span><text:span text:style-name="T102">value</text:span><text:span text:style-name="T101"> lower, upper; </text:span><text:span text:style-name="T102">name</text:span><text:span text:style-name="T101"> k, </text:span><text:span text:style-name="T100">ak</text:span><text:span text:style-name="T101">;</text:span></text:p>
            <text:p><text:span text:style-name="T101"><text:s text:c="6"/></text:span><text:span text:style-name="T101"><text:tab/></text:span><text:span text:style-name="T101"><text:tab/></text:span><text:span text:style-name="T102">integer</text:span><text:span text:style-name="T101"> k, lower, upper; </text:span><text:span text:style-name="T102">long</text:span><text:span text:style-name="T101"> </text:span><text:span text:style-name="T102">real</text:span><text:span text:style-name="T101"> </text:span><text:span text:style-name="T100">ak</text:span><text:span text:style-name="T101">;</text:span></text:p>
            <text:p><text:span text:style-name="T101"><text:tab/></text:span><text:span text:style-name="T101"><text:tab/></text:span><text:span text:style-name="T101"><text:tab/></text:span><text:span text:style-name="T102">begin</text:span><text:span text:style-name="T101"><text:tab/></text:span><text:span text:style-name="T102">long</text:span><text:span text:style-name="T101"> </text:span><text:span text:style-name="T102">real</text:span><text:span text:style-name="T101"> s;</text:span></text:p>
            <text:p><text:span text:style-name="T101"><text:s text:c="6"/></text:span><text:span text:style-name="T101"><text:tab/></text:span><text:span text:style-name="T101"><text:tab/></text:span><text:span text:style-name="T101"><text:tab/></text:span><text:span text:style-name="T101"><text:tab/></text:span><text:span text:style-name="T101">s := 0.0;</text:span></text:p>
            <text:p><text:span text:style-name="T101"><text:s text:c="5"/></text:span><text:span text:style-name="T101"><text:tab/></text:span><text:span text:style-name="T101"><text:tab/></text:span><text:span text:style-name="T101"><text:tab/></text:span><text:span text:style-name="T101"><text:tab/></text:span><text:span text:style-name="T101">k := lower;</text:span></text:p>
            <text:p><text:span text:style-name="T101"><text:s text:c="6"/></text:span><text:span text:style-name="T101"><text:tab/></text:span><text:span text:style-name="T101"><text:tab/></text:span><text:span text:style-name="T101"><text:tab/></text:span><text:span text:style-name="T101"><text:tab/></text:span><text:span text:style-name="T102">while</text:span><text:span text:style-name="T101"> k &lt;= upper </text:span><text:span text:style-name="T102">do</text:span></text:p>
            <text:p><text:span text:style-name="T101"><text:s text:c="6"/></text:span><text:span text:style-name="T101"><text:tab/></text:span><text:span text:style-name="T101"><text:tab/></text:span><text:span text:style-name="T101"><text:tab/></text:span><text:span text:style-name="T101"><text:tab/></text:span><text:span text:style-name="T102">begin</text:span></text:p>
            <text:p><text:span text:style-name="T101"><text:s text:c="9"/></text:span><text:span text:style-name="T101"><text:tab/></text:span><text:span text:style-name="T101"><text:tab/></text:span><text:span text:style-name="T101"><text:tab/></text:span><text:span text:style-name="T101"><text:tab/></text:span><text:span text:style-name="T101"><text:tab/></text:span><text:span text:style-name="T101">s := s + </text:span><text:span text:style-name="T100">ak</text:span><text:span text:style-name="T101">;</text:span></text:p>
            <text:p><text:span text:style-name="T101"><text:s text:c="9"/></text:span><text:span text:style-name="T101"><text:tab/></text:span><text:span text:style-name="T101"><text:tab/></text:span><text:span text:style-name="T101"><text:tab/></text:span><text:span text:style-name="T101"><text:tab/></text:span><text:span text:style-name="T101"><text:tab/></text:span><text:span text:style-name="T101">k := k + 1;</text:span></text:p>
            <text:p><text:span text:style-name="T101"><text:s text:c="6"/></text:span><text:span text:style-name="T101"><text:tab/></text:span><text:span text:style-name="T101"><text:tab/></text:span><text:span text:style-name="T101"><text:tab/></text:span><text:span text:style-name="T101"><text:tab/></text:span><text:span text:style-name="T102">end</text:span><text:span text:style-name="T101"> while; <text:s text:c="2"/></text:span></text:p>
            <text:p><text:span text:style-name="T101"><text:s text:c="6"/></text:span><text:span text:style-name="T101"><text:tab/></text:span><text:span text:style-name="T101"><text:tab/></text:span><text:span text:style-name="T101"><text:tab/></text:span><text:span text:style-name="T101"><text:tab/></text:span><text:span text:style-name="T101">Sum := s</text:span></text:p>
            <text:p><text:span text:style-name="T101"><text:s text:c="3"/></text:span><text:span text:style-name="T101"><text:tab/></text:span><text:span text:style-name="T101"><text:tab/></text:span><text:span text:style-name="T101"><text:tab/></text:span><text:span text:style-name="T102">end</text:span><text:span text:style-name="T101"> Sum;</text:span></text:p>
            <text:p><text:span text:style-name="T97"/></text:p>
            <text:p><text:span text:style-name="T103">Translated to Java, this will be:</text:span></text:p>
            <text:p><text:span text:style-name="T97"/></text:p>
            <text:p><text:span text:style-name="T54"><text:tab/></text:span><text:span text:style-name="T54"><text:tab/></text:span><text:span text:style-name="T81">public</text:span><text:span text:style-name="T82"> </text:span><text:span text:style-name="T81">double</text:span><text:span text:style-name="T82"> Sum($NAME&lt;Integer&gt; </text:span><text:span text:style-name="T83">k</text:span><text:span text:style-name="T82">,</text:span></text:p>
            <text:p><text:span text:style-name="T82"><text:tab/></text:span><text:span text:style-name="T82"><text:tab/></text:span><text:span text:style-name="T82"><text:tab/></text:span><text:span text:style-name="T82"><text:tab/></text:span><text:span text:style-name="T81">int</text:span><text:span text:style-name="T82"> </text:span><text:span text:style-name="T83">lower</text:span><text:span text:style-name="T82">, </text:span><text:span text:style-name="T81">int</text:span><text:span text:style-name="T82"> </text:span><text:span text:style-name="T83">upper</text:span><text:span text:style-name="T82">,</text:span></text:p>
            <text:p><text:span text:style-name="T82"><text:tab/></text:span><text:span text:style-name="T82"><text:tab/></text:span><text:span text:style-name="T82"><text:tab/></text:span><text:span text:style-name="T82"><text:tab/></text:span><text:span text:style-name="T82">$NAME&lt;Double&gt; </text:span><text:span text:style-name="T83">ak</text:span><text:span text:style-name="T82">) {</text:span></text:p>
            <text:p><text:span text:style-name="T82"><text:tab/></text:span><text:span text:style-name="T82"><text:tab/></text:span><text:span text:style-name="T82"><text:tab/></text:span><text:span text:style-name="T81">public</text:span><text:span text:style-name="T82"> </text:span><text:span text:style-name="T81">double</text:span><text:span text:style-name="T82"> </text:span><text:span text:style-name="T104">s</text:span><text:span text:style-name="T82">;</text:span></text:p>
            <text:p><text:span text:style-name="T82"><text:tab/></text:span><text:span text:style-name="T82"><text:tab/></text:span><text:span text:style-name="T82"><text:tab/></text:span><text:span text:style-name="T83">s</text:span><text:span text:style-name="T82"> = ((</text:span><text:span text:style-name="T81">double</text:span><text:span text:style-name="T82">) (0.0));</text:span></text:p>
            <text:p><text:span text:style-name="T82"><text:tab/></text:span><text:span text:style-name="T82"><text:tab/></text:span><text:span text:style-name="T82"><text:tab/></text:span><text:span text:style-name="T83">k</text:span><text:span text:style-name="T82">.put(</text:span><text:span text:style-name="T83">lower</text:span><text:span text:style-name="T82">);</text:span></text:p>
            <text:p><text:span text:style-name="T82"><text:tab/></text:span><text:span text:style-name="T82"><text:tab/></text:span><text:span text:style-name="T82"><text:tab/></text:span><text:span text:style-name="T81">while</text:span><text:span text:style-name="T82"> (</text:span><text:span text:style-name="T83">k</text:span><text:span text:style-name="T82">.get() &lt;= </text:span><text:span text:style-name="T83">upper</text:span><text:span text:style-name="T82">) {</text:span></text:p>
            <text:p><text:span text:style-name="T82"><text:tab/></text:span><text:span text:style-name="T82"><text:tab/></text:span><text:span text:style-name="T82"><text:tab/></text:span><text:span text:style-name="T82"><text:tab/></text:span><text:span text:style-name="T83">s</text:span><text:span text:style-name="T82"> = </text:span><text:span text:style-name="T83">s</text:span><text:span text:style-name="T82"> + </text:span><text:span text:style-name="T83">ak</text:span><text:span text:style-name="T82">.get();</text:span></text:p>
            <text:p><text:span text:style-name="T82"><text:tab/></text:span><text:span text:style-name="T82"><text:tab/></text:span><text:span text:style-name="T82"><text:tab/></text:span><text:span text:style-name="T82"><text:tab/></text:span><text:span text:style-name="T83">k</text:span><text:span text:style-name="T82">.put(</text:span><text:span text:style-name="T83">k</text:span><text:span text:style-name="T82">.get() + 1);</text:span></text:p>
            <text:p><text:span text:style-name="T82"><text:tab/></text:span><text:span text:style-name="T82"><text:tab/></text:span><text:span text:style-name="T82"><text:tab/></text:span><text:span text:style-name="T82">}</text:span></text:p>
            <text:p><text:span text:style-name="T82"><text:tab/></text:span><text:span text:style-name="T82"><text:tab/></text:span><text:span text:style-name="T82"><text:tab/></text:span><text:span text:style-name="T81">return</text:span><text:span text:style-name="T82"> (</text:span><text:span text:style-name="T83">s</text:span><text:span text:style-name="T82">);</text:span></text:p>
            <text:p><text:span text:style-name="T82"><text:tab/></text:span><text:span text:style-name="T82"><text:tab/></text:span><text:span text:style-name="T82">}</text:span></text:p>
            <text:p/>
            <text:p><text:span text:style-name="T62">At procedure call like this:</text:span></text:p>
            <text:p><text:span text:style-name="T2"/></text:p>
            <text:p><text:span text:style-name="T62"><text:tab/></text:span><text:span text:style-name="T62"><text:tab/></text:span><text:span text:style-name="T86">integer</text:span><text:span text:style-name="T64"> i;</text:span></text:p>
            <text:p><text:span text:style-name="T64"><text:tab/></text:span><text:span text:style-name="T64"><text:tab/></text:span><text:span text:style-name="T86">long</text:span><text:span text:style-name="T64"> </text:span><text:span text:style-name="T86">real</text:span><text:span text:style-name="T64"> </text:span><text:span text:style-name="T86">array</text:span><text:span text:style-name="T64"> A[0:99];</text:span></text:p>
            <text:p><text:span text:style-name="T64"><text:tab/></text:span><text:span text:style-name="T64"><text:tab/></text:span><text:span text:style-name="T86">long</text:span><text:span text:style-name="T64"> </text:span><text:span text:style-name="T86">real</text:span><text:span text:style-name="T64"> result;</text:span></text:p>
            <text:p><text:span text:style-name="T2"/></text:p>
            <text:p><text:span text:style-name="T105"><text:tab/></text:span><text:span text:style-name="T105"><text:tab/></text:span><text:span text:style-name="T106">resultat</text:span><text:span text:style-name="T105">=Sum(i,10,60,A[i]);</text:span></text:p>
            <text:p><text:span text:style-name="T2"/></text:p>
            <text:p><text:span text:style-name="T62">Is translated to:</text:span></text:p>
            <text:p><text:span text:style-name="T2"/></text:p>
            <text:p><text:span text:style-name="T54"><text:tab/></text:span><text:span text:style-name="T54"><text:tab/></text:span><text:span text:style-name="T107">public</text:span><text:span text:style-name="T82"> </text:span><text:span text:style-name="T107">int</text:span><text:span text:style-name="T82"> </text:span><text:span text:style-name="T79">control</text:span><text:span text:style-name="T82">;</text:span></text:p>
            <text:p><text:span text:style-name="T82"><text:tab/></text:span><text:span text:style-name="T82"><text:tab/></text:span><text:span text:style-name="T107">public</text:span><text:span text:style-name="T82"> </text:span><text:span text:style-name="T107">double</text:span><text:span text:style-name="T82">[] A=new double[100];</text:span></text:p>
            <text:p><text:span text:style-name="T82"><text:tab/></text:span><text:span text:style-name="T82"><text:tab/></text:span><text:span text:style-name="T107">public</text:span><text:span text:style-name="T82"> </text:span><text:span text:style-name="T107">double</text:span><text:span text:style-name="T82"> </text:span><text:span text:style-name="T79">result</text:span><text:span text:style-name="T82">;</text:span></text:p>
            <text:p/>
            <text:p><text:span text:style-name="T82"><text:tab/></text:span><text:span text:style-name="T82"><text:tab/></text:span><text:span text:style-name="T79">result</text:span><text:span text:style-name="T82"> = Sum(</text:span></text:p>
            <text:p><text:span text:style-name="T108"><text:s text:c="14"/></text:span><text:span text:style-name="T81">new</text:span><text:span text:style-name="T82"> $NAME&lt;Integer&gt;() {</text:span></text:p>
            <text:p><text:span text:style-name="T82"><text:tab/></text:span><text:span text:style-name="T82"><text:tab/></text:span><text:span text:style-name="T82"><text:tab/></text:span><text:span text:style-name="T82">Integer get() {</text:span><text:span text:style-name="T82"><text:tab/></text:span><text:span text:style-name="T81">return</text:span><text:span text:style-name="T82">(</text:span><text:span text:style-name="T79">i</text:span><text:span text:style-name="T82">); }</text:span></text:p>
            <text:p><text:span text:style-name="T82"><text:tab/></text:span><text:span text:style-name="T82"><text:tab/></text:span><text:span text:style-name="T82"><text:tab/></text:span><text:span text:style-name="T81">void</text:span><text:span text:style-name="T82"> put(Integer </text:span><text:span text:style-name="T83">x</text:span><text:span text:style-name="T82">) { </text:span><text:span text:style-name="T79">i</text:span><text:span text:style-name="T82"> = (</text:span><text:span text:style-name="T81">int</text:span><text:span text:style-name="T82">)</text:span><text:span text:style-name="T83">x</text:span><text:span text:style-name="T82">; }</text:span></text:p>
            <text:p><text:span text:style-name="T82"><text:tab/></text:span><text:span text:style-name="T82"><text:tab/></text:span><text:span text:style-name="T82"> <text:s/></text:span><text:span text:style-name="T82">},</text:span></text:p>
            <text:p><text:span text:style-name="T82"><text:s text:c="14"/></text:span><text:span text:style-name="T82">10,</text:span></text:p>
            <text:p><text:span text:style-name="T82"><text:s text:c="14"/></text:span><text:span text:style-name="T82">60,</text:span></text:p>
            <text:p><text:span text:style-name="T82"><text:s text:c="14"/></text:span><text:span text:style-name="T81">new</text:span><text:span text:style-name="T82"> $NAME&lt;Double&gt;() {</text:span></text:p>
            <text:p><text:span text:style-name="T82"><text:tab/></text:span><text:span text:style-name="T82"><text:tab/></text:span><text:span text:style-name="T82"><text:tab/></text:span><text:span text:style-name="T82">Double get() { </text:span><text:span text:style-name="T81">return</text:span><text:span text:style-name="T82"> (</text:span><text:span text:style-name="T79">A</text:span><text:span text:style-name="T82">[</text:span><text:span text:style-name="T79">i</text:span><text:span text:style-name="T82">]); }</text:span></text:p>
            <text:p><text:span text:style-name="T82"><text:tab/></text:span><text:span text:style-name="T82"><text:tab/></text:span><text:span text:style-name="T82"><text:tab/></text:span><text:span text:style-name="T81">void</text:span><text:span text:style-name="T82"> put(Double </text:span><text:span text:style-name="T83">x</text:span><text:span text:style-name="T82">) { </text:span><text:span text:style-name="T79">A</text:span><text:span text:style-name="T82">[</text:span><text:span text:style-name="T79">i</text:span><text:span text:style-name="T82">] = (</text:span><text:span text:style-name="T81">double</text:span><text:span text:style-name="T82">) </text:span><text:span text:style-name="T83">x</text:span><text:span text:style-name="T82">; }</text:span></text:p>
            <text:p><text:span text:style-name="T82"><text:tab/></text:span><text:span text:style-name="T82"><text:tab/></text:span><text:span text:style-name="T82"> <text:s/></text:span><text:span text:style-name="T82">});</text:span></text:p>
            <text:p/>
          </draw:text-box>
        </draw:frame>
      </draw:page>
      <draw:page draw:name="page16" draw:style-name="dp1" draw:master-page-name="Standard">
        <draw:frame draw:style-name="gr42" draw:text-style-name="P1" draw:layer="layout" svg:width="13.817cm" svg:height="26.875cm" svg:x="1cm" svg:y="1cm">
          <draw:text-box>
            <text:p><text:span text:style-name="T12">Appendix 1: The complete Simula Code.</text:span></text:p>
            <text:p><text:span text:style-name="T12"/></text:p>
            <text:p><text:span text:style-name="T64"><text:tab/></text:span><text:span text:style-name="T86">class</text:span><text:span text:style-name="T64"> JensensDevice;</text:span></text:p>
            <text:p><text:span text:style-name="T105"><text:tab/></text:span><text:span text:style-name="T109">begin</text:span></text:p>
            <text:p><text:span text:style-name="T105"><text:tab/></text:span><text:span text:style-name="T105">% <text:s/>See: </text:span><text:span text:style-name="T105"><text:a xlink:href="https://en.wikipedia.org/wiki/Jensen's_Device">https://en.wikipedia.org/wiki/Jensen's_Device</text:a></text:span></text:p>
            <text:p><text:span text:style-name="T2"/></text:p>
            <text:p><text:span text:style-name="T2"/></text:p>
            <text:p><text:span text:style-name="T105"><text:tab/></text:span><text:span text:style-name="T109">long</text:span><text:span text:style-name="T105"> </text:span><text:span text:style-name="T109">real</text:span><text:span text:style-name="T105"> </text:span><text:span text:style-name="T109">procedure</text:span><text:span text:style-name="T105"> Sum(k, lower, upper, </text:span><text:span text:style-name="T110">ak</text:span><text:span text:style-name="T105">);</text:span></text:p>
            <text:p><text:span text:style-name="T105"><text:s text:c="6"/></text:span><text:span text:style-name="T105"><text:tab/></text:span><text:span text:style-name="T109">value</text:span><text:span text:style-name="T105"> lower, upper; </text:span><text:span text:style-name="T109">name</text:span><text:span text:style-name="T105"> k,</text:span><text:span text:style-name="T110">ak</text:span><text:span text:style-name="T105">;</text:span></text:p>
            <text:p><text:span text:style-name="T105"><text:s text:c="6"/></text:span><text:span text:style-name="T105"><text:tab/></text:span><text:span text:style-name="T109">integer</text:span><text:span text:style-name="T105"> k, lower, upper; </text:span><text:span text:style-name="T109">long</text:span><text:span text:style-name="T105"> real </text:span><text:span text:style-name="T110">ak</text:span><text:span text:style-name="T105">;</text:span></text:p>
            <text:p><text:span text:style-name="T105"><text:tab/></text:span><text:span text:style-name="T105"> <text:s text:c="2"/></text:span><text:span text:style-name="T109">begin</text:span></text:p>
            <text:p><text:span text:style-name="T105"><text:tab/></text:span><text:span text:style-name="T105"><text:tab/></text:span><text:span text:style-name="T109">long</text:span><text:span text:style-name="T105"> </text:span><text:span text:style-name="T109">real</text:span><text:span text:style-name="T105"> s;</text:span></text:p>
            <text:p><text:span text:style-name="T105"><text:tab/></text:span><text:span text:style-name="T105"><text:tab/></text:span><text:span text:style-name="T105">s := 0.0;</text:span></text:p>
            <text:p><text:span text:style-name="T105"><text:s text:c="6"/></text:span><text:span text:style-name="T105"><text:tab/></text:span><text:span text:style-name="T105"><text:tab/></text:span><text:span text:style-name="T105">k := lower;</text:span></text:p>
            <text:p><text:span text:style-name="T105"><text:s text:c="6"/></text:span><text:span text:style-name="T105"><text:tab/></text:span><text:span text:style-name="T105"><text:tab/></text:span><text:span text:style-name="T109">while</text:span><text:span text:style-name="T105"> k &lt;= upper </text:span><text:span text:style-name="T109">do</text:span></text:p>
            <text:p><text:span text:style-name="T105"><text:s text:c="6"/></text:span><text:span text:style-name="T105"><text:tab/></text:span><text:span text:style-name="T105"><text:tab/></text:span><text:span text:style-name="T109">begin</text:span></text:p>
            <text:p><text:span text:style-name="T105"><text:s text:c="6"/></text:span><text:span text:style-name="T105"><text:tab/></text:span><text:span text:style-name="T105"> <text:s text:c="2"/></text:span><text:span text:style-name="T105"><text:tab/></text:span><text:span text:style-name="T105"><text:tab/></text:span><text:span text:style-name="T105">s := s + </text:span><text:span text:style-name="T110">ak</text:span><text:span text:style-name="T105">;</text:span></text:p>
            <text:p><text:span text:style-name="T105"><text:s text:c="6"/></text:span><text:span text:style-name="T105"><text:tab/></text:span><text:span text:style-name="T105"> <text:s text:c="2"/></text:span><text:span text:style-name="T105"><text:tab/></text:span><text:span text:style-name="T105"><text:tab/></text:span><text:span text:style-name="T105">k := k + 1;</text:span></text:p>
            <text:p><text:span text:style-name="T105"><text:s text:c="6"/></text:span><text:span text:style-name="T105"><text:tab/></text:span><text:span text:style-name="T105"><text:tab/></text:span><text:span text:style-name="T109">end</text:span><text:span text:style-name="T105"> while; <text:s text:c="2"/></text:span></text:p>
            <text:p><text:span text:style-name="T105"><text:s text:c="6"/></text:span><text:span text:style-name="T105"><text:tab/></text:span><text:span text:style-name="T105"><text:tab/></text:span><text:span text:style-name="T105">Sum := s</text:span></text:p>
            <text:p><text:span text:style-name="T105"><text:tab/></text:span><text:span text:style-name="T105"> <text:s text:c="2"/></text:span><text:span text:style-name="T109">end</text:span><text:span text:style-name="T105"> Sum;</text:span></text:p>
            <text:p><text:span text:style-name="T105"><text:s text:c="3"/></text:span></text:p>
            <text:p><text:span text:style-name="T105"><text:tab/></text:span><text:span text:style-name="T105"> <text:s text:c="2"/></text:span><text:span text:style-name="T109">integer</text:span><text:span text:style-name="T105"> i;</text:span></text:p>
            <text:p><text:span text:style-name="T105"><text:tab/></text:span><text:span text:style-name="T105"> <text:s text:c="2"/></text:span><text:span text:style-name="T109">long</text:span><text:span text:style-name="T105"> </text:span><text:span text:style-name="T109">real</text:span><text:span text:style-name="T105"> array A[0:99];</text:span></text:p>
            <text:p><text:span text:style-name="T105"><text:tab/></text:span><text:span text:style-name="T105"> <text:s text:c="2"/></text:span><text:span text:style-name="T109">long</text:span><text:span text:style-name="T105"> </text:span><text:span text:style-name="T109">real</text:span><text:span text:style-name="T105"> </text:span><text:span text:style-name="T110">result</text:span><text:span text:style-name="T105">;</text:span></text:p>
            <text:p><text:span text:style-name="T2"/></text:p>
            <text:p><text:span text:style-name="T105"><text:tab/></text:span><text:span text:style-name="T105"> <text:s text:c="2"/></text:span><text:span text:style-name="T105">Sum(i,10,60,A[i]);</text:span></text:p>
            <text:p><text:span text:style-name="T105"/></text:p>
            <text:p><text:span text:style-name="T105"><text:tab/></text:span><text:span text:style-name="T109">end</text:span><text:span text:style-name="T105"> JensensDevice; </text:span></text:p>
            <text:p><text:span text:style-name="T105"/></text:p>
            <text:p><text:span text:style-name="T62">Appendix 2: The generated Java Code</text:span></text:p>
            <text:p><text:span text:style-name="T2"/></text:p>
            <text:p><text:span text:style-name="T111">public</text:span><text:span text:style-name="T112"> </text:span><text:span text:style-name="T111">class</text:span><text:span text:style-name="T112"> JensensDevice {</text:span></text:p>
            <text:p><text:span text:style-name="T112"><text:tab/></text:span><text:span text:style-name="T111">public</text:span><text:span text:style-name="T112"> </text:span><text:span text:style-name="T111">double</text:span><text:span text:style-name="T112"> Sum($NAME&lt;Integer&gt; </text:span><text:span text:style-name="T113">k</text:span><text:span text:style-name="T112">, </text:span><text:span text:style-name="T111">int</text:span><text:span text:style-name="T112"> </text:span><text:span text:style-name="T113">lower</text:span><text:span text:style-name="T112">, </text:span><text:span text:style-name="T111">int</text:span><text:span text:style-name="T112"> </text:span><text:span text:style-name="T113">upper</text:span><text:span text:style-name="T112">,</text:span></text:p>
            <text:p><text:span text:style-name="T112"><text:tab/></text:span><text:span text:style-name="T112"><text:tab/></text:span><text:span text:style-name="T112"><text:tab/></text:span><text:span text:style-name="T112">$NAME&lt;Double&gt; </text:span><text:span text:style-name="T113">ak</text:span><text:span text:style-name="T112">) {</text:span></text:p>
            <text:p><text:span text:style-name="T112"><text:tab/></text:span><text:span text:style-name="T112"><text:tab/></text:span><text:span text:style-name="T112"><text:tab/></text:span><text:span text:style-name="T111">double</text:span><text:span text:style-name="T112"> </text:span><text:span text:style-name="T113">s</text:span><text:span text:style-name="T112">;</text:span></text:p>
            <text:p><text:span text:style-name="T112"><text:tab/></text:span><text:span text:style-name="T112"><text:tab/></text:span><text:span text:style-name="T112"><text:tab/></text:span><text:span text:style-name="T113">s</text:span><text:span text:style-name="T112"> = ((</text:span><text:span text:style-name="T111">double</text:span><text:span text:style-name="T112">) (0.0));</text:span></text:p>
            <text:p><text:span text:style-name="T112"><text:tab/></text:span><text:span text:style-name="T112"><text:tab/></text:span><text:span text:style-name="T112"><text:tab/></text:span><text:span text:style-name="T113">k</text:span><text:span text:style-name="T112">.put(</text:span><text:span text:style-name="T113">lower</text:span><text:span text:style-name="T112">);</text:span></text:p>
            <text:p><text:span text:style-name="T112"><text:tab/></text:span><text:span text:style-name="T112"><text:tab/></text:span><text:span text:style-name="T112"><text:tab/></text:span><text:span text:style-name="T111">while</text:span><text:span text:style-name="T112"> (</text:span><text:span text:style-name="T113">k</text:span><text:span text:style-name="T112">.get() &lt;= </text:span><text:span text:style-name="T113">upper</text:span><text:span text:style-name="T112">) {</text:span></text:p>
            <text:p><text:span text:style-name="T112"><text:tab/></text:span><text:span text:style-name="T112"><text:tab/></text:span><text:span text:style-name="T112"><text:tab/></text:span><text:span text:style-name="T112"><text:tab/></text:span><text:span text:style-name="T113">s</text:span><text:span text:style-name="T112"> = </text:span><text:span text:style-name="T113">s</text:span><text:span text:style-name="T112"> + </text:span><text:span text:style-name="T113">ak</text:span><text:span text:style-name="T112">.get();</text:span></text:p>
            <text:p><text:span text:style-name="T112"><text:tab/></text:span><text:span text:style-name="T112"><text:tab/></text:span><text:span text:style-name="T112"><text:tab/></text:span><text:span text:style-name="T112"><text:tab/></text:span><text:span text:style-name="T113">k</text:span><text:span text:style-name="T112">.put(</text:span><text:span text:style-name="T113">k</text:span><text:span text:style-name="T112">.get() + 1);</text:span></text:p>
            <text:p><text:span text:style-name="T114"><text:tab/></text:span><text:span text:style-name="T114"><text:tab/></text:span><text:span text:style-name="T114"><text:tab/></text:span><text:span text:style-name="T114">}</text:span></text:p>
            <text:p><text:span text:style-name="T112"><text:tab/></text:span><text:span text:style-name="T112"><text:tab/></text:span><text:span text:style-name="T112"><text:tab/></text:span><text:span text:style-name="T111">return</text:span><text:span text:style-name="T112"> (</text:span><text:span text:style-name="T113">s</text:span><text:span text:style-name="T112">);</text:span></text:p>
            <text:p><text:span text:style-name="T2"><text:tab/></text:span><text:span text:style-name="T2">}</text:span></text:p>
            <text:p><text:span text:style-name="T112"><text:tab/></text:span><text:span text:style-name="T111">public</text:span><text:span text:style-name="T112"> </text:span><text:span text:style-name="T111">int</text:span><text:span text:style-name="T112"> </text:span><text:span text:style-name="T115">i</text:span><text:span text:style-name="T112">;</text:span></text:p>
            <text:p><text:span text:style-name="T112"><text:tab/></text:span><text:span text:style-name="T111">public</text:span><text:span text:style-name="T112"> </text:span><text:span text:style-name="T111">double[] A[100]</text:span><text:span text:style-name="T112">;</text:span></text:p>
            <text:p><text:span text:style-name="T112"><text:tab/></text:span><text:span text:style-name="T111">public</text:span><text:span text:style-name="T112"> </text:span><text:span text:style-name="T111">double</text:span><text:span text:style-name="T112"> </text:span><text:span text:style-name="T115">result</text:span><text:span text:style-name="T112">;</text:span></text:p>
            <text:p><text:span text:style-name="T2"/></text:p>
            <text:p><text:span text:style-name="T112"><text:tab/></text:span><text:span text:style-name="T116">// Constructor</text:span></text:p>
            <text:p><text:span text:style-name="T112"><text:tab/></text:span><text:span text:style-name="T111">public</text:span><text:span text:style-name="T112"> JensensDevice() {</text:span></text:p>
            <text:p><text:span text:style-name="T112"><text:tab/></text:span><text:span text:style-name="T112"><text:tab/></text:span><text:span text:style-name="T115">result</text:span><text:span text:style-name="T112"> = Sum(</text:span><text:span text:style-name="T111">new</text:span><text:span text:style-name="T112"> $NAME&lt;Integer&gt;() {</text:span></text:p>
            <text:p><text:span text:style-name="T117"><text:tab/></text:span><text:span text:style-name="T117"><text:tab/></text:span><text:span text:style-name="T117"><text:tab/></text:span><text:span text:style-name="T117">Integer get() {</text:span><text:span text:style-name="T117"><text:tab/></text:span><text:span text:style-name="T118">return</text:span><text:span text:style-name="T117">(</text:span><text:span text:style-name="T119">i</text:span><text:span text:style-name="T117">); }</text:span></text:p>
            <text:p><text:span text:style-name="T117"><text:tab/></text:span><text:span text:style-name="T117"><text:tab/></text:span><text:span text:style-name="T117"><text:tab/></text:span><text:span text:style-name="T118">void</text:span><text:span text:style-name="T117"> put(Integer </text:span><text:span text:style-name="T120">x</text:span><text:span text:style-name="T117">) { </text:span><text:span text:style-name="T119">i</text:span><text:span text:style-name="T117"> = (</text:span><text:span text:style-name="T118">int</text:span><text:span text:style-name="T117">)</text:span><text:span text:style-name="T120">x</text:span><text:span text:style-name="T117">; }</text:span></text:p>
            <text:p><text:span text:style-name="T117"><text:tab/></text:span><text:span text:style-name="T117"><text:tab/></text:span><text:span text:style-name="T117">}, 10, 60, </text:span><text:span text:style-name="T118">new</text:span><text:span text:style-name="T117"> $NAME&lt;Double&gt;() {</text:span></text:p>
            <text:p><text:span text:style-name="T117"><text:tab/></text:span><text:span text:style-name="T117"><text:tab/></text:span><text:span text:style-name="T117"><text:tab/></text:span><text:span text:style-name="T117">Double get() { </text:span><text:span text:style-name="T118">return</text:span><text:span text:style-name="T117"> (</text:span><text:span text:style-name="T119">A</text:span><text:span text:style-name="T117">[</text:span><text:span text:style-name="T119">i</text:span><text:span text:style-name="T117">]); }</text:span></text:p>
            <text:p><text:span text:style-name="T117"><text:tab/></text:span><text:span text:style-name="T117"><text:tab/></text:span><text:span text:style-name="T117"><text:tab/></text:span><text:span text:style-name="T118">void</text:span><text:span text:style-name="T117"> put(Double </text:span><text:span text:style-name="T120">x</text:span><text:span text:style-name="T117">) { </text:span><text:span text:style-name="T119">A</text:span><text:span text:style-name="T117">[</text:span><text:span text:style-name="T119">i</text:span><text:span text:style-name="T117">] = (</text:span><text:span text:style-name="T118">double</text:span><text:span text:style-name="T117">) </text:span><text:span text:style-name="T120">x</text:span><text:span text:style-name="T117">; }</text:span></text:p>
            <text:p><text:span text:style-name="T11"><text:tab/></text:span><text:span text:style-name="T11"><text:tab/></text:span><text:span text:style-name="T11">});</text:span></text:p>
            <text:p><text:span text:style-name="T2">} <text:s text:c="9"/>}</text:span></text:p>
            <text:p><text:span text:style-name="T2"><text:s text:c="2"/></text:span></text:p>
          </draw:text-box>
        </draw:frame>
      </draw:page>
      <draw:page draw:name="page17" draw:style-name="dp1" draw:master-page-name="Standard">
        <draw:frame draw:style-name="gr43" draw:layer="layout" svg:width="8.418cm" svg:height="8.795cm" svg:x="4cm" svg:y="7.9cm">
          <draw:text-box>
            <text:p>4. Quasiparalell Sequencing</text:p>
            <text:p/>
            <text:p/>
            <text:p>Text fra Simula Standard</text:p>
            <text:p/>
            <text:p/>
            <text:p>Kode og tegning av</text:p>
            <text:p><text:s text:c="2"/>- Detach</text:p>
            <text:p><text:s text:c="2"/>- Call</text:p>
            <text:p><text:s/>- Resume</text:p>
            <text:p/>
            <text:p/>
          </draw:text-box>
        </draw:frame>
      </draw:page>
      <draw:page draw:name="page18" draw:style-name="dp1" draw:master-page-name="Standard">
        <draw:rect draw:style-name="gr19" draw:text-style-name="P7" draw:layer="layout" svg:width="2.8cm" svg:height="1.4cm" svg:x="4cm" svg:y="6cm">
          <text:p/>
        </draw:rect>
        <draw:rect draw:style-name="gr19" draw:text-style-name="P7" draw:layer="layout" svg:width="2.8cm" svg:height="1.4cm" svg:x="4cm" svg:y="8.6cm">
          <text:p/>
        </draw:rect>
        <draw:rect draw:style-name="gr19" draw:text-style-name="P7" draw:layer="layout" svg:width="2.8cm" svg:height="1.4cm" svg:x="12.201cm" svg:y="14.7cm">
          <text:p/>
        </draw:rect>
        <draw:rect draw:style-name="gr19" draw:text-style-name="P7" draw:layer="layout" svg:width="2.8cm" svg:height="1.4cm" svg:x="4.1cm" svg:y="14.8cm">
          <text:p/>
        </draw:rect>
        <draw:rect draw:style-name="gr19" draw:text-style-name="P7" draw:layer="layout" svg:width="2.8cm" svg:height="1.4cm" svg:x="4.1cm" svg:y="12.5cm">
          <text:p/>
        </draw:rect>
        <draw:rect draw:style-name="gr19" draw:text-style-name="P7" draw:layer="layout" svg:width="2.8cm" svg:height="1.4cm" svg:x="12.3cm" svg:y="8.5cm">
          <text:p/>
        </draw:rect>
        <draw:rect draw:style-name="gr19" draw:text-style-name="P7" draw:layer="layout" svg:width="2.8cm" svg:height="1.4cm" svg:x="12.4cm" svg:y="6cm">
          <text:p/>
        </draw:rect>
        <draw:frame draw:style-name="gr44" draw:text-style-name="P10" draw:layer="layout" svg:width="2.4cm" svg:height="1.518cm" svg:x="12.5cm" svg:y="5.9cm">
          <draw:text-box>
            <text:p><text:span text:style-name="T49"><text:s text:c="2"/></text:span><text:span text:style-name="T12">Class</text:span></text:p>
            <text:p><text:span text:style-name="T12">Instance</text:span></text:p>
          </draw:text-box>
        </draw:frame>
        <draw:line draw:style-name="gr26" draw:text-style-name="P7" draw:layer="layout" svg:x1="13.8cm" svg:y1="14.6cm" svg:x2="13.8cm" svg:y2="13.1cm">
          <text:p/>
        </draw:line>
        <draw:line draw:style-name="gr26" draw:text-style-name="P7" draw:layer="layout" svg:x1="13.76cm" svg:y1="11.837cm" svg:x2="13.76cm" svg:y2="9.837cm">
          <text:p/>
        </draw:line>
        <draw:line draw:style-name="gr26" draw:text-style-name="P7" draw:layer="layout" svg:x1="13.8cm" svg:y1="8.5cm" svg:x2="13.8cm" svg:y2="7.4cm">
          <text:p/>
        </draw:line>
        <draw:path draw:style-name="gr21" draw:text-style-name="P7" draw:layer="layout" svg:width="3.517cm" svg:height="10.095cm" svg:x="13.713cm" svg:y="4.885cm" svg:viewBox="0 0 3518 10096" svg:d="M0 1152c235-356 368-941 895-969 423-23 864-314 1267-112 419 210 833 559 968 1044 112 400 158 817 224 1230 68 423 122 843 149 1267 27 433 11 870 0 1304-10 417-92 834-223 1230-138 417-380 793-485 1229-96 396-232 783-410 1156-215 450-250 971-708 1267l-335 298">
          <text:p/>
        </draw:path>
        <draw:line draw:style-name="gr26" draw:text-style-name="P7" draw:layer="layout" svg:x1="15.5cm" svg:y1="14.5cm" svg:x2="15cm" svg:y2="15.1cm">
          <text:p/>
        </draw:line>
        <draw:frame draw:style-name="gr45" draw:text-style-name="P8" draw:layer="layout" svg:width="3.211cm" svg:height="1.916cm" svg:x="15.289cm" svg:y="15.249cm">
          <draw:text-box>
            <text:p><text:span text:style-name="T12">Reactivation</text:span></text:p>
            <text:p><text:span text:style-name="T12">Point here</text:span></text:p>
          </draw:text-box>
        </draw:frame>
        <draw:frame draw:style-name="gr46" draw:text-style-name="P10" draw:layer="layout" svg:width="3.774cm" svg:height="1.675cm" svg:x="12.3cm" svg:y="19cm">
          <draw:text-box>
            <text:p><text:span text:style-name="T49">Detached</text:span></text:p>
            <text:p><text:span text:style-name="T49">Component</text:span></text:p>
          </draw:text-box>
        </draw:frame>
        <draw:frame draw:style-name="gr47" draw:text-style-name="P10" draw:layer="layout" svg:width="5.184cm" svg:height="0.963cm" svg:x="3.116cm" svg:y="19.3cm">
          <draw:text-box>
            <text:p><text:span text:style-name="T49">Call Stack Chain</text:span></text:p>
          </draw:text-box>
        </draw:frame>
        <draw:frame draw:style-name="gr48" draw:text-style-name="P8" draw:layer="layout" svg:width="2.818cm" svg:height="1.361cm" svg:x="3.999cm" svg:y="6.062cm">
          <draw:text-box>
            <text:p><text:span text:style-name="T12">Outermost</text:span></text:p>
            <text:p><text:span text:style-name="T12"><text:s text:c="4"/></text:span><text:span text:style-name="T12">Block</text:span></text:p>
          </draw:text-box>
        </draw:frame>
        <draw:line draw:style-name="gr26" draw:text-style-name="P7" draw:layer="layout" svg:x1="5.5cm" svg:y1="14.8cm" svg:x2="5.5cm" svg:y2="13.9cm">
          <text:p/>
        </draw:line>
        <draw:line draw:style-name="gr26" draw:text-style-name="P7" draw:layer="layout" svg:x1="5.4cm" svg:y1="12.5cm" svg:x2="5.4cm" svg:y2="11.7cm">
          <text:p/>
        </draw:line>
        <draw:line draw:style-name="gr26" draw:text-style-name="P7" draw:layer="layout" svg:x1="5.4cm" svg:y1="10.9cm" svg:x2="5.4cm" svg:y2="10.1cm">
          <text:p/>
        </draw:line>
        <draw:line draw:style-name="gr26" draw:text-style-name="P7" draw:layer="layout" svg:x1="5.4cm" svg:y1="8.6cm" svg:x2="5.4cm" svg:y2="7.5cm">
          <text:p/>
        </draw:line>
        <draw:frame draw:style-name="gr49" draw:text-style-name="P8" draw:layer="layout" svg:width="2.153cm" svg:height="1.361cm" svg:x="4.451cm" svg:y="14.9cm">
          <draw:text-box>
            <text:p><text:span text:style-name="T12">Current</text:span></text:p>
            <text:p><text:span text:style-name="T12"><text:s text:c="2"/></text:span><text:span text:style-name="T12">Block</text:span></text:p>
          </draw:text-box>
        </draw:frame>
        <draw:frame draw:style-name="gr50" draw:text-style-name="P11" draw:layer="layout" svg:width="9.693cm" svg:height="0.983cm" svg:x="3cm" svg:y="2cm">
          <draw:text-box>
            <text:p><text:span text:style-name="T1">Klassisk illustrering av Detach</text:span></text:p>
          </draw:text-box>
        </draw:frame>
      </draw:page>
      <draw:page draw:name="page19" draw:style-name="dp1" draw:master-page-name="Standard">
        <draw:frame draw:style-name="gr51" draw:text-style-name="P12" draw:layer="layout" svg:width="17.241cm" svg:height="2.775cm" svg:x="1.059cm" svg:y="1.5cm">
          <draw:text-box>
            <text:p><text:span text:style-name="T121">For å illustrere problematiken ved save/restore av operand-stakken</text:span></text:p>
            <text:p><text:span text:style-name="T121">under utføring QPS/Detach I JVM.</text:span></text:p>
            <text:p><text:span text:style-name="T121"/></text:p>
            <text:p><text:span text:style-name="T121">Anta følgende Simula Program: </text:span></text:p>
          </draw:text-box>
        </draw:frame>
        <draw:frame draw:style-name="gr52" draw:layer="layout" svg:width="14.3cm" svg:height="17.619cm" svg:x="3.2cm" svg:y="4.7cm">
          <draw:text-box>
            <text:p><text:span text:style-name="T122">System</text:span><text:span text:style-name="T123"> begin</text:span><text:span text:style-name="T124"> </text:span><text:span text:style-name="T123">ref(</text:span><text:span text:style-name="T122">C</text:span><text:span text:style-name="T123">) </text:span><text:span text:style-name="T124"><text:s/></text:span><text:span text:style-name="T49">x;</text:span></text:p>
            <text:p><text:span text:style-name="T49"/></text:p>
            <text:p><text:span text:style-name="T123"><text:s text:c="9"/></text:span><text:span text:style-name="T123">procedure</text:span><text:span text:style-name="T124"> </text:span><text:span text:style-name="T49">P;</text:span></text:p>
            <text:p><text:span text:style-name="T49"><text:s text:c="9"/></text:span><text:span text:style-name="T125">begin</text:span><text:span text:style-name="T49"> <text:s/>x:-</text:span><text:span text:style-name="T125">new</text:span><text:span text:style-name="T49"> C();</text:span></text:p>
            <text:p><text:span text:style-name="T49"><text:s text:c="21"/>…</text:span></text:p>
            <text:p><text:span text:style-name="T49"><text:s text:c="21"/></text:span><text:span text:style-name="T126">call(x);</text:span></text:p>
            <text:p><text:span text:style-name="T49"><text:s text:c="9"/></text:span><text:span text:style-name="T125">end</text:span><text:span text:style-name="T49">;</text:span></text:p>
            <text:p><text:span text:style-name="T49"/></text:p>
            <text:p><text:span text:style-name="T49"><text:s text:c="9"/></text:span><text:span text:style-name="T125">class</text:span><text:span text:style-name="T49"> Component;</text:span></text:p>
            <text:p><text:span text:style-name="T49"><text:s text:c="9"/></text:span><text:span text:style-name="T125">begin</text:span></text:p>
            <text:p><text:span text:style-name="T123"><text:s text:c="15"/></text:span><text:span text:style-name="T123">procedure</text:span><text:span text:style-name="T124"> Q</text:span><text:span text:style-name="T49">;</text:span></text:p>
            <text:p><text:span text:style-name="T49"><text:s text:c="3"/></text:span><text:span text:style-name="T124"><text:s text:c="12"/></text:span><text:span text:style-name="T123">begin</text:span><text:span text:style-name="T124"> ...</text:span><text:span text:style-name="T49"> </text:span><text:span text:style-name="T126"><text:s/>detach;</text:span><text:span text:style-name="T49"> <text:s/>... <text:s/></text:span><text:span text:style-name="T123">end</text:span><text:span text:style-name="T49">;</text:span></text:p>
            <text:p><text:span text:style-name="T49"><text:s text:c="15"/></text:span><text:span text:style-name="T49">...</text:span></text:p>
            <text:p><text:span text:style-name="T49"><text:s text:c="15"/></text:span><text:span text:style-name="T49">Q;</text:span></text:p>
            <text:p><text:span text:style-name="T49"><text:s text:c="15"/></text:span><text:span text:style-name="T49">...</text:span></text:p>
            <text:p><text:span text:style-name="T49"><text:s text:c="9"/></text:span><text:span text:style-name="T49">e</text:span><text:span text:style-name="T123">nd </text:span><text:span text:style-name="T122">Component</text:span><text:span text:style-name="T49">;</text:span></text:p>
            <text:p><text:span text:style-name="T49"><text:s text:c="9"/></text:span><text:span text:style-name="T49">...</text:span></text:p>
            <text:p><text:span text:style-name="T49"><text:s text:c="9"/></text:span><text:span text:style-name="T49">P;</text:span></text:p>
            <text:p><text:span text:style-name="T49"><text:s text:c="9"/></text:span><text:span text:style-name="T49">...</text:span></text:p>
            <text:p><text:span text:style-name="T123">end </text:span><text:span text:style-name="T122">System</text:span><text:span text:style-name="T49">;</text:span></text:p>
          </draw:text-box>
        </draw:frame>
        <draw:frame draw:style-name="gr53" draw:text-style-name="P12" draw:layer="layout" svg:width="18.473cm" svg:height="9.716cm" svg:x="1cm" svg:y="19.984cm">
          <draw:text-box>
            <text:p><text:span text:style-name="T121">De neste par sider kan blas raskt I fram og tilbake. Du får da en</text:span></text:p>
            <text:p><text:span text:style-name="T121">animering av effekten av Detach slik jeg først tenkte meg å</text:span></text:p>
            <text:p><text:span text:style-name="T121">Implementere det hele.</text:span></text:p>
            <text:p><text:span text:style-name="T121"/></text:p>
            <text:p><text:span text:style-name="T121">Legg merke til at Stack-Framen til Q blir frigjort mens framen til C</text:span></text:p>
            <text:p><text:span text:style-name="T121">blir hengende og sansynligvis bryter reglene for bruk av stacken.</text:span></text:p>
            <text:p><text:span text:style-name="T121"/></text:p>
            <text:p><text:span text:style-name="T121">Det fins løsning på dette ved at ikke bare STM-koden til Q termineres</text:span></text:p>
            <text:p><text:span text:style-name="T121">Men hele stacken tilbake til nærmeste block som er et komponent hode,</text:span></text:p>
            <text:p><text:span text:style-name="T121">I vårt tilfelle instansen av klassen Component.</text:span></text:p>
            <text:p><text:span text:style-name="T121"/></text:p>
            <text:p><text:span text:style-name="T121">Dette blir så pirkete og komplisert at jeg foreslår å vente og se hva</text:span></text:p>
            <text:p><text:span text:style-name="T121"><text:s/></text:span><text:span text:style-name="T121">'Project Loom' kommer opp med. <text:s/></text:span></text:p>
            <text:p><text:span text:style-name="T121"/></text:p>
            <text:p><text:span text:style-name="T121"/></text:p>
          </draw:text-box>
        </draw:frame>
      </draw:page>
      <draw:page draw:name="page20" draw:style-name="dp1" draw:master-page-name="Standard">
        <draw:frame draw:style-name="gr54" draw:text-style-name="P10" draw:layer="layout" svg:width="10.963cm" svg:height="3.831cm" svg:x="5.4cm" svg:y="9.7cm">
          <draw:text-box>
            <text:p><text:span text:style-name="T49">Example <text:s/>Detach – </text:span><text:span text:style-name="T125">Call</text:span><text:span text:style-name="T49"> – Detach</text:span></text:p>
            <text:p><text:span text:style-name="T49"/></text:p>
            <text:p><text:span text:style-name="T49"/></text:p>
            <text:p><text:span text:style-name="T49">Denne gangen med separat Stack</text:span></text:p>
            <text:p><text:span text:style-name="T49"><text:s text:c="6"/></text:span><text:span text:style-name="T49">Knyttet til Componentene</text:span></text:p>
          </draw:text-box>
        </draw:frame>
      </draw:page>
      <draw:page draw:name="page21"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6"/></text:span><text:span text:style-name="T126">call(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19"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15.1cm" svg:x2="11.3cm" svg:y2="13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line draw:style-name="gr26" draw:text-style-name="P7" draw:layer="layout" svg:x1="14.8cm" svg:y1="23.9cm" svg:x2="13.2cm" svg:y2="23.9cm">
          <text:p/>
        </draw:line>
        <draw:frame draw:style-name="gr59" draw:text-style-name="P10" draw:layer="layout" svg:width="12.106cm" svg:height="1.2cm" svg:x="5.079cm" svg:y="27cm">
          <draw:text-box>
            <text:p><text:span text:style-name="T49">Fig. 5 <text:s/>Separat Stack: Just before Detach</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64" draw:text-style-name="P8" draw:layer="layout" svg:width="7.648cm" svg:height="0.806cm" svg:x="7.99cm" svg:y="25.499cm">
          <draw:text-box>
            <text:p><text:span text:style-name="T12">C'detach == swap(C'DL,Curre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775cm" svg:height="1.361cm" svg:x="17.025cm" svg:y="17.6cm">
          <draw:text-box>
            <text:p><text:span text:style-name="T12">Q-Frame</text:span></text:p>
          </draw:text-box>
        </draw:frame>
        <draw:frame draw:style-name="gr67" draw:text-style-name="P12" draw:layer="layout" svg:width="1.848cm" svg:height="0.899cm" svg:x="0.87cm" svg:y="12.878cm">
          <draw:text-box>
            <text:p><text:span text:style-name="T50">PSC:</text:span></text:p>
          </draw:text-box>
        </draw:frame>
        <draw:line draw:style-name="gr26" draw:text-style-name="P7" draw:layer="layout" svg:x1="2.5cm" svg:y1="13.4cm" svg:x2="3.7cm" svg:y2="13.3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ge>
      <draw:page draw:name="page22"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6"/></text:span><text:span text:style-name="T126">call(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19"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frame draw:style-name="gr68" draw:text-style-name="P10" draw:layer="layout" svg:width="7.721cm" svg:height="1.2cm" svg:x="6.6cm" svg:y="27cm">
          <draw:text-box>
            <text:p><text:span text:style-name="T49">Fig. 6 <text:s text:c="2"/>Just after Detach</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64" draw:text-style-name="P8" draw:layer="layout" svg:width="7.648cm" svg:height="0.806cm" svg:x="7.99cm" svg:y="25.499cm">
          <draw:text-box>
            <text:p><text:span text:style-name="T12">C'detach == swap(C'DL,Curre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2" draw:layer="layout" svg:width="1.848cm" svg:height="0.899cm" svg:x="0.952cm" svg:y="6.501cm">
          <draw:text-box>
            <text:p><text:span text:style-name="T50">PSC:</text:span></text:p>
          </draw:text-box>
        </draw:frame>
        <draw:line draw:style-name="gr26" draw:text-style-name="P7" draw:layer="layout" svg:x1="2.5cm" svg:y1="7cm" svg:x2="3.7cm" svg:y2="6.9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69" draw:text-style-name="P7" draw:layer="layout" svg:width="2.192cm" svg:height="5.846cm" svg:x="8.818cm" svg:y="15.33cm" svg:viewBox="0 0 2193 5847" svg:d="M1532 5797c-428 182-870-158-1051-544-189-403-326-820-428-1245-94-395-33-805-39-1207-6-389 33-781 0-1167-42-483 223-882 506-1206 269-308 754-351 1167-350l428-78h78">
          <text:p/>
        </draw:path>
        <draw:path draw:style-name="gr69" draw:text-style-name="P7"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ge>
      <draw:page draw:name="page23"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6"/></text:span><text:span text:style-name="T126">call(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19"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15.1cm" svg:x2="11.3cm" svg:y2="13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line draw:style-name="gr26" draw:text-style-name="P7" draw:layer="layout" svg:x1="14.8cm" svg:y1="23.9cm" svg:x2="13.2cm" svg:y2="23.9cm">
          <text:p/>
        </draw:line>
        <draw:frame draw:style-name="gr70" draw:text-style-name="P10" draw:layer="layout" svg:width="6.621cm" svg:height="1.2cm" svg:x="7.779cm" svg:y="27cm">
          <draw:text-box>
            <text:p><text:span text:style-name="T49">Fig. 7 <text:s/>Just after Call</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64" draw:text-style-name="P8" draw:layer="layout" svg:width="7.648cm" svg:height="0.806cm" svg:x="7.99cm" svg:y="25.499cm">
          <draw:text-box>
            <text:p><text:span text:style-name="T12">C'call == swap(C'DL,Curre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2" draw:layer="layout" svg:width="1.848cm" svg:height="0.899cm" svg:x="0.952cm" svg:y="14.001cm">
          <draw:text-box>
            <text:p><text:span text:style-name="T50">PSC:</text:span></text:p>
          </draw:text-box>
        </draw:frame>
        <draw:line draw:style-name="gr26" draw:text-style-name="P7" draw:layer="layout" svg:x1="2.5cm" svg:y1="14.4cm" svg:x2="3.7cm" svg:y2="14.3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ge>
      <draw:page draw:name="page24" draw:style-name="dp1" draw:master-page-name="Standard">
        <draw:frame draw:style-name="gr71" draw:text-style-name="P10" draw:layer="layout" svg:width="11.209cm" svg:height="2.407cm" svg:x="5.4cm" svg:y="9.7cm">
          <draw:text-box>
            <text:p><text:span text:style-name="T49">Example <text:s/>Detach – </text:span><text:span text:style-name="T125">Resume</text:span><text:span text:style-name="T49"> – Detach</text:span></text:p>
            <text:p><text:span text:style-name="T49"/></text:p>
            <text:p><text:span text:style-name="T49"><text:s text:c="12"/></text:span><text:span text:style-name="T49">Med separate Stack'er</text:span></text:p>
          </draw:text-box>
        </draw:frame>
      </draw:page>
      <draw:page draw:name="page25"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5"/></text:span><text:span text:style-name="T126"><text:s/></text:span><text:span text:style-name="T126">resume(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56"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15.1cm" svg:x2="11.3cm" svg:y2="13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line draw:style-name="gr26" draw:text-style-name="P7" draw:layer="layout" svg:x1="14.8cm" svg:y1="23.9cm" svg:x2="13.2cm" svg:y2="23.9cm">
          <text:p/>
        </draw:line>
        <draw:frame draw:style-name="gr72" draw:text-style-name="P10" draw:layer="layout" svg:width="12.635cm" svg:height="1.2cm" svg:x="4.5cm" svg:y="27cm">
          <draw:text-box>
            <text:p><text:span text:style-name="T49">Fig. 8 <text:s/>Separat Stack: Just before 1.Detach</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497cm" svg:y="15.837cm">
          <draw:text-box>
            <text:p><text:span text:style-name="T12"><text:s text:c="4"/></text:span><text:span text:style-name="T12">PC</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73" draw:text-style-name="P8" draw:layer="layout" svg:width="6.9cm" svg:height="1.916cm" svg:x="1.2cm" svg:y="23.899cm">
          <draw:text-box>
            <text:p><text:span text:style-name="T12">PC is the 'program counter' <text:s/>holding the program part of</text:span></text:p>
            <text:p><text:span text:style-name="T12">the 'reactivation poi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2" draw:layer="layout" svg:width="1.848cm" svg:height="0.899cm" svg:x="0.87cm" svg:y="12.878cm">
          <draw:text-box>
            <text:p><text:span text:style-name="T50">PSC:</text:span></text:p>
          </draw:text-box>
        </draw:frame>
        <draw:line draw:style-name="gr26" draw:text-style-name="P7" draw:layer="layout" svg:x1="2.5cm" svg:y1="13.4cm" svg:x2="3.7cm" svg:y2="13.3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27" draw:text-style-name="P8" draw:layer="layout" svg:width="2.403cm" svg:height="0.963cm" svg:x="10.697cm" svg:y="4.4cm">
          <draw:text-box>
            <text:p><text:span text:style-name="T12"><text:s text:c="4"/></text:span><text:span text:style-name="T12">PC</text:span></text:p>
          </draw:text-box>
        </draw:frame>
        <draw:frame draw:style-name="gr64" draw:text-style-name="P15" draw:layer="layout" svg:width="7.648cm" svg:height="0.806cm" svg:x="7.99cm" svg:y="25.499cm">
          <draw:text-box>
            <text:p text:style-name="P2"><text:span text:style-name="T129">Rotate(current,ins.DL,'main.DL)</text:span></text:p>
          </draw:text-box>
        </draw:frame>
      </draw:page>
      <draw:page draw:name="page26"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5"/></text:span><text:span text:style-name="T126"><text:s/></text:span><text:span text:style-name="T126">resume(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56"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frame draw:style-name="gr74" draw:text-style-name="P10" draw:layer="layout" svg:width="13.579cm" svg:height="1.2cm" svg:x="4.2cm" svg:y="27cm">
          <draw:text-box>
            <text:p><text:span text:style-name="T49">Fig. 9 <text:s/>Just after 1.Detach and before Resume</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497cm" svg:y="15.837cm">
          <draw:text-box>
            <text:p><text:span text:style-name="T12"><text:s text:c="4"/></text:span><text:span text:style-name="T12">PC</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73" draw:text-style-name="P8" draw:layer="layout" svg:width="6.9cm" svg:height="1.916cm" svg:x="1.2cm" svg:y="23.899cm">
          <draw:text-box>
            <text:p><text:span text:style-name="T12">PC is the 'program counter' <text:s/>holding the program part of</text:span></text:p>
            <text:p><text:span text:style-name="T12">the 'reactivation poi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2" draw:layer="layout" svg:width="1.848cm" svg:height="0.899cm" svg:x="0.852cm" svg:y="6.7cm">
          <draw:text-box>
            <text:p><text:span text:style-name="T50">PSC:</text:span></text:p>
          </draw:text-box>
        </draw:frame>
        <draw:line draw:style-name="gr26" draw:text-style-name="P7" draw:layer="layout" svg:x1="2.5cm" svg:y1="7.2cm" svg:x2="3.7cm" svg:y2="7.1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69" draw:text-style-name="P7" draw:layer="layout" svg:width="1.779cm" svg:height="5.835cm" svg:x="9.115cm" svg:y="15.408cm" svg:viewBox="0 0 1780 5836" svg:d="M1235 5836c-305-394-866-570-934-1167-51-447-245-870-272-1323-25-415-51-831 0-1245 58-475 435-793 623-1206l389-311 389-350 350-234">
          <text:p/>
        </draw:path>
        <draw:path draw:style-name="gr69" draw:text-style-name="P7" draw:layer="layout" svg:width="1.944cm" svg:height="11.563cm" svg:x="13.113cm" svg:y="12.326cm" svg:viewBox="0 0 1945 11564" svg:d="M0 8c383-26 893-14 1050 506 119 395 200 780 312 1167 117 405 206 823 233 1245 26 402 96 800 78 1207-17 388 33 779 0 1167-36 416 0 831-39 1245-37 392-39 791-195 1167-155 372-191 757-233 1168-45 439-165 818-78 1245 84 408-221 953 311 1206l389 156 117 77">
          <text:p/>
        </draw:path>
        <draw:frame draw:style-name="gr27" draw:text-style-name="P8" draw:layer="layout" svg:width="2.403cm" svg:height="0.963cm" svg:x="10.697cm" svg:y="4.337cm">
          <draw:text-box>
            <text:p><text:span text:style-name="T12"><text:s text:c="4"/></text:span><text:span text:style-name="T12">PC</text:span></text:p>
          </draw:text-box>
        </draw:frame>
        <draw:frame draw:style-name="gr64" draw:text-style-name="P15" draw:layer="layout" svg:width="7.648cm" svg:height="0.806cm" svg:x="7.99cm" svg:y="25.499cm">
          <draw:text-box>
            <text:p text:style-name="P2"><text:span text:style-name="T129">Rotate(current,ins.DL,'main.DL)</text:span></text:p>
          </draw:text-box>
        </draw:frame>
      </draw:page>
      <draw:page draw:name="page27"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5"/></text:span><text:span text:style-name="T126"><text:s/></text:span><text:span text:style-name="T126">resume(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56"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frame draw:style-name="gr75" draw:text-style-name="P16" draw:layer="layout" svg:width="7.944cm" svg:height="1.496cm" svg:x="5.079cm" svg:y="27cm">
          <draw:text-box>
            <text:p text:style-name="P2"><text:span text:style-name="T49">Fig. 10 <text:s/>Just after Resume</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497cm" svg:y="15.837cm">
          <draw:text-box>
            <text:p><text:span text:style-name="T12"><text:s text:c="4"/></text:span><text:span text:style-name="T12">PC</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73" draw:text-style-name="P8" draw:layer="layout" svg:width="6.9cm" svg:height="1.916cm" svg:x="1.2cm" svg:y="23.899cm">
          <draw:text-box>
            <text:p><text:span text:style-name="T12">PC is the 'program counter' <text:s/>holding the program part of</text:span></text:p>
            <text:p><text:span text:style-name="T12">the 'reactivation point'.</text:span></text:p>
          </draw:text-box>
        </draw:frame>
        <draw:frame draw:style-name="gr64" draw:text-style-name="P15" draw:layer="layout" svg:width="7.648cm" svg:height="0.806cm" svg:x="7.99cm" svg:y="25.499cm">
          <draw:text-box>
            <text:p text:style-name="P2"><text:span text:style-name="T129">Rotate(current,ins.DL,'main.DL)</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2" draw:layer="layout" svg:width="1.848cm" svg:height="0.899cm" svg:x="0.952cm" svg:y="13.901cm">
          <draw:text-box>
            <text:p><text:span text:style-name="T50">PSC:</text:span></text:p>
          </draw:text-box>
        </draw:frame>
        <draw:line draw:style-name="gr26" draw:text-style-name="P7" draw:layer="layout" svg:x1="2.6cm" svg:y1="14.4cm" svg:x2="3.8cm" svg:y2="14.3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76" draw:text-style-name="P8" draw:layer="layout" svg:width="1.573cm" svg:height="0.806cm" svg:x="9.2cm" svg:y="2.8cm">
          <draw:text-box>
            <text:p><text:span text:style-name="T12">main</text:span></text:p>
          </draw:text-box>
        </draw:frame>
        <draw:frame draw:style-name="gr77" draw:text-style-name="P8" draw:layer="layout" svg:width="1.713cm" svg:height="0.806cm" svg:x="11cm" svg:y="3cm">
          <draw:text-box>
            <text:p><text:span text:style-name="T12">comp</text:span></text:p>
          </draw:text-box>
        </draw:frame>
        <draw:path draw:style-name="gr78" draw:text-style-name="P7" draw:layer="layout" svg:width="2.302cm" svg:height="8.52cm" svg:x="8.748cm" svg:y="3.93cm" svg:viewBox="0 0 2303 8521" svg:d="M1641 8521c-316-419-691-780-934-1284-219-456-392-856-506-1323-96-394-60-805-77-1206-20-457-152-897-117-1362 30-400-26-805 0-1206 25-392 126-773 156-1167 44-588 619-637 1011-779l389-116 389-78h351">
          <text:p/>
        </draw:path>
        <draw:line draw:style-name="gr79" draw:text-style-name="P7" draw:layer="layout" svg:x1="14.8cm" svg:y1="24cm" svg:x2="13.2cm" svg:y2="24cm">
          <text:p/>
        </draw:line>
        <draw:path draw:style-name="gr78" draw:text-style-name="P7" draw:layer="layout" svg:width="3.866cm" svg:height="14.084cm" svg:x="7.222cm" svg:y="1.323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80" draw:text-style-name="P17" draw:layer="layout" svg:width="3.08cm" svg:height="1.063cm" svg:x="6.7cm" svg:y="1.137cm">
          <draw:text-box>
            <text:p><text:span text:style-name="T51">BASICIO</text:span></text:p>
          </draw:text-box>
        </draw:frame>
        <draw:frame draw:style-name="gr27" draw:text-style-name="P8" draw:layer="layout" svg:width="2.403cm" svg:height="0.963cm" svg:x="10.697cm" svg:y="4.437cm">
          <draw:text-box>
            <text:p><text:span text:style-name="T12"><text:s text:c="4"/></text:span><text:span text:style-name="T12">PC</text:span></text:p>
          </draw:text-box>
        </draw:frame>
      </draw:page>
      <draw:page draw:name="page28"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5"/></text:span><text:span text:style-name="T126"><text:s/></text:span><text:span text:style-name="T126">resume(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56" draw:text-style-name="P7" draw:layer="layout" svg:width="2.7cm" svg:height="4cm" svg:x="10.5cm" svg:y="3.5cm">
          <text:p/>
        </draw:rect>
        <draw:rect draw:style-name="gr56" draw:text-style-name="P7" draw:layer="layout" svg:width="2.7cm" svg:height="4cm" svg:x="10.305cm" svg:y="15.017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frame draw:style-name="gr81" draw:text-style-name="P16" draw:layer="layout" svg:width="8.681cm" svg:height="0.963cm" svg:x="5.9cm" svg:y="27.037cm">
          <draw:text-box>
            <text:p text:style-name="P2"><text:span text:style-name="T130">Fig. 11 <text:s/>Just after 2. Detach</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497cm" svg:y="15.837cm">
          <draw:text-box>
            <text:p><text:span text:style-name="T12"><text:s text:c="4"/></text:span><text:span text:style-name="T12">PC</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73" draw:text-style-name="P8" draw:layer="layout" svg:width="6.9cm" svg:height="1.916cm" svg:x="1.2cm" svg:y="23.899cm">
          <draw:text-box>
            <text:p><text:span text:style-name="T12">PC is the 'program counter' <text:s/>holding the program part of</text:span></text:p>
            <text:p><text:span text:style-name="T12">the 'reactivation poi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cm" svg:height="1.361cm" svg:x="17.1cm" svg:y="17.6cm">
          <draw:text-box>
            <text:p><text:span text:style-name="T12">Q-Frame</text:span></text:p>
          </draw:text-box>
        </draw:frame>
        <draw:frame draw:style-name="gr67" draw:text-style-name="P12" draw:layer="layout" svg:width="1.848cm" svg:height="0.899cm" svg:x="0.852cm" svg:y="7.801cm">
          <draw:text-box>
            <text:p><text:span text:style-name="T50">PSC:</text:span></text:p>
          </draw:text-box>
        </draw:frame>
        <draw:line draw:style-name="gr26" draw:text-style-name="P7" draw:layer="layout" svg:x1="2.4cm" svg:y1="8.3cm" svg:x2="3.6cm" svg:y2="8.2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76" draw:text-style-name="P8" draw:layer="layout" svg:width="1.573cm" svg:height="0.806cm" svg:x="9.2cm" svg:y="2.8cm">
          <draw:text-box>
            <text:p><text:span text:style-name="T12">main</text:span></text:p>
          </draw:text-box>
        </draw:frame>
        <draw:frame draw:style-name="gr80" draw:text-style-name="P17" draw:layer="layout" svg:width="3.08cm" svg:height="1.063cm" svg:x="6.7cm" svg:y="1.137cm">
          <draw:text-box>
            <text:p><text:span text:style-name="T51">BASICIO</text:span></text:p>
          </draw:text-box>
        </draw:frame>
        <draw:path draw:style-name="gr23" draw:text-style-name="P7" draw:layer="layout" svg:width="1.479cm" svg:height="1.723cm" svg:x="4.669cm" svg:y="12.716cm" svg:viewBox="0 0 1480 1724" svg:d="M39 435c223-400 789-571 1167-311 412 284 239 769 233 1167-9 591-683 413-1050 389l-389-389">
          <text:p/>
        </draw:path>
        <draw:path draw:style-name="gr69" draw:text-style-name="P7" draw:layer="layout" svg:width="2.222cm" svg:height="2.606cm" svg:x="8.905cm" svg:y="1.362cm" svg:viewBox="0 0 2223 2607" svg:d="M277 0c-147 382-229 770-272 1206-53 530 322 914 700 1051 385 139 738 370 1167 311l351 39">
          <text:p/>
        </draw:path>
        <draw:path draw:style-name="gr69" draw:text-style-name="P7" draw:layer="layout" svg:width="2.234cm" svg:height="5.836cm" svg:x="8.893cm" svg:y="15.33cm" svg:viewBox="0 0 2235 5837" svg:d="M1495 5837c-427-200-844-456-1089-895-216-387-264-814-311-1245-44-396-165-801-39-1168 155-451 124-866 311-1323 216-528 745-526 1050-894l390-117 389-156 39-39">
          <text:p/>
        </draw:path>
        <draw:path draw:style-name="gr69" draw:text-style-name="P7" draw:layer="layout" svg:width="1.983cm" svg:height="11.749cm" svg:x="13.19cm" svg:y="12.179cm" svg:viewBox="0 0 1984 11750" svg:d="M0 0c325 413 795 728 972 1245 131 383 205 789 351 1167 146 379 103 783 194 1167 95 400 132 800 195 1206 65 415 158 825 155 1246-2 410 119 783 117 1206-2 463 16 934-194 1362-200 408-343 844-467 1284-116 409-194 827-273 1245l156 389 389 233h234">
          <text:p/>
        </draw:path>
        <draw:frame draw:style-name="gr27" draw:text-style-name="P8" draw:layer="layout" svg:width="2.403cm" svg:height="0.963cm" svg:x="10.7cm" svg:y="4.5cm">
          <draw:text-box>
            <text:p><text:span text:style-name="T12"><text:s text:c="4"/></text:span><text:span text:style-name="T12">PC</text:span></text:p>
          </draw:text-box>
        </draw:frame>
        <draw:frame draw:style-name="gr64" draw:text-style-name="P15" draw:layer="layout" svg:width="7.648cm" svg:height="0.806cm" svg:x="7.99cm" svg:y="25.499cm">
          <draw:text-box>
            <text:p text:style-name="P2"><text:span text:style-name="T129">Rotate(current,ins.DL,'main.DL)</text:span></text:p>
          </draw:text-box>
        </draw:frame>
      </draw:page>
      <draw:page draw:name="page29" draw:style-name="dp1" draw:master-page-name="Standard">
        <draw:frame draw:style-name="gr82" draw:text-style-name="P3" draw:layer="layout" svg:width="18cm" svg:height="25.2cm" svg:x="2cm" svg:y="2.9cm">
          <draw:text-box>
            <text:p text:style-name="P2"><text:span text:style-name="T13"><text:tab/></text:span><text:span text:style-name="T14">public</text:span><text:span text:style-name="T13"> </text:span><text:span text:style-name="T14">void</text:span><text:span text:style-name="T13"> detach()</text:span></text:p>
            <text:p text:style-name="P2"><text:span text:style-name="T13"><text:tab/></text:span><text:span text:style-name="T13">{ RTObject$ </text:span><text:span text:style-name="T17">ins</text:span><text:span text:style-name="T13">; <text:s text:c="2"/></text:span><text:span text:style-name="T15">// <text:s/>Instance to be detached.</text:span></text:p>
            <text:p text:style-name="P2"><text:span text:style-name="T13"><text:tab/></text:span><text:span text:style-name="T13"> <text:s/></text:span><text:span text:style-name="T13">RTObject$ </text:span><text:span text:style-name="T17">dl</text:span><text:span text:style-name="T13">; <text:s text:c="3"/></text:span><text:span text:style-name="T15">// <text:s/>Temporary reference to </text:span><text:span text:style-name="T131">dynamical</text:span><text:span text:style-name="T15"> enclosure.</text:span></text:p>
            <text:p text:style-name="P2"><text:span text:style-name="T13"><text:tab/></text:span><text:span text:style-name="T13"> <text:s/></text:span><text:span text:style-name="T13">RTObject$ </text:span><text:span text:style-name="T17">main</text:span><text:span text:style-name="T13">; <text:s/></text:span><text:span text:style-name="T15">// <text:s/>The head of the main component and also</text:span></text:p>
            <text:p text:style-name="P2"><text:span text:style-name="T13"><text:tab/></text:span><text:span text:style-name="T13"><text:tab/></text:span><text:span text:style-name="T13"> <text:s text:c="14"/></text:span><text:span text:style-name="T15">// <text:s/>the head of the quasi-parallel system.</text:span></text:p>
            <text:p text:style-name="P2"><text:span text:style-name="T13"><text:tab/></text:span><text:span text:style-name="T13"> <text:s/></text:span><text:span text:style-name="T17">ins</text:span><text:span text:style-name="T13">=</text:span><text:span text:style-name="T14">this</text:span><text:span text:style-name="T13">;</text:span></text:p>
            <text:p text:style-name="P2"><text:span text:style-name="T13"><text:tab/></text:span><text:span text:style-name="T13"> <text:s/></text:span></text:p>
            <text:p text:style-name="P2"><text:span text:style-name="T13"><text:tab/></text:span><text:span text:style-name="T13"> <text:s/></text:span><text:span text:style-name="T15">// <text:s/>Detach on a prefixed block is a no-operation.</text:span></text:p>
            <text:p text:style-name="P2"><text:span text:style-name="T13"><text:tab/></text:span><text:span text:style-name="T13"> <text:s/></text:span><text:span text:style-name="T14">if</text:span><text:span text:style-name="T13">(!</text:span><text:span text:style-name="T132">CUR$</text:span><text:span text:style-name="T13">.isQPSystemBlock())</text:span></text:p>
            <text:p text:style-name="P2"><text:span text:style-name="T13"><text:tab/></text:span><text:span text:style-name="T13"> <text:s/></text:span><text:span text:style-name="T13">{ </text:span><text:span text:style-name="T15">// Make sure that the object is on the operating chain.</text:span></text:p>
            <text:p text:style-name="P2"><text:span text:style-name="T13"><text:tab/></text:span><text:span text:style-name="T13"><text:tab/></text:span><text:span text:style-name="T15">// Note that a detached or terminated object cannot be on</text:span></text:p>
            <text:p text:style-name="P2"><text:span text:style-name="T13"><text:tab/></text:span><text:span text:style-name="T13"><text:tab/></text:span><text:span text:style-name="T15">// the operating chain.</text:span></text:p>
            <text:p text:style-name="P2"><text:span text:style-name="T13"><text:tab/></text:span><text:span text:style-name="T13"><text:tab/></text:span><text:span text:style-name="T17">dl</text:span><text:span text:style-name="T13">=</text:span><text:span text:style-name="T132">CUR$</text:span><text:span text:style-name="T13">;</text:span></text:p>
            <text:p text:style-name="P2"><text:span text:style-name="T13"><text:tab/></text:span><text:span text:style-name="T13"><text:tab/></text:span><text:span text:style-name="T14">while</text:span><text:span text:style-name="T13">(</text:span><text:span text:style-name="T17">dl</text:span><text:span text:style-name="T13">!=</text:span><text:span text:style-name="T17">ins</text:span><text:span text:style-name="T13">) {</text:span></text:p>
            <text:p text:style-name="P2"><text:span text:style-name="T13"><text:tab/></text:span><text:span text:style-name="T13"><text:tab/></text:span><text:span text:style-name="T13"> <text:s text:c="3"/></text:span><text:span text:style-name="T17">dl</text:span><text:span text:style-name="T13">=</text:span><text:span text:style-name="T17">dl</text:span><text:span text:style-name="T13">.</text:span><text:span text:style-name="T16">DL$</text:span><text:span text:style-name="T13">;</text:span></text:p>
            <text:p text:style-name="P2"><text:span text:style-name="T13"><text:tab/></text:span><text:span text:style-name="T13"><text:tab/></text:span><text:span text:style-name="T13"> <text:s text:c="3"/></text:span><text:span text:style-name="T14">if</text:span><text:span text:style-name="T13">(</text:span><text:span text:style-name="T17">dl</text:span><text:span text:style-name="T13">==</text:span><text:span text:style-name="T14">null</text:span><text:span text:style-name="T13">) </text:span><text:span text:style-name="T14">throw</text:span></text:p>
            <text:p text:style-name="P2"><text:span text:style-name="T13"><text:tab/></text:span><text:span text:style-name="T13"><text:tab/></text:span><text:span text:style-name="T13"> <text:s text:c="5"/></text:span><text:span text:style-name="T14">new</text:span><text:span text:style-name="T13"> RuntimeException(</text:span><text:span text:style-name="T21">"x.Detach: x is not on the operating chain."</text:span><text:span text:style-name="T13">);</text:span></text:p>
            <text:p text:style-name="P2"><text:span text:style-name="T13"><text:tab/></text:span><text:span text:style-name="T13"><text:tab/></text:span><text:span text:style-name="T13">}</text:span></text:p>
            <text:p text:style-name="P2"><text:span text:style-name="T13"><text:tab/></text:span><text:span text:style-name="T13"><text:tab/></text:span><text:span text:style-name="T15">// Treat the case resumed and operating first,</text:span></text:p>
            <text:p text:style-name="P2"><text:span text:style-name="T13"><text:tab/></text:span><text:span text:style-name="T13"><text:tab/></text:span><text:span text:style-name="T15">// because it is probably the dynamically most common.</text:span></text:p>
            <text:p text:style-name="P2"><text:span text:style-name="T13"><text:tab/></text:span><text:span text:style-name="T13"><text:tab/></text:span><text:span text:style-name="T14">if</text:span><text:span text:style-name="T13">(</text:span><text:span text:style-name="T17">ins</text:span><text:span text:style-name="T13">.</text:span><text:span text:style-name="T16">STATE$</text:span><text:span text:style-name="T13">==OperationalState.</text:span><text:span text:style-name="T133">resumed</text:span><text:span text:style-name="T13">) {</text:span></text:p>
            <text:p text:style-name="P2"><text:span text:style-name="T13"><text:tab/></text:span><text:span text:style-name="T13"><text:tab/></text:span><text:span text:style-name="T13"> <text:s text:c="3"/></text:span><text:span text:style-name="T17">ins</text:span><text:span text:style-name="T13">.</text:span><text:span text:style-name="T16">STATE$</text:span><text:span text:style-name="T13">=OperationalState.</text:span><text:span text:style-name="T133">detached</text:span><text:span text:style-name="T13">;</text:span></text:p>
            <text:p text:style-name="P2"><text:span text:style-name="T13"><text:tab/></text:span><text:span text:style-name="T13"><text:tab/></text:span><text:span text:style-name="T13"> <text:s text:c="3"/></text:span><text:span text:style-name="T15">// Find main component for component to be detached. The main</text:span></text:p>
            <text:p text:style-name="P2"><text:span text:style-name="T13"><text:tab/></text:span><text:span text:style-name="T13"><text:tab/></text:span><text:span text:style-name="T13"> <text:s text:c="3"/></text:span><text:span text:style-name="T15">// component head must be the static enclosure of the object,</text:span></text:p>
            <text:p text:style-name="P2"><text:span text:style-name="T13"><text:tab/></text:span><text:span text:style-name="T13"><text:tab/></text:span><text:span text:style-name="T13"> <text:s text:c="3"/></text:span><text:span text:style-name="T15">// since the object has OperationalState.resumed.</text:span></text:p>
            <text:p text:style-name="P2"><text:span text:style-name="T13"><text:tab/></text:span><text:span text:style-name="T13"><text:tab/></text:span><text:span text:style-name="T13"> <text:s text:c="3"/></text:span><text:span text:style-name="T17">main</text:span><text:span text:style-name="T13">=</text:span><text:span text:style-name="T17">ins</text:span><text:span text:style-name="T13">.</text:span><text:span text:style-name="T16">SL$</text:span><text:span text:style-name="T13">;</text:span></text:p>
            <text:p text:style-name="P2"><text:span text:style-name="T13"><text:tab/></text:span><text:span text:style-name="T13"><text:tab/></text:span><text:span text:style-name="T13"> <text:s text:c="3"/></text:span><text:span text:style-name="T15">// Rotate the contents of 'CUR$', 'ins.DL$' and 'main.DL$'.</text:span></text:p>
            <text:p text:style-name="P2"><text:span text:style-name="T13"><text:tab/></text:span><text:span text:style-name="T13"><text:tab/></text:span><text:span text:style-name="T13"> <text:s text:c="3"/></text:span><text:span text:style-name="T15">// &lt;main.DL$,ins.DL$,CUR$&gt;:=&lt;ins.DL$,CUR$,main.DL$&gt;</text:span></text:p>
            <text:p text:style-name="P2"><text:span text:style-name="T13"><text:tab/></text:span><text:span text:style-name="T13"><text:tab/></text:span><text:span text:style-name="T13"> <text:s text:c="3"/></text:span><text:span text:style-name="T17">dl</text:span><text:span text:style-name="T13">=</text:span><text:span text:style-name="T17">main</text:span><text:span text:style-name="T13">.</text:span><text:span text:style-name="T16">DL$</text:span><text:span text:style-name="T13">; </text:span><text:span text:style-name="T17">main</text:span><text:span text:style-name="T13">.</text:span><text:span text:style-name="T16">DL$</text:span><text:span text:style-name="T13">=</text:span><text:span text:style-name="T17">ins</text:span><text:span text:style-name="T13">.</text:span><text:span text:style-name="T16">DL$</text:span><text:span text:style-name="T13">; </text:span><text:span text:style-name="T17">ins</text:span><text:span text:style-name="T13">.</text:span><text:span text:style-name="T16">DL$</text:span><text:span text:style-name="T13">=</text:span><text:span text:style-name="T132">CUR$</text:span><text:span text:style-name="T13">; </text:span><text:span text:style-name="T132">CUR$</text:span><text:span text:style-name="T13">=</text:span><text:span text:style-name="T17">dl</text:span><text:span text:style-name="T13">;</text:span></text:p>
            <text:p text:style-name="P2"><text:span text:style-name="T13"><text:tab/></text:span><text:span text:style-name="T13"><text:tab/></text:span><text:span text:style-name="T13">} </text:span><text:span text:style-name="T14">else</text:span><text:span text:style-name="T13"> {</text:span></text:p>
            <text:p text:style-name="P2"><text:span text:style-name="T13"><text:tab/></text:span><text:span text:style-name="T13"><text:tab/></text:span><text:span text:style-name="T13"> <text:s text:c="3"/></text:span><text:span text:style-name="T17">ins</text:span><text:span text:style-name="T13">.</text:span><text:span text:style-name="T16">STATE$</text:span><text:span text:style-name="T13">=OperationalState.</text:span><text:span text:style-name="T133">detached</text:span><text:span text:style-name="T13">;</text:span></text:p>
            <text:p text:style-name="P2"><text:span text:style-name="T13"><text:tab/></text:span><text:span text:style-name="T13"><text:tab/></text:span><text:span text:style-name="T13"> <text:s text:c="3"/></text:span><text:span text:style-name="T15">// Swap the contents of object's 'DL$' and 'CUR$'.</text:span></text:p>
            <text:p text:style-name="P2"><text:span text:style-name="T13"><text:tab/></text:span><text:span text:style-name="T13"><text:tab/></text:span><text:span text:style-name="T13"> <text:s text:c="3"/></text:span><text:span text:style-name="T15">// &lt;ins.DL$,CUR$&gt;:=&lt;CUR$,ins.DL$&gt;</text:span></text:p>
            <text:p text:style-name="P2"><text:span text:style-name="T13"><text:tab/></text:span><text:span text:style-name="T13"><text:tab/></text:span><text:span text:style-name="T13"> <text:s text:c="3"/></text:span><text:span text:style-name="T17">dl</text:span><text:span text:style-name="T13">=</text:span><text:span text:style-name="T17">ins</text:span><text:span text:style-name="T13">.</text:span><text:span text:style-name="T16">DL$</text:span><text:span text:style-name="T13">; </text:span><text:span text:style-name="T17">ins</text:span><text:span text:style-name="T13">.</text:span><text:span text:style-name="T16">DL$</text:span><text:span text:style-name="T13">=</text:span><text:span text:style-name="T132">CUR$</text:span><text:span text:style-name="T13">; </text:span><text:span text:style-name="T132">CUR$</text:span><text:span text:style-name="T13">=</text:span><text:span text:style-name="T17">dl</text:span><text:span text:style-name="T13">;</text:span></text:p>
            <text:p text:style-name="P2"><text:span text:style-name="T13"><text:tab/></text:span><text:span text:style-name="T13"><text:tab/></text:span><text:span text:style-name="T13">}</text:span></text:p>
            <text:p text:style-name="P2"><text:span text:style-name="T13"><text:tab/></text:span><text:span text:style-name="T13"><text:tab/></text:span><text:span text:style-name="T13">Util.</text:span><text:span text:style-name="T134">ASSERT</text:span><text:span text:style-name="T13">(</text:span><text:span text:style-name="T132">CUR$</text:span><text:span text:style-name="T13">.</text:span><text:span text:style-name="T16">DL$</text:span><text:span text:style-name="T13">!=</text:span><text:span text:style-name="T132">CUR$</text:span><text:span text:style-name="T13">,</text:span><text:span text:style-name="T21">"Invariant"</text:span><text:span text:style-name="T13">);</text:span></text:p>
            <text:p text:style-name="P2"><text:span text:style-name="T135"><text:tab/></text:span><text:span text:style-name="T135"><text:tab/></text:span><text:span text:style-name="T134">updateContextVector</text:span><text:span text:style-name="T135">();</text:span></text:p>
            <text:p text:style-name="P2"><text:span text:style-name="T13"><text:tab/></text:span><text:span text:style-name="T13"> <text:s text:c="3"/></text:span><text:span text:style-name="T13">swapThreads(</text:span><text:span text:style-name="T17">ins</text:span><text:span text:style-name="T13">.</text:span><text:span text:style-name="T16">DL$</text:span><text:span text:style-name="T13">);</text:span></text:p>
            <text:p text:style-name="P2"><text:span text:style-name="T13"><text:tab/></text:span><text:span text:style-name="T13"> <text:s/></text:span><text:span text:style-name="T13">}</text:span></text:p>
            <text:p text:style-name="P2"><text:span text:style-name="T13"><text:tab/></text:span><text:span text:style-name="T13">}</text:span></text:p>
          </draw:text-box>
        </draw:frame>
      </draw:page>
      <draw:page draw:name="page30" draw:style-name="dp1" draw:master-page-name="Standard">
        <draw:frame draw:style-name="gr83" draw:layer="layout" svg:width="17.1cm" svg:height="23cm" svg:x="2cm" svg:y="4cm">
          <draw:text-box>
            <text:p text:style-name="P2"><text:span text:style-name="T13"><text:tab/></text:span><text:span text:style-name="T14">public</text:span><text:span text:style-name="T13"> </text:span><text:span text:style-name="T14">void</text:span><text:span text:style-name="T13"> call(RTObject$ </text:span><text:span text:style-name="T17">ins</text:span><text:span text:style-name="T13">)</text:span></text:p>
            <text:p text:style-name="P2"><text:span text:style-name="T13"><text:tab/></text:span><text:span text:style-name="T13">{ RTObject$ </text:span><text:span text:style-name="T17">dl</text:span><text:span text:style-name="T13">; <text:s text:c="4"/></text:span><text:span text:style-name="T15">// <text:s/>Temporary reference to dynamic enclosure.</text:span></text:p>
            <text:p text:style-name="P2"><text:span text:style-name="T13"><text:tab/></text:span><text:span text:style-name="T13"> <text:s/></text:span><text:span text:style-name="T14">if</text:span><text:span text:style-name="T13">(</text:span><text:span text:style-name="T17">ins</text:span><text:span text:style-name="T13">==</text:span><text:span text:style-name="T14">null</text:span><text:span text:style-name="T13">) </text:span><text:span text:style-name="T14">throw</text:span><text:span text:style-name="T13"> </text:span><text:span text:style-name="T14">new</text:span><text:span text:style-name="T13"> RuntimeException(</text:span><text:span text:style-name="T21">"Call(x): x is none."</text:span><text:span text:style-name="T13">);</text:span></text:p>
            <text:p text:style-name="P2"><text:span text:style-name="T13"><text:tab/></text:span><text:span text:style-name="T13"> <text:s/></text:span><text:span text:style-name="T14">if</text:span><text:span text:style-name="T13">(</text:span><text:span text:style-name="T17">ins</text:span><text:span text:style-name="T13">.</text:span><text:span text:style-name="T16">STATE$</text:span><text:span text:style-name="T13">!=OperationalState.</text:span><text:span text:style-name="T133">detached</text:span><text:span text:style-name="T13">) </text:span><text:span text:style-name="T14">throw</text:span></text:p>
            <text:p text:style-name="P2"><text:span text:style-name="T13"><text:tab/></text:span><text:span text:style-name="T13"> <text:s text:c="7"/></text:span><text:span text:style-name="T14">new</text:span><text:span text:style-name="T13"> RuntimeException(</text:span><text:span text:style-name="T21">"Call(x): x is not in detached state."</text:span><text:span text:style-name="T13">);</text:span></text:p>
            <text:p text:style-name="P2"><text:span text:style-name="T13"><text:tab/></text:span><text:span text:style-name="T13"> <text:s/></text:span><text:span text:style-name="T15">// The object to be attached cannot be on the operating chain,</text:span></text:p>
            <text:p text:style-name="P2"><text:span text:style-name="T13"><text:tab/></text:span><text:span text:style-name="T13"> <text:s/></text:span><text:span text:style-name="T15">// because then its state would have been resumed and not detached.</text:span></text:p>
            <text:p text:style-name="P2"><text:span text:style-name="T135"/></text:p>
            <text:p text:style-name="P2"><text:span text:style-name="T13"><text:tab/></text:span><text:span text:style-name="T13"> <text:s/></text:span><text:span text:style-name="T15">// Swap the contents of 'CUR$' and object's '</text:span><text:span text:style-name="T131">dl</text:span><text:span text:style-name="T15">'.</text:span></text:p>
            <text:p text:style-name="P2"><text:span text:style-name="T13"><text:tab/></text:span><text:span text:style-name="T13"> <text:s/></text:span><text:span text:style-name="T15">// <text:s/>&lt;ins.DL$,CUR$&gt;:=&lt;CUR$,ins.DL$&gt;;</text:span></text:p>
            <text:p text:style-name="P2"><text:span text:style-name="T13"><text:tab/></text:span><text:span text:style-name="T13"> <text:s/></text:span><text:span text:style-name="T17">dl</text:span><text:span text:style-name="T13">=</text:span><text:span text:style-name="T17">ins</text:span><text:span text:style-name="T13">.</text:span><text:span text:style-name="T16">DL$</text:span><text:span text:style-name="T13">; </text:span><text:span text:style-name="T17">ins</text:span><text:span text:style-name="T13">.</text:span><text:span text:style-name="T16">DL$</text:span><text:span text:style-name="T13">=</text:span><text:span text:style-name="T132">CUR$</text:span><text:span text:style-name="T13">; </text:span><text:span text:style-name="T132">CUR$</text:span><text:span text:style-name="T13">=</text:span><text:span text:style-name="T17">dl</text:span><text:span text:style-name="T13">;</text:span></text:p>
            <text:p text:style-name="P2"><text:span text:style-name="T13"><text:tab/></text:span><text:span text:style-name="T13"> <text:s/></text:span><text:span text:style-name="T15">// From now on the object is in attached state.</text:span></text:p>
            <text:p text:style-name="P2"><text:span text:style-name="T13"><text:tab/></text:span><text:span text:style-name="T13"> <text:s/></text:span><text:span text:style-name="T15">// It is no longer a component head.</text:span></text:p>
            <text:p text:style-name="P2"><text:span text:style-name="T13"><text:tab/></text:span><text:span text:style-name="T13"> <text:s/></text:span><text:span text:style-name="T17">ins</text:span><text:span text:style-name="T13">.</text:span><text:span text:style-name="T16">STATE$</text:span><text:span text:style-name="T13">=OperationalState.</text:span><text:span text:style-name="T133">attached</text:span><text:span text:style-name="T13">;</text:span></text:p>
            <text:p text:style-name="P2"><text:span text:style-name="T13"><text:tab/></text:span><text:span text:style-name="T13"> <text:s/></text:span><text:span text:style-name="T134">updateContextVector</text:span><text:span text:style-name="T13">();</text:span></text:p>
            <text:p text:style-name="P2"><text:span text:style-name="T13"><text:tab/></text:span><text:span text:style-name="T13"> <text:s/></text:span><text:span text:style-name="T13">swapThreads(</text:span><text:span text:style-name="T17">ins</text:span><text:span text:style-name="T13">.</text:span><text:span text:style-name="T16">DL$</text:span><text:span text:style-name="T13">);</text:span></text:p>
            <text:p text:style-name="P2"><text:span text:style-name="T13"><text:tab/></text:span><text:span text:style-name="T13">}</text:span></text:p>
          </draw:text-box>
        </draw:frame>
      </draw:page>
      <draw:page draw:name="page31" draw:style-name="dp1" draw:master-page-name="Standard">
        <draw:frame draw:style-name="gr83" draw:layer="layout" svg:width="17cm" svg:height="23cm" svg:x="2.1cm" svg:y="4cm">
          <draw:text-box>
            <text:p text:style-name="P2"><text:span text:style-name="T13"><text:tab/></text:span><text:span text:style-name="T14">public</text:span><text:span text:style-name="T13"> </text:span><text:span text:style-name="T14">void</text:span><text:span text:style-name="T13"> resume(RTObject$ </text:span><text:span text:style-name="T17">ins</text:span><text:span text:style-name="T13">)</text:span></text:p>
            <text:p text:style-name="P2"><text:span text:style-name="T13"><text:tab/></text:span><text:span text:style-name="T13">{ RTObject$ </text:span><text:span text:style-name="T17">comp</text:span><text:span text:style-name="T13">; <text:s text:c="2"/></text:span><text:span text:style-name="T15">// <text:s/>Component head.</text:span></text:p>
            <text:p text:style-name="P2"><text:span text:style-name="T13"><text:tab/></text:span><text:span text:style-name="T13"> <text:s/></text:span><text:span text:style-name="T13">RTObject$ </text:span><text:span text:style-name="T17">mainSL</text:span><text:span text:style-name="T13">; </text:span><text:span text:style-name="T15">// <text:s/>Static enclosure of main component head.</text:span></text:p>
            <text:p text:style-name="P2"><text:span text:style-name="T13"><text:tab/></text:span><text:span text:style-name="T13"> <text:s/></text:span><text:span text:style-name="T13">RTObject$ </text:span><text:span text:style-name="T17">main</text:span><text:span text:style-name="T13">; <text:s text:c="2"/></text:span><text:span text:style-name="T15">// <text:s/>The head of the main component and also</text:span></text:p>
            <text:p text:style-name="P2"><text:span text:style-name="T13"><text:tab/></text:span><text:span text:style-name="T13"> <text:s text:c="19"/></text:span><text:span text:style-name="T15">// <text:s/>the head of the quasi-parallel system.</text:span></text:p>
            <text:p text:style-name="P2"><text:span text:style-name="T13"><text:tab/></text:span><text:span text:style-name="T13"> <text:s/></text:span><text:span text:style-name="T14">if</text:span><text:span text:style-name="T13">(</text:span><text:span text:style-name="T17">ins</text:span><text:span text:style-name="T13">==</text:span><text:span text:style-name="T14">null</text:span><text:span text:style-name="T13">) </text:span><text:span text:style-name="T14">throw</text:span><text:span text:style-name="T13"> </text:span><text:span text:style-name="T14">new</text:span><text:span text:style-name="T13"> RuntimeException(</text:span><text:span text:style-name="T21">"Resume(x): x is none."</text:span><text:span text:style-name="T13">);</text:span></text:p>
            <text:p text:style-name="P2"><text:span text:style-name="T13"><text:tab/></text:span><text:span text:style-name="T13"> </text:span></text:p>
            <text:p text:style-name="P2"><text:span text:style-name="T13"><text:tab/></text:span><text:span text:style-name="T13"> <text:s/></text:span><text:span text:style-name="T14">if</text:span><text:span text:style-name="T13">(</text:span><text:span text:style-name="T17">ins</text:span><text:span text:style-name="T13">.</text:span><text:span text:style-name="T16">STATE$</text:span><text:span text:style-name="T13">!=OperationalState.</text:span><text:span text:style-name="T133">resumed</text:span><text:span text:style-name="T13">) </text:span><text:span text:style-name="T15">// A no-operation?</text:span></text:p>
            <text:p text:style-name="P2"><text:span text:style-name="T13"><text:tab/></text:span><text:span text:style-name="T13"> <text:s/></text:span><text:span text:style-name="T13">{ </text:span><text:span text:style-name="T15">// The object to be resumed must be local to a system head.</text:span></text:p>
            <text:p text:style-name="P2"><text:span text:style-name="T13"><text:tab/></text:span><text:span text:style-name="T13"> <text:s text:c="3"/></text:span><text:span text:style-name="T17">main</text:span><text:span text:style-name="T13">=</text:span><text:span text:style-name="T17">ins</text:span><text:span text:style-name="T13">.</text:span><text:span text:style-name="T16">SL$</text:span><text:span text:style-name="T13">;</text:span></text:p>
            <text:p text:style-name="P2"><text:span text:style-name="T13"><text:tab/></text:span><text:span text:style-name="T13"> <text:s text:c="3"/></text:span><text:span text:style-name="T14">if</text:span><text:span text:style-name="T13">(!</text:span><text:span text:style-name="T17">main</text:span><text:span text:style-name="T13">.isQPSystemBlock()) </text:span><text:span text:style-name="T14">throw</text:span></text:p>
            <text:p text:style-name="P2"><text:span text:style-name="T13"><text:tab/></text:span><text:span text:style-name="T13"> <text:s/></text:span><text:span text:style-name="T13"><text:tab/></text:span><text:span text:style-name="T13"> <text:s text:c="4"/></text:span><text:span text:style-name="T14">new</text:span><text:span text:style-name="T13"> RuntimeException(</text:span><text:span text:style-name="T21">"Resume(x): x is not local”</text:span></text:p>
            <text:p text:style-name="P2"><text:span text:style-name="T21"><text:s text:c="37"/></text:span><text:span text:style-name="T21">+” to sub-block or prefixed block."</text:span><text:span text:style-name="T13">);</text:span></text:p>
            <text:p text:style-name="P2"><text:span text:style-name="T135"/></text:p>
            <text:p text:style-name="P2"><text:span text:style-name="T13"><text:tab/></text:span><text:span text:style-name="T13"> <text:s text:c="3"/></text:span><text:span text:style-name="T14">if</text:span><text:span text:style-name="T13">(</text:span><text:span text:style-name="T17">ins</text:span><text:span text:style-name="T13">.</text:span><text:span text:style-name="T16">STATE$</text:span><text:span text:style-name="T13">!=OperationalState.</text:span><text:span text:style-name="T133">detached</text:span><text:span text:style-name="T13">) </text:span><text:span text:style-name="T14">throw</text:span></text:p>
            <text:p text:style-name="P2"><text:span text:style-name="T13"><text:tab/></text:span><text:span text:style-name="T13"> <text:s text:c="8"/></text:span><text:span text:style-name="T14">new</text:span><text:span text:style-name="T13"> RuntimeException(</text:span><text:span text:style-name="T21">"Resume(x): x is not in detached state”</text:span></text:p>
            <text:p text:style-name="P2"><text:span text:style-name="T21"><text:s text:c="35"/></text:span><text:span text:style-name="T21">+” but "</text:span><text:span text:style-name="T13">+</text:span><text:span text:style-name="T17">ins</text:span><text:span text:style-name="T13">.</text:span><text:span text:style-name="T16">STATE$</text:span><text:span text:style-name="T13">);</text:span></text:p>
            <text:p text:style-name="P2"><text:span text:style-name="T13"><text:tab/></text:span><text:span text:style-name="T13"> <text:s text:c="3"/></text:span><text:span text:style-name="T15">// Find the operating component of the quasi-parallel system.</text:span></text:p>
            <text:p text:style-name="P2"><text:span text:style-name="T13"><text:tab/></text:span><text:span text:style-name="T13"> <text:s text:c="3"/></text:span><text:span text:style-name="T17">comp</text:span><text:span text:style-name="T13">=</text:span><text:span text:style-name="T132">CUR$</text:span><text:span text:style-name="T13">; </text:span><text:span text:style-name="T17">mainSL</text:span><text:span text:style-name="T13">=</text:span><text:span text:style-name="T17">main</text:span><text:span text:style-name="T13">.</text:span><text:span text:style-name="T16">SL$</text:span><text:span text:style-name="T13">;</text:span></text:p>
            <text:p text:style-name="P2"><text:span text:style-name="T13"><text:tab/></text:span><text:span text:style-name="T13"> <text:s text:c="3"/></text:span><text:span text:style-name="T14">while</text:span><text:span text:style-name="T13">(</text:span><text:span text:style-name="T17">comp</text:span><text:span text:style-name="T13">.</text:span><text:span text:style-name="T16">DL$</text:span><text:span text:style-name="T13">!=</text:span><text:span text:style-name="T17">mainSL</text:span><text:span text:style-name="T13">)</text:span></text:p>
            <text:p text:style-name="P2"><text:span text:style-name="T13"><text:tab/></text:span><text:span text:style-name="T13"> <text:s text:c="3"/></text:span><text:span text:style-name="T13">{ Util.</text:span><text:span text:style-name="T134">ASSERT</text:span><text:span text:style-name="T13">(</text:span><text:span text:style-name="T17">comp</text:span><text:span text:style-name="T13">.</text:span><text:span text:style-name="T16">DL$</text:span><text:span text:style-name="T13">!=</text:span><text:span text:style-name="T17">comp</text:span><text:span text:style-name="T13">,</text:span><text:span text:style-name="T21">"Invariant"</text:span><text:span text:style-name="T13">);</text:span></text:p>
            <text:p text:style-name="P2"><text:span text:style-name="T13"><text:tab/></text:span><text:span text:style-name="T13"> <text:s text:c="3"/></text:span><text:span text:style-name="T13"><text:tab/></text:span><text:span text:style-name="T17">comp</text:span><text:span text:style-name="T13">=</text:span><text:span text:style-name="T17">comp</text:span><text:span text:style-name="T13">.</text:span><text:span text:style-name="T16">DL$</text:span><text:span text:style-name="T13">;</text:span></text:p>
            <text:p text:style-name="P2"><text:span text:style-name="T13"><text:tab/></text:span><text:span text:style-name="T13"> <text:s text:c="3"/></text:span><text:span text:style-name="T13">}</text:span></text:p>
            <text:p text:style-name="P2"><text:span text:style-name="T13"><text:tab/></text:span><text:span text:style-name="T13"> <text:s text:c="3"/></text:span><text:span text:style-name="T14">if</text:span><text:span text:style-name="T13">(</text:span><text:span text:style-name="T17">comp</text:span><text:span text:style-name="T13">.</text:span><text:span text:style-name="T16">STATE$</text:span><text:span text:style-name="T13">==OperationalState.</text:span><text:span text:style-name="T133">resumed</text:span><text:span text:style-name="T13">)</text:span></text:p>
            <text:p text:style-name="P2"><text:span text:style-name="T13"><text:s text:c="20"/></text:span><text:span text:style-name="T17">comp</text:span><text:span text:style-name="T13">.</text:span><text:span text:style-name="T16">STATE$</text:span><text:span text:style-name="T13">=OperationalState.</text:span><text:span text:style-name="T133">detached</text:span><text:span text:style-name="T13">;</text:span></text:p>
            <text:p text:style-name="P2"><text:span text:style-name="T13"><text:tab/></text:span><text:span text:style-name="T13"> <text:s text:c="3"/></text:span><text:span text:style-name="T15">// Rotate the contents of 'ins.dl', 'comp.dl' and 'CUR$'.</text:span></text:p>
            <text:p text:style-name="P2"><text:span text:style-name="T13"><text:tab/></text:span><text:span text:style-name="T13"> <text:s text:c="3"/></text:span><text:span text:style-name="T15">// Invariant: <text:s text:c="2"/>comp.DL$ = mainSL</text:span></text:p>
            <text:p text:style-name="P2"><text:span text:style-name="T13"><text:tab/></text:span><text:span text:style-name="T13"> <text:s text:c="3"/></text:span><text:span text:style-name="T15">// <text:s/>&lt;ins.DL$,comp.DL$,CUR$&gt;=&lt;comp.DL$,CUR$,ins.DL$&gt;</text:span></text:p>
            <text:p text:style-name="P2"><text:span text:style-name="T13"><text:tab/></text:span><text:span text:style-name="T13"> <text:s text:c="3"/></text:span><text:span text:style-name="T17">comp</text:span><text:span text:style-name="T13">.</text:span><text:span text:style-name="T16">DL$</text:span><text:span text:style-name="T13">=</text:span><text:span text:style-name="T132">CUR$</text:span><text:span text:style-name="T13">; </text:span><text:span text:style-name="T132">CUR$</text:span><text:span text:style-name="T13">=</text:span><text:span text:style-name="T17">ins</text:span><text:span text:style-name="T13">.</text:span><text:span text:style-name="T16">DL$</text:span><text:span text:style-name="T13">; </text:span><text:span text:style-name="T17">ins</text:span><text:span text:style-name="T13">.</text:span><text:span text:style-name="T16">DL$</text:span><text:span text:style-name="T13">=</text:span><text:span text:style-name="T17">mainSL</text:span><text:span text:style-name="T13">;</text:span></text:p>
            <text:p text:style-name="P2"><text:span text:style-name="T13"><text:tab/></text:span><text:span text:style-name="T13"> <text:s text:c="3"/></text:span><text:span text:style-name="T17">ins</text:span><text:span text:style-name="T13">.</text:span><text:span text:style-name="T16">STATE$</text:span><text:span text:style-name="T13">=OperationalState.</text:span><text:span text:style-name="T133">resumed</text:span><text:span text:style-name="T13">;</text:span></text:p>
            <text:p text:style-name="P2"><text:span text:style-name="T13"><text:tab/></text:span><text:span text:style-name="T13"><text:tab/></text:span><text:span text:style-name="T134">updateContextVector</text:span><text:span text:style-name="T13">();</text:span></text:p>
            <text:p text:style-name="P2"><text:span text:style-name="T13"><text:tab/></text:span><text:span text:style-name="T13"> <text:s text:c="3"/></text:span><text:span text:style-name="T13">swapThreads(</text:span><text:span text:style-name="T17">comp</text:span><text:span text:style-name="T13">.</text:span><text:span text:style-name="T16">DL$</text:span><text:span text:style-name="T13">);</text:span></text:p>
            <text:p text:style-name="P2"><text:span text:style-name="T13"><text:tab/></text:span><text:span text:style-name="T13"> <text:s/></text:span><text:span text:style-name="T13">}</text:span></text:p>
            <text:p text:style-name="P2"><text:span text:style-name="T13"><text:tab/></text:span><text:span text:style-name="T13">}</text:span></text:p>
          </draw:text-box>
        </draw:frame>
      </draw:page>
      <draw:page draw:name="page32" draw:style-name="dp1" draw:master-page-name="Standard">
        <draw:frame draw:style-name="gr83" draw:layer="layout" svg:width="17.2cm" svg:height="23cm" svg:x="2cm" svg:y="4cm">
          <draw:text-box>
            <text:p text:style-name="P2"><text:span text:style-name="T13"><text:tab/></text:span><text:span text:style-name="T14">public</text:span><text:span text:style-name="T13"> </text:span><text:span text:style-name="T14">void</text:span><text:span text:style-name="T13"> EBLK()</text:span></text:p>
            <text:p text:style-name="P2"><text:span text:style-name="T13"><text:tab/></text:span><text:span text:style-name="T13"> <text:s/></text:span><text:span text:style-name="T13">{ RTObject$ </text:span><text:span text:style-name="T17">dl</text:span><text:span text:style-name="T13">; <text:s text:c="2"/></text:span><text:span text:style-name="T15">// A temporary to the instance dynamically</text:span></text:p>
            <text:p text:style-name="P2"><text:span text:style-name="T13"><text:tab/></text:span><text:span text:style-name="T13"> <text:s text:c="19"/></text:span><text:span text:style-name="T15">// enclosing the resumed object ('CUR$').</text:span></text:p>
            <text:p text:style-name="P2"><text:span text:style-name="T13"><text:tab/></text:span><text:span text:style-name="T13"> <text:s text:c="3"/></text:span><text:span text:style-name="T13">RTObject$ </text:span><text:span text:style-name="T17">main</text:span><text:span text:style-name="T13">; </text:span><text:span text:style-name="T15">// The head of the main component and also</text:span></text:p>
            <text:p text:style-name="P2"><text:span text:style-name="T13"><text:tab/></text:span><text:span text:style-name="T13"> <text:s text:c="19"/></text:span><text:span text:style-name="T15">// the head of the quasi-parallel system.</text:span></text:p>
            <text:p text:style-name="P2"><text:span text:style-name="T13"><text:tab/></text:span><text:span text:style-name="T13"> <text:s text:c="3"/></text:span></text:p>
            <text:p text:style-name="P2"><text:span text:style-name="T13"><text:tab/></text:span><text:span text:style-name="T13"> <text:s text:c="3"/></text:span><text:span text:style-name="T15">// Treat the attached case first, it is probably most common.</text:span></text:p>
            <text:p text:style-name="P2"><text:span text:style-name="T13"><text:tab/></text:span><text:span text:style-name="T13"> <text:s text:c="3"/></text:span><text:span text:style-name="T14">if</text:span><text:span text:style-name="T13">(</text:span><text:span text:style-name="T132">CUR$</text:span><text:span text:style-name="T13">.</text:span><text:span text:style-name="T16">STATE$</text:span><text:span text:style-name="T13">==OperationalState.</text:span><text:span text:style-name="T133">attached</text:span><text:span text:style-name="T13">) {</text:span></text:p>
            <text:p text:style-name="P2"><text:span text:style-name="T13"><text:tab/></text:span><text:span text:style-name="T13"> <text:s text:c="3"/></text:span><text:span text:style-name="T13"><text:tab/></text:span><text:span text:style-name="T132">CUR$</text:span><text:span text:style-name="T13">.</text:span><text:span text:style-name="T16">STATE$</text:span><text:span text:style-name="T13">=OperationalState.</text:span><text:span text:style-name="T133">terminated</text:span><text:span text:style-name="T13">;</text:span></text:p>
            <text:p text:style-name="P2"><text:span text:style-name="T13"><text:tab/></text:span><text:span text:style-name="T13"> <text:s text:c="5"/></text:span><text:span text:style-name="T15">// <text:s/>Make the dynamic enclosure the new current instance.</text:span></text:p>
            <text:p text:style-name="P2"><text:span text:style-name="T13"><text:tab/></text:span><text:span text:style-name="T13"> <text:s text:c="5"/></text:span><text:span text:style-name="T132">CUR$</text:span><text:span text:style-name="T13">=</text:span><text:span text:style-name="T132">CUR$</text:span><text:span text:style-name="T13">.</text:span><text:span text:style-name="T16">DL$</text:span><text:span text:style-name="T13">;</text:span></text:p>
            <text:p text:style-name="P2"><text:span text:style-name="T13"><text:tab/></text:span><text:span text:style-name="T13"> <text:s text:c="3"/></text:span><text:span text:style-name="T13">} </text:span><text:span text:style-name="T14">else</text:span><text:span text:style-name="T13"> </text:span><text:span text:style-name="T14">if</text:span><text:span text:style-name="T13">(</text:span><text:span text:style-name="T132">CUR$</text:span><text:span text:style-name="T13">.</text:span><text:span text:style-name="T16">STATE$</text:span><text:span text:style-name="T13">==OperationalState.</text:span><text:span text:style-name="T133">resumed</text:span><text:span text:style-name="T13">) {</text:span></text:p>
            <text:p text:style-name="P2"><text:span text:style-name="T13"><text:tab/></text:span><text:span text:style-name="T13"> <text:s text:c="5"/></text:span><text:span text:style-name="T15">// Treat the case of a resumed and operating object.</text:span></text:p>
            <text:p text:style-name="P2"><text:span text:style-name="T13"><text:tab/></text:span><text:span text:style-name="T13"> <text:s text:c="5"/></text:span><text:span text:style-name="T15">// <text:s/>It is the head of an object component. The class</text:span></text:p>
            <text:p text:style-name="P2"><text:span text:style-name="T13"><text:tab/></text:span><text:span text:style-name="T13"> <text:s text:c="5"/></text:span><text:span text:style-name="T15">// <text:s/>object enters the terminated state, and the object component</text:span></text:p>
            <text:p text:style-name="P2"><text:span text:style-name="T13"><text:tab/></text:span><text:span text:style-name="T13"> <text:s text:c="5"/></text:span><text:span text:style-name="T15">// <text:s/>disappears from its system. The main component of that system</text:span></text:p>
            <text:p text:style-name="P2"><text:span text:style-name="T13"><text:tab/></text:span><text:span text:style-name="T13"> <text:s text:c="5"/></text:span><text:span text:style-name="T15">// <text:s/>takes its place as the operating component of the system.</text:span></text:p>
            <text:p text:style-name="P2"><text:span text:style-name="T13"><text:tab/></text:span><text:span text:style-name="T13"> <text:s text:c="5"/></text:span><text:span text:style-name="T15">// <text:s/>Invariant: <text:s/>CUR$.STATE$ = resumed <text:s/>and <text:s/>CUR$.DL = main.SL</text:span></text:p>
            <text:p text:style-name="P2"><text:span text:style-name="T13"><text:tab/></text:span><text:span text:style-name="T13"> <text:s text:c="5"/></text:span><text:span text:style-name="T132">CUR$</text:span><text:span text:style-name="T13">.</text:span><text:span text:style-name="T16">STATE$</text:span><text:span text:style-name="T13">=OperationalState.</text:span><text:span text:style-name="T133">terminated</text:span><text:span text:style-name="T13">;</text:span></text:p>
            <text:p text:style-name="P2"><text:span text:style-name="T13"><text:tab/></text:span><text:span text:style-name="T13"> <text:s text:c="5"/></text:span><text:span text:style-name="T15">// <text:s/>Find main component (and system) head. It must be the static</text:span></text:p>
            <text:p text:style-name="P2"><text:span text:style-name="T13"><text:tab/></text:span><text:span text:style-name="T13"> <text:s text:c="5"/></text:span><text:span text:style-name="T15">// <text:s/>enclosure since the object has been RESUMEd.</text:span></text:p>
            <text:p text:style-name="P2"><text:span text:style-name="T13"><text:tab/></text:span><text:span text:style-name="T13"> <text:s text:c="5"/></text:span><text:span text:style-name="T17">main</text:span><text:span text:style-name="T13">=</text:span><text:span text:style-name="T132">CUR$</text:span><text:span text:style-name="T13">.</text:span><text:span text:style-name="T16">SL$</text:span><text:span text:style-name="T13">;</text:span></text:p>
            <text:p text:style-name="P2"><text:span text:style-name="T13"><text:tab/></text:span><text:span text:style-name="T13"> <text:s text:c="5"/></text:span><text:span text:style-name="T15">// <text:s/>The main component becomes the operating component.</text:span></text:p>
            <text:p text:style-name="P2"><text:span text:style-name="T13"><text:tab/></text:span><text:span text:style-name="T13"> <text:s text:c="5"/></text:span><text:span text:style-name="T17">dl</text:span><text:span text:style-name="T13">=</text:span><text:span text:style-name="T132">CUR$</text:span><text:span text:style-name="T13">.</text:span><text:span text:style-name="T16">DL$</text:span><text:span text:style-name="T13">; </text:span><text:span text:style-name="T132">CUR$</text:span><text:span text:style-name="T13">.</text:span><text:span text:style-name="T16">DL$</text:span><text:span text:style-name="T13">=</text:span><text:span text:style-name="T14">null</text:span><text:span text:style-name="T13">;</text:span></text:p>
            <text:p text:style-name="P2"><text:span text:style-name="T13"><text:tab/></text:span><text:span text:style-name="T13"> <text:s text:c="5"/></text:span><text:span text:style-name="T132">CUR$</text:span><text:span text:style-name="T13">=</text:span><text:span text:style-name="T17">main</text:span><text:span text:style-name="T13">.</text:span><text:span text:style-name="T16">DL$</text:span><text:span text:style-name="T13">; </text:span><text:span text:style-name="T17">main</text:span><text:span text:style-name="T13">.</text:span><text:span text:style-name="T16">DL$</text:span><text:span text:style-name="T13">=</text:span><text:span text:style-name="T17">dl</text:span><text:span text:style-name="T13">;</text:span></text:p>
            <text:p text:style-name="P2"><text:span text:style-name="T15"><text:tab/></text:span><text:span text:style-name="T15"> <text:s text:c="3"/></text:span><text:span text:style-name="T15">}</text:span></text:p>
            <text:p text:style-name="P2"><text:span text:style-name="T13"><text:tab/></text:span><text:span text:style-name="T13"> <text:s text:c="3"/></text:span><text:span text:style-name="T14">if</text:span><text:span text:style-name="T13">(</text:span><text:span text:style-name="T132">CUR$</text:span><text:span text:style-name="T13">==</text:span><text:span text:style-name="T14">null</text:span><text:span text:style-name="T13"> || </text:span><text:span text:style-name="T132">CUR$</text:span><text:span text:style-name="T13">==</text:span><text:span text:style-name="T132">CTX$</text:span><text:span text:style-name="T13">) {</text:span></text:p>
            <text:p text:style-name="P2"><text:span text:style-name="T13"><text:tab/></text:span><text:span text:style-name="T13"> <text:s text:c="6"/></text:span><text:span text:style-name="T132">SYSOUT$</text:span><text:span text:style-name="T13">.outimage();</text:span></text:p>
            <text:p text:style-name="P2"><text:span text:style-name="T136"><text:tab/></text:span><text:span text:style-name="T136"><text:tab/></text:span><text:span text:style-name="T137">// PROGRAM PASSES THROUGH FINAL END</text:span></text:p>
            <text:p text:style-name="P2"><text:span text:style-name="T13"><text:tab/></text:span><text:span text:style-name="T13"><text:tab/></text:span><text:span text:style-name="T135">System.</text:span><text:span text:style-name="T134">exit</text:span><text:span text:style-name="T135">(0);</text:span></text:p>
            <text:p text:style-name="P2"><text:span text:style-name="T13"><text:tab/></text:span><text:span text:style-name="T13"> <text:s text:c="3"/></text:span><text:span text:style-name="T13">} </text:span><text:span text:style-name="T14">else</text:span><text:span text:style-name="T13"> {</text:span></text:p>
            <text:p text:style-name="P2"><text:span text:style-name="T13"><text:tab/></text:span><text:span text:style-name="T13"><text:tab/></text:span><text:span text:style-name="T134">updateContextVector</text:span><text:span text:style-name="T13">();</text:span></text:p>
            <text:p text:style-name="P2"><text:span text:style-name="T13"><text:tab/></text:span><text:span text:style-name="T13"> <text:s text:c="5"/></text:span><text:span text:style-name="T14">if</text:span><text:span text:style-name="T13">(</text:span><text:span text:style-name="T14">this</text:span><text:span text:style-name="T13">.</text:span><text:span text:style-name="T16">THREAD$</text:span><text:span text:style-name="T13">!=</text:span><text:span text:style-name="T132">CUR$</text:span><text:span text:style-name="T13">.</text:span><text:span text:style-name="T16">THREAD$</text:span><text:span text:style-name="T13">)</text:span></text:p>
            <text:p text:style-name="P2"><text:span text:style-name="T13"><text:tab/></text:span><text:span text:style-name="T13"> <text:s text:c="5"/></text:span><text:span text:style-name="T13">{ </text:span><text:span text:style-name="T14">if</text:span><text:span text:style-name="T13">(</text:span><text:span text:style-name="T133">QPS_TRACING</text:span><text:span text:style-name="T13">) TRACE(</text:span><text:span text:style-name="T21">"Resume "</text:span><text:span text:style-name="T13">+</text:span><text:span text:style-name="T132">CUR$</text:span><text:span text:style-name="T13">.</text:span><text:span text:style-name="T16">THREAD$</text:span><text:span text:style-name="T13">);</text:span></text:p>
            <text:p text:style-name="P2"><text:span text:style-name="T13"><text:tab/></text:span><text:span text:style-name="T13"> <text:s text:c="7"/></text:span><text:span text:style-name="T132">CUR$</text:span><text:span text:style-name="T13">.</text:span><text:span text:style-name="T16">THREAD$</text:span><text:span text:style-name="T13">.</text:span><text:span text:style-name="T138">resume</text:span><text:span text:style-name="T139">()</text:span><text:span text:style-name="T13">;</text:span></text:p>
            <text:p text:style-name="P2"><text:span text:style-name="T13"><text:tab/></text:span><text:span text:style-name="T13"> <text:s text:c="7"/></text:span><text:span text:style-name="T14">if</text:span><text:span text:style-name="T13">(</text:span><text:span text:style-name="T133">QPS_TRACING</text:span><text:span text:style-name="T13">) TRACE(</text:span><text:span text:style-name="T21">"Terminate "</text:span><text:span text:style-name="T13">+</text:span><text:span text:style-name="T14">this</text:span><text:span text:style-name="T13">.</text:span><text:span text:style-name="T16">THREAD$</text:span><text:span text:style-name="T13">);</text:span></text:p>
            <text:p text:style-name="P2"><text:span text:style-name="T13"><text:tab/></text:span><text:span text:style-name="T13"> <text:s text:c="7"/></text:span><text:span text:style-name="T14">this</text:span><text:span text:style-name="T13">.</text:span><text:span text:style-name="T16">THREAD$</text:span><text:span text:style-name="T13">=</text:span><text:span text:style-name="T14">null</text:span><text:span text:style-name="T13">; </text:span><text:span text:style-name="T15">// Leave it to the GarbageCollector</text:span></text:p>
            <text:p text:style-name="P2"><text:span text:style-name="T13"><text:tab/></text:span><text:span text:style-name="T13"> <text:s text:c="5"/></text:span><text:span text:style-name="T13">}</text:span></text:p>
            <text:p text:style-name="P2"><text:span text:style-name="T13"><text:tab/></text:span><text:span text:style-name="T13"> <text:s text:c="3"/></text:span><text:span text:style-name="T13">}</text:span></text:p>
            <text:p text:style-name="P2"><text:span text:style-name="T13"><text:tab/></text:span><text:span text:style-name="T13"> <text:s/></text:span><text:span text:style-name="T13">}</text:span></text:p>
          </draw:text-box>
        </draw:frame>
      </draw:page>
      <draw:page draw:name="page33" draw:style-name="dp1" draw:master-page-name="Standard">
        <draw:frame draw:style-name="gr84" draw:text-style-name="P18" draw:layer="layout" svg:width="19.1cm" svg:height="2.004cm" svg:x="1cm" svg:y="1cm">
          <draw:text-box>
            <text:p><text:span text:style-name="T140">5. Byte Code Engineering.</text:span></text:p>
            <text:p><text:span text:style-name="T141"/></text:p>
            <text:p><text:span text:style-name="T62">xxxxx</text:span></text:p>
          </draw:text-box>
        </draw:frame>
      </draw:page>
      <draw:page draw:name="page34" draw:style-name="dp1" draw:master-page-name="Standard">
        <draw:frame draw:style-name="gr85" draw:text-style-name="P10" draw:layer="layout" svg:width="19.103cm" svg:height="3.971cm" svg:x="1cm" svg:y="1cm">
          <draw:text-box>
            <text:p><text:span text:style-name="T49">Goto Local Label – Bytekode Mekking <text:s/>(GROV SKISSE)</text:span></text:p>
            <text:p><text:span text:style-name="T49"/></text:p>
            <text:p><text:span text:style-name="T2"/></text:p>
            <text:p><text:span text:style-name="T12">En samling lokale labler i et objekt fører til at 'statements' metoden endres slik at den</text:span></text:p>
            <text:p><text:span text:style-name="T12">starter med en hopp-tabell. Hver entry er et hopp til en lokal label:</text:span></text:p>
            <text:p><text:span text:style-name="T49"/></text:p>
          </draw:text-box>
        </draw:frame>
        <draw:rect draw:style-name="gr19" draw:text-style-name="P7" draw:layer="layout" svg:width="8cm" svg:height="5cm" svg:x="2.1cm" svg:y="6cm">
          <text:p/>
        </draw:rect>
        <draw:frame draw:style-name="gr86" draw:text-style-name="P10" draw:layer="layout" svg:width="6.979cm" svg:height="4.691cm" svg:x="2.5cm" svg:y="6.209cm">
          <draw:text-box>
            <text:p><text:span text:style-name="T12"><text:s/></text:span><text:span text:style-name="T12">0: getfield <text:s text:c="5"/>#17 <text:s/>// Field lsc</text:span></text:p>
            <text:p><text:span text:style-name="T12"><text:s/></text:span><text:span text:style-name="T12">3: tableswitch <text:s text:c="2"/>{ <text:s text:c="3"/>// 0 to n</text:span></text:p>
            <text:p><text:span text:style-name="T12"><text:s text:c="17"/></text:span><text:span text:style-name="T12">0: 32</text:span></text:p>
            <text:p><text:span text:style-name="T12"><text:s text:c="17"/></text:span><text:span text:style-name="T12">1: 58</text:span></text:p>
            <text:p><text:span text:style-name="T12"><text:s text:c="21"/></text:span><text:span text:style-name="T12">...</text:span></text:p>
            <text:p><text:span text:style-name="T12"><text:s text:c="16"/></text:span><text:span text:style-name="T12">n: 174</text:span></text:p>
            <text:p><text:span text:style-name="T12"><text:s text:c="8"/></text:span><text:span text:style-name="T12">default: 274</text:span></text:p>
            <text:p><text:span text:style-name="T12"><text:s text:c="6"/></text:span><text:span text:style-name="T12">}</text:span></text:p>
          </draw:text-box>
        </draw:frame>
        <draw:frame draw:style-name="gr87" draw:text-style-name="P1" draw:layer="layout" svg:width="7.902cm" svg:height="1.673cm" svg:x="11.6cm" svg:y="6cm">
          <draw:text-box>
            <text:p><text:span text:style-name="T2">Variabelen 'lsc' er attributt i Objektet og</text:span></text:p>
            <text:p><text:span text:style-name="T2">settes til en passende Label-index forut</text:span></text:p>
            <text:p><text:span text:style-name="T2">for metode-kallet. </text:span></text:p>
          </draw:text-box>
        </draw:frame>
        <draw:frame draw:style-name="gr88" draw:text-style-name="P10" draw:layer="layout" svg:width="13.1cm" svg:height="7.221cm" svg:x="3.1cm" svg:y="12.1cm">
          <draw:text-box>
            <text:p><text:span text:style-name="T12">Et lokal goto-statement vil bli kodet til en slik Java-kode:</text:span></text:p>
            <text:p><text:span text:style-name="T49"/></text:p>
            <text:p text:style-name="P2"><text:span text:style-name="T10"><text:s text:c="10"/></text:span><text:span text:style-name="T10">GOTO(</text:span><text:span text:style-name="T142">$M</text:span><text:span text:style-name="T10">); </text:span><text:span text:style-name="T143">// GOTO LOCAL LABEL</text:span></text:p>
            <text:p text:style-name="P2"><text:span text:style-name="T143"/></text:p>
            <text:p text:style-name="P2"><text:span text:style-name="T144">Som fører til denne byte-koden:</text:span></text:p>
            <text:p text:style-name="P2"><text:span text:style-name="T144"/></text:p>
            <text:p text:style-name="P2"><text:span text:style-name="T145"><text:s text:c="20"/></text:span><text:span text:style-name="T145">123: <text:s text:c="2"/>getfield</text:span><text:span text:style-name="T145"><text:tab/></text:span><text:span text:style-name="T145"><text:tab/></text:span><text:span text:style-name="T145">$M</text:span></text:p>
            <text:p text:style-name="P2"><text:span text:style-name="T145"><text:s text:c="20"/></text:span><text:span text:style-name="T145">126: <text:s text:c="2"/>invokevirtual</text:span><text:span text:style-name="T145"><text:tab/></text:span><text:span text:style-name="T145">GOTO</text:span></text:p>
            <text:p text:style-name="P2"><text:span text:style-name="T144"/></text:p>
            <text:p text:style-name="P2"><text:span text:style-name="T144">Dette blir gjenkjent og erstattet med:</text:span></text:p>
            <text:p text:style-name="P2"><text:span text:style-name="T144"/></text:p>
            <text:p text:style-name="P2"><text:span text:style-name="T144"><text:s text:c="17"/></text:span><text:span text:style-name="T146">123: <text:s/>goto <text:s/>#58</text:span></text:p>
          </draw:text-box>
        </draw:frame>
        <draw:frame draw:style-name="gr89" draw:text-style-name="P8" draw:layer="layout" svg:width="13.562cm" svg:height="7.235cm" svg:x="2.2cm" svg:y="20.5cm">
          <draw:text-box>
            <text:p><text:span text:style-name="T12">En label-definition M: vil bli kodet til slik Java-kode:</text:span></text:p>
            <text:p><text:span text:style-name="T12"/></text:p>
            <text:p text:style-name="P2"><text:span text:style-name="T147"><text:s text:c="11"/></text:span><text:span text:style-name="T147">$M</text:span><text:span text:style-name="T148">=</text:span><text:span text:style-name="T149">new</text:span><text:span text:style-name="T10"> LABEL(</text:span><text:span text:style-name="T150">"M"</text:span><text:span text:style-name="T10">);</text:span></text:p>
            <text:p text:style-name="P2"><text:span text:style-name="T10"/></text:p>
            <text:p text:style-name="P2"><text:span text:style-name="T151">Som fører til denne byte-koden:</text:span></text:p>
            <text:p text:style-name="P2"><text:span text:style-name="T151"/></text:p>
            <text:p text:style-name="P2"><text:span text:style-name="T152">61:</text:span><text:span text:style-name="T152"><text:tab/></text:span><text:span text:style-name="T152">new</text:span><text:span text:style-name="T152"><text:tab/></text:span><text:span text:style-name="T152"><text:tab/></text:span><text:span text:style-name="T152">&lt;RTObject$LABEL&gt;</text:span></text:p>
            <text:p text:style-name="P2"><text:span text:style-name="T152">64:</text:span><text:span text:style-name="T152"><text:tab/></text:span><text:span text:style-name="T152">dup</text:span></text:p>
            <text:p text:style-name="P2"><text:span text:style-name="T152">65:</text:span><text:span text:style-name="T152"><text:tab/></text:span><text:span text:style-name="T152">aload_0</text:span></text:p>
            <text:p text:style-name="P2"><text:span text:style-name="T152">66:</text:span><text:span text:style-name="T152"><text:tab/></text:span><text:span text:style-name="T152">ldc</text:span><text:span text:style-name="T152"><text:tab/></text:span><text:span text:style-name="T152"><text:tab/></text:span><text:span text:style-name="T152">"M" </text:span></text:p>
            <text:p text:style-name="P2"><text:span text:style-name="T152">68:</text:span><text:span text:style-name="T152"><text:tab/></text:span><text:span text:style-name="T152">invokespecial</text:span><text:span text:style-name="T152"><text:tab/></text:span><text:span text:style-name="T152">RTObject$LABEL.&lt;init&gt;</text:span></text:p>
            <text:p text:style-name="P2"><text:span text:style-name="T152">71:</text:span><text:span text:style-name="T152"><text:tab/></text:span><text:span text:style-name="T152">putfield</text:span><text:span text:style-name="T152"><text:tab/></text:span><text:span text:style-name="T152"><text:tab/></text:span><text:span text:style-name="T152">$M</text:span></text:p>
            <text:p><text:span text:style-name="T12"/></text:p>
            <text:p text:style-name="P2"><text:span text:style-name="T151">Som blir fjernet. Vi bare 'husker' at adressen '61' er label M.</text:span></text:p>
          </draw:text-box>
        </draw:frame>
      </draw:page>
      <draw:page draw:name="page35" draw:style-name="dp1" draw:master-page-name="Standard"/>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8-08-20T15:49:10.80</dc:date>
    <dc:creator>Øystein Myhre Andersen</dc:creator>
    <meta:editing-duration>P2DT8H14M36S</meta:editing-duration>
    <meta:editing-cycles>51</meta:editing-cycles>
    <meta:generator>OpenOffice/4.1.5$Win32 OpenOffice.org_project/415m1$Build-9789</meta:generator>
    <meta:document-statistic meta:object-count="594"/>
  </office:meta>
</office:document-meta>
</file>